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25" style:family="table-column">
      <style:table-column-properties fo:break-before="auto" style:column-width="3.0016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4102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10.0028in"/>
    </style:style>
    <style:style style:name="co34" style:family="table-column">
      <style:table-column-properties fo:break-before="auto" style:column-width="0.6965in"/>
    </style:style>
    <style:style style:name="co35" style:family="table-column">
      <style:table-column-properties fo:break-before="auto" style:column-width="3.2591in"/>
    </style:style>
    <style:style style:name="co36" style:family="table-column">
      <style:table-column-properties fo:break-before="auto" style:column-width="0.8575in"/>
    </style:style>
    <style:style style:name="co37" style:family="table-column">
      <style:table-column-properties fo:break-before="auto" style:column-width="2.4016in"/>
    </style:style>
    <style:style style:name="co38" style:family="table-column">
      <style:table-column-properties fo:break-before="auto" style:column-width="0.868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7" style:family="table-cell" style:parent-style-name="Default">
      <style:table-cell-properties fo:background-color="#000000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4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5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59" style:family="table-cell" style:parent-style-name="Default">
      <style:text-properties fo:font-size="10pt" style:font-size-asian="10pt" style:font-size-complex="10pt"/>
    </style:style>
    <style:style style:name="ce60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61" style:family="table-cell" style:parent-style-name="Default" style:data-style-name="N37"/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2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63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6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20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122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23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24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12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12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129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31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32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33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3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37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138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  <style:style style:name="ce40" style:family="table-cell" style:parent-style-name="Default">
      <style:table-cell-properties fo:background-color="#000000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5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6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71" style:family="table-cell" style:parent-style-name="Default">
      <style:text-properties fo:font-size="10pt" style:font-size-asian="10pt" style:font-size-complex="10pt"/>
    </style:style>
    <style:style style:name="ce72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73" style:family="table-cell" style:parent-style-name="Default" style:data-style-name="N37"/>
    <style:style style:name="ce74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75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7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9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1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8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85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8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8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8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9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95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9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98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99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0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03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104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shamb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wolfd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ead wolve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hamb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ke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keleton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m4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farm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mtown2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slsir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sirine general correction, should be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larri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sirine general correction, should be humanoid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meial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sirine general correction, should be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sala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sirine general correction, should be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rine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sirine general correction, should be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rine_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sirine general correction, should be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rine_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sirine general correction, should be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rine0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sirine general correction, should be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elwasu</text:p>
          </table:table-cell>
          <table:table-cell office:value-type="string" calcext:value-type="string">
            <text:p>null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inconsistent race, all other skeletons are race skele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elsu01</text:p>
          </table:table-cell>
          <table:table-cell office:value-type="string" calcext:value-type="string">
            <text:p>null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inconsistent race, all other skeletons are race skele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elsu07</text:p>
          </table:table-cell>
          <table:table-cell office:value-type="string" calcext:value-type="string">
            <text:p>null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inconsistent race, all other skeletons are race skele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elsu11</text:p>
          </table:table-cell>
          <table:table-cell office:value-type="string" calcext:value-type="string">
            <text:p>null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inconsistent race, all other skeletons are race skele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icesa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IDS sync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8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bdshamb, null, 255, null, null, 0, null, null, null =&gt; bdshamb // tbd, cam: shambling mound consistency" calcext:value-type="string">
            <text:p><text:s text:c="2"/>bdshamb, null, 255, null, null, 0, null, null, null =&gt; bdshamb // tbd, cam: shambling mound consistency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bdwolfdr, null, null, 4, null, null, null, null, null =&gt; bdwolfdr // dread wolves are undead" calcext:value-type="string">
            <text:p><text:s text:c="2"/>bdwolfdr, null, null, 4, null, null, null, null, null =&gt; bdwolfdr // dread wolves are undead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bpshamb, 176, 255, null, null, null, null, null, null =&gt; bpshamb // tbd, cam: shambling mound consistency" calcext:value-type="string">
            <text:p><text:s text:c="2"/>bpshamb, 176, 255, null, null, null, null, null, null =&gt; bpshamb // tbd, cam: shambling mound consistency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bpskel, null, null, 4, null, null, null, null, null =&gt; bpskel // skeletons are undead" calcext:value-type="string">
            <text:p><text:s text:c="2"/>bpskel, null, null, 4, null, null, null, null, null =&gt; bpskel // skeletons are undead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farm4, null, null, null, null, null, null, farm4, null =&gt; farm4 // tbd, cam: part of dialogue fixes (see mtown2.dlg)" calcext:value-type="string">
            <text:p><text:s text:c="2"/>farm4, null, null, null, null, null, null, farm4, null =&gt; farm4 // tbd, cam: part of dialogue fixes (see mtown2.dlg)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globsham, 176, 255, 7, null, null, null, null, null =&gt; globsham // tbd, cam: shambling mound consistency" calcext:value-type="string">
            <text:p><text:s text:c="2"/>globsham, 176, 255, 7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housg1, null, null, null, null, null, null, housg1, null =&gt; housg1 // tbd, cam: part of dialogue fixes (see housg1.dlg)" calcext:value-type="string">
            <text:p><text:s text:c="2"/>housg1, null, null, null, null, null, null, housg1, null =&gt; housg1 // tbd, cam: part of dialogue fixes (see housg1.dlg)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housg2, null, null, null, null, null, null, housg2, null =&gt; housg2 // tbd, cam: part of dialogue fixes (see housg1.dlg)" calcext:value-type="string">
            <text:p><text:s text:c="2"/>housg2, null, null, null, null, null, null, housg2, null =&gt; housg2 // tbd, cam: part of dialogue fixes (see housg1.dlg)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islsir, null, 1, null, null, null, null, null, null =&gt; islsir // Angel: sirine general correction, should be humanoid" calcext:value-type="string">
            <text:p><text:s text:c="2"/>islsir, null, 1, null, null, null, null, null, null =&gt; islsir // Angel: sirine general correction, should be humanoid</text:p>
          </table:table-cell>
        </table:table-row>
        <table:table-row table:style-name="ro3">
          <table:table-cell table:formula="of:=CONCATENATE(&quot;  &quot;;[$'bg creature'.$A33];&quot;, &quot;;[$'bg creature'.$B33];&quot;, &quot;;[$'bg creature'.$C33];&quot;, &quot;;[$'bg creature'.$D33];&quot;, &quot;;[$'bg creature'.$E33];&quot;, &quot;;[$'bg creature'.$F33];&quot;, &quot;;[$'bg creature'.$G33];&quot;, &quot;;[$'bg creature'.$H33];&quot;, &quot;;[$'bg creature'.$I33];&quot; =&gt; &quot;;[$'bg creature'.$A33];&quot; // &quot;;[$'bg creature'.$J33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34];&quot;, &quot;;[$'bg creature'.$B34];&quot;, &quot;;[$'bg creature'.$C34];&quot;, &quot;;[$'bg creature'.$D34];&quot;, &quot;;[$'bg creature'.$E34];&quot;, &quot;;[$'bg creature'.$F34];&quot;, &quot;;[$'bg creature'.$G34];&quot;, &quot;;[$'bg creature'.$H34];&quot;, &quot;;[$'bg creature'.$I34];&quot; =&gt; &quot;;[$'bg creature'.$A34];&quot; // &quot;;[$'bg creature'.$J34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35];&quot;, &quot;;[$'bg creature'.$B35];&quot;, &quot;;[$'bg creature'.$C35];&quot;, &quot;;[$'bg creature'.$D35];&quot;, &quot;;[$'bg creature'.$E35];&quot;, &quot;;[$'bg creature'.$F35];&quot;, &quot;;[$'bg creature'.$G35];&quot;, &quot;;[$'bg creature'.$H35];&quot;, &quot;;[$'bg creature'.$I35];&quot; =&gt; &quot;;[$'bg creature'.$A35];&quot; // &quot;;[$'bg creature'.$J35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6];&quot;, &quot;;[$'bg creature'.$B36];&quot;, &quot;;[$'bg creature'.$C36];&quot;, &quot;;[$'bg creature'.$D36];&quot;, &quot;;[$'bg creature'.$E36];&quot;, &quot;;[$'bg creature'.$F36];&quot;, &quot;;[$'bg creature'.$G36];&quot;, &quot;;[$'bg creature'.$H36];&quot;, &quot;;[$'bg creature'.$I36];&quot; =&gt; &quot;;[$'bg creature'.$A36];&quot; // &quot;;[$'bg creature'.$J36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7];&quot;, &quot;;[$'bg creature'.$B37];&quot;, &quot;;[$'bg creature'.$C37];&quot;, &quot;;[$'bg creature'.$D37];&quot;, &quot;;[$'bg creature'.$E37];&quot;, &quot;;[$'bg creature'.$F37];&quot;, &quot;;[$'bg creature'.$G37];&quot;, &quot;;[$'bg creature'.$H37];&quot;, &quot;;[$'bg creature'.$I37];&quot; =&gt; &quot;;[$'bg creature'.$A37];&quot; // &quot;;[$'bg creature'.$J37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8];&quot;, &quot;;[$'bg creature'.$B38];&quot;, &quot;;[$'bg creature'.$C38];&quot;, &quot;;[$'bg creature'.$D38];&quot;, &quot;;[$'bg creature'.$E38];&quot;, &quot;;[$'bg creature'.$F38];&quot;, &quot;;[$'bg creature'.$G38];&quot;, &quot;;[$'bg creature'.$H38];&quot;, &quot;;[$'bg creature'.$I38];&quot; =&gt; &quot;;[$'bg creature'.$A38];&quot; // &quot;;[$'bg creature'.$J38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9];&quot;, &quot;;[$'bg creature'.$B39];&quot;, &quot;;[$'bg creature'.$C39];&quot;, &quot;;[$'bg creature'.$D39];&quot;, &quot;;[$'bg creature'.$E39];&quot;, &quot;;[$'bg creature'.$F39];&quot;, &quot;;[$'bg creature'.$G39];&quot;, &quot;;[$'bg creature'.$H39];&quot;, &quot;;[$'bg creature'.$I39];&quot; =&gt; &quot;;[$'bg creature'.$A39];&quot; // &quot;;[$'bg creature'.$J39])" office:value-type="string" office:string-value="  larria, null, 1, null, null, null, null, null, null =&gt; larria // Angel: sirine general correction, should be humanoid" calcext:value-type="string">
            <text:p><text:s text:c="2"/>larria, null, 1, null, null, null, null, null, null =&gt; larria // Angel: sirine general correction, should be humanoid</text:p>
          </table:table-cell>
        </table:table-row>
        <table:table-row table:style-name="ro3">
          <table:table-cell table:formula="of:=CONCATENATE(&quot;  &quot;;[$'bg creature'.$A40];&quot;, &quot;;[$'bg creature'.$B40];&quot;, &quot;;[$'bg creature'.$C40];&quot;, &quot;;[$'bg creature'.$D40];&quot;, &quot;;[$'bg creature'.$E40];&quot;, &quot;;[$'bg creature'.$F40];&quot;, &quot;;[$'bg creature'.$G40];&quot;, &quot;;[$'bg creature'.$H40];&quot;, &quot;;[$'bg creature'.$I40];&quot; =&gt; &quot;;[$'bg creature'.$A40];&quot; // &quot;;[$'bg creature'.$J40])" office:value-type="string" office:string-value="  meiala, null, 1, null, null, null, null, null, null =&gt; meiala // Angel: sirine general correction, should be humanoid" calcext:value-type="string">
            <text:p><text:s text:c="2"/>meiala, null, 1, null, null, null, null, null, null =&gt; meiala // Angel: sirine general correction, should be humanoid</text:p>
          </table:table-cell>
        </table:table-row>
        <table:table-row table:style-name="ro3">
          <table:table-cell table:formula="of:=CONCATENATE(&quot;  &quot;;[$'bg creature'.$A41];&quot;, &quot;;[$'bg creature'.$B41];&quot;, &quot;;[$'bg creature'.$C41];&quot;, &quot;;[$'bg creature'.$D41];&quot;, &quot;;[$'bg creature'.$E41];&quot;, &quot;;[$'bg creature'.$F41];&quot;, &quot;;[$'bg creature'.$G41];&quot;, &quot;;[$'bg creature'.$H41];&quot;, &quot;;[$'bg creature'.$I41];&quot; =&gt; &quot;;[$'bg creature'.$A41];&quot; // &quot;;[$'bg creature'.$J41])" office:value-type="string" office:string-value="  plysala, null, 218, null, null, null, null, null, null =&gt; plysala // from IDS sync" calcext:value-type="string">
            <text:p><text:s text:c="2"/>plysala, null, 218, null, null, null, null, null, null =&gt; plysala // from IDS sync</text:p>
          </table:table-cell>
        </table:table-row>
        <table:table-row table:style-name="ro3">
          <table:table-cell table:formula="of:=CONCATENATE(&quot;  &quot;;[$'bg creature'.$A42];&quot;, &quot;;[$'bg creature'.$B42];&quot;, &quot;;[$'bg creature'.$C42];&quot;, &quot;;[$'bg creature'.$D42];&quot;, &quot;;[$'bg creature'.$E42];&quot;, &quot;;[$'bg creature'.$F42];&quot;, &quot;;[$'bg creature'.$G42];&quot;, &quot;;[$'bg creature'.$H42];&quot;, &quot;;[$'bg creature'.$I42];&quot; =&gt; &quot;;[$'bg creature'.$A42];&quot; // &quot;;[$'bg creature'.$J42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3];&quot;, &quot;;[$'bg creature'.$B43];&quot;, &quot;;[$'bg creature'.$C43];&quot;, &quot;;[$'bg creature'.$D43];&quot;, &quot;;[$'bg creature'.$E43];&quot;, &quot;;[$'bg creature'.$F43];&quot;, &quot;;[$'bg creature'.$G43];&quot;, &quot;;[$'bg creature'.$H43];&quot;, &quot;;[$'bg creature'.$I43];&quot; =&gt; &quot;;[$'bg creature'.$A43];&quot; // &quot;;[$'bg creature'.$J43])" office:value-type="string" office:string-value="  sil, null, 1, null, null, null, null, null, null =&gt; sil // Angel: sirine general correction, should be humanoid" calcext:value-type="string">
            <text:p><text:s text:c="2"/>sil, null, 1, null, null, null, null, null, null =&gt; sil // Angel: sirine general correction, should be humanoid</text:p>
          </table:table-cell>
        </table:table-row>
        <table:table-row table:style-name="ro3">
          <table:table-cell table:formula="of:=CONCATENATE(&quot;  &quot;;[$'bg creature'.$A44];&quot;, &quot;;[$'bg creature'.$B44];&quot;, &quot;;[$'bg creature'.$C44];&quot;, &quot;;[$'bg creature'.$D44];&quot;, &quot;;[$'bg creature'.$E44];&quot;, &quot;;[$'bg creature'.$F44];&quot;, &quot;;[$'bg creature'.$G44];&quot;, &quot;;[$'bg creature'.$H44];&quot;, &quot;;[$'bg creature'.$I44];&quot; =&gt; &quot;;[$'bg creature'.$A44];&quot; // &quot;;[$'bg creature'.$J44])" office:value-type="string" office:string-value="  sirine, null, 1, null, null, null, null, null, null =&gt; sirine // Angel: sirine general correction, should be humanoid" calcext:value-type="string">
            <text:p><text:s text:c="2"/>sirine, null, 1, null, null, null, null, null, null =&gt; sirine // Angel: sirine general correction, should be humanoid</text:p>
          </table:table-cell>
        </table:table-row>
        <table:table-row table:style-name="ro3">
          <table:table-cell table:formula="of:=CONCATENATE(&quot;  &quot;;[$'bg creature'.$A45];&quot;, &quot;;[$'bg creature'.$B45];&quot;, &quot;;[$'bg creature'.$C45];&quot;, &quot;;[$'bg creature'.$D45];&quot;, &quot;;[$'bg creature'.$E45];&quot;, &quot;;[$'bg creature'.$F45];&quot;, &quot;;[$'bg creature'.$G45];&quot;, &quot;;[$'bg creature'.$H45];&quot;, &quot;;[$'bg creature'.$I45];&quot; =&gt; &quot;;[$'bg creature'.$A45];&quot; // &quot;;[$'bg creature'.$J45])" office:value-type="string" office:string-value="  sirine_a, null, 1, null, null, null, null, null, null =&gt; sirine_a // Angel: sirine general correction, should be humanoid" calcext:value-type="string">
            <text:p><text:s text:c="2"/>sirine_a, null, 1, null, null, null, null, null, null =&gt; sirine_a // Angel: sirine general correction, should be humanoid</text:p>
          </table:table-cell>
        </table:table-row>
        <table:table-row table:style-name="ro3">
          <table:table-cell table:formula="of:=CONCATENATE(&quot;  &quot;;[$'bg creature'.$A46];&quot;, &quot;;[$'bg creature'.$B46];&quot;, &quot;;[$'bg creature'.$C46];&quot;, &quot;;[$'bg creature'.$D46];&quot;, &quot;;[$'bg creature'.$E46];&quot;, &quot;;[$'bg creature'.$F46];&quot;, &quot;;[$'bg creature'.$G46];&quot;, &quot;;[$'bg creature'.$H46];&quot;, &quot;;[$'bg creature'.$I46];&quot; =&gt; &quot;;[$'bg creature'.$A46];&quot; // &quot;;[$'bg creature'.$J46])" office:value-type="string" office:string-value="  sirine_b, null, 1, null, null, null, null, null, null =&gt; sirine_b // Angel: sirine general correction, should be humanoid" calcext:value-type="string">
            <text:p><text:s text:c="2"/>sirine_b, null, 1, null, null, null, null, null, null =&gt; sirine_b // Angel: sirine general correction, should be humanoid</text:p>
          </table:table-cell>
        </table:table-row>
        <table:table-row table:style-name="ro3">
          <table:table-cell table:formula="of:=CONCATENATE(&quot;  &quot;;[$'bg creature'.$A47];&quot;, &quot;;[$'bg creature'.$B47];&quot;, &quot;;[$'bg creature'.$C47];&quot;, &quot;;[$'bg creature'.$D47];&quot;, &quot;;[$'bg creature'.$E47];&quot;, &quot;;[$'bg creature'.$F47];&quot;, &quot;;[$'bg creature'.$G47];&quot;, &quot;;[$'bg creature'.$H47];&quot;, &quot;;[$'bg creature'.$I47];&quot; =&gt; &quot;;[$'bg creature'.$A47];&quot; // &quot;;[$'bg creature'.$J47])" office:value-type="string" office:string-value="  sirine02, null, 1, null, null, null, null, null, null =&gt; sirine02 // Angel: sirine general correction, should be humanoid" calcext:value-type="string">
            <text:p><text:s text:c="2"/>sirine02, null, 1, null, null, null, null, null, null =&gt; sirine02 // Angel: sirine general correction, should be humanoid</text:p>
          </table:table-cell>
        </table:table-row>
        <table:table-row table:style-name="ro3">
          <table:table-cell table:formula="of:=CONCATENATE(&quot;  &quot;;[$'bg creature'.$A48];&quot;, &quot;;[$'bg creature'.$B48];&quot;, &quot;;[$'bg creature'.$C48];&quot;, &quot;;[$'bg creature'.$D48];&quot;, &quot;;[$'bg creature'.$E48];&quot;, &quot;;[$'bg creature'.$F48];&quot;, &quot;;[$'bg creature'.$G48];&quot;, &quot;;[$'bg creature'.$H48];&quot;, &quot;;[$'bg creature'.$I48];&quot; =&gt; &quot;;[$'bg creature'.$A48];&quot; // &quot;;[$'bg creature'.$J48])" office:value-type="string" office:string-value="  skelwasu, null, 115, null, null, null, null, null, null =&gt; skelwasu // Angel: inconsistent race, all other skeletons are race skeleton" calcext:value-type="string">
            <text:p><text:s text:c="2"/>skelwasu, null, 115, null, null, null, null, null, null =&gt; skelwasu // Angel: inconsistent race, all other skeletons are race skeleton</text:p>
          </table:table-cell>
        </table:table-row>
        <table:table-row table:style-name="ro3">
          <table:table-cell table:formula="of:=CONCATENATE(&quot;  &quot;;[$'bg creature'.$A49];&quot;, &quot;;[$'bg creature'.$B49];&quot;, &quot;;[$'bg creature'.$C49];&quot;, &quot;;[$'bg creature'.$D49];&quot;, &quot;;[$'bg creature'.$E49];&quot;, &quot;;[$'bg creature'.$F49];&quot;, &quot;;[$'bg creature'.$G49];&quot;, &quot;;[$'bg creature'.$H49];&quot;, &quot;;[$'bg creature'.$I49];&quot; =&gt; &quot;;[$'bg creature'.$A49];&quot; // &quot;;[$'bg creature'.$J49])" office:value-type="string" office:string-value="  skelsu01, null, 115, null, null, null, null, null, null =&gt; skelsu01 // Angel: inconsistent race, all other skeletons are race skeleton" calcext:value-type="string">
            <text:p><text:s text:c="2"/>skelsu01, null, 115, null, null, null, null, null, null =&gt; skelsu01 // Angel: inconsistent race, all other skeletons are race skeleton</text:p>
          </table:table-cell>
        </table:table-row>
        <table:table-row table:style-name="ro3">
          <table:table-cell table:formula="of:=CONCATENATE(&quot;  &quot;;[$'bg creature'.$A50];&quot;, &quot;;[$'bg creature'.$B50];&quot;, &quot;;[$'bg creature'.$C50];&quot;, &quot;;[$'bg creature'.$D50];&quot;, &quot;;[$'bg creature'.$E50];&quot;, &quot;;[$'bg creature'.$F50];&quot;, &quot;;[$'bg creature'.$G50];&quot;, &quot;;[$'bg creature'.$H50];&quot;, &quot;;[$'bg creature'.$I50];&quot; =&gt; &quot;;[$'bg creature'.$A50];&quot; // &quot;;[$'bg creature'.$J50])" office:value-type="string" office:string-value="  skelsu07, null, 115, null, null, null, null, null, null =&gt; skelsu07 // Angel: inconsistent race, all other skeletons are race skeleton" calcext:value-type="string">
            <text:p><text:s text:c="2"/>skelsu07, null, 115, null, null, null, null, null, null =&gt; skelsu07 // Angel: inconsistent race, all other skeletons are race skeleton</text:p>
          </table:table-cell>
        </table:table-row>
        <table:table-row table:style-name="ro3">
          <table:table-cell table:formula="of:=CONCATENATE(&quot;  &quot;;[$'bg creature'.$A51];&quot;, &quot;;[$'bg creature'.$B51];&quot;, &quot;;[$'bg creature'.$C51];&quot;, &quot;;[$'bg creature'.$D51];&quot;, &quot;;[$'bg creature'.$E51];&quot;, &quot;;[$'bg creature'.$F51];&quot;, &quot;;[$'bg creature'.$G51];&quot;, &quot;;[$'bg creature'.$H51];&quot;, &quot;;[$'bg creature'.$I51];&quot; =&gt; &quot;;[$'bg creature'.$A51];&quot; // &quot;;[$'bg creature'.$J51])" office:value-type="string" office:string-value="  skelsu11, null, 115, null, null, null, null, null, null =&gt; skelsu11 // Angel: inconsistent race, all other skeletons are race skeleton" calcext:value-type="string">
            <text:p><text:s text:c="2"/>skelsu11, null, 115, null, null, null, null, null, null =&gt; skelsu11 // Angel: inconsistent race, all other skeletons are race skeleton</text:p>
          </table:table-cell>
        </table:table-row>
        <table:table-row table:style-name="ro3">
          <table:table-cell table:formula="of:=CONCATENATE(&quot;  &quot;;[$'bg creature'.$A52];&quot;, &quot;;[$'bg creature'.$B52];&quot;, &quot;;[$'bg creature'.$C52];&quot;, &quot;;[$'bg creature'.$D52];&quot;, &quot;;[$'bg creature'.$E52];&quot;, &quot;;[$'bg creature'.$F52];&quot;, &quot;;[$'bg creature'.$G52];&quot;, &quot;;[$'bg creature'.$H52];&quot;, &quot;;[$'bg creature'.$I52];&quot; =&gt; &quot;;[$'bg creature'.$A52];&quot; // &quot;;[$'bg creature'.$J52])" office:value-type="string" office:string-value="  smoundsu, 176, 255, 7, null, null, null, null, null =&gt; smoundsu // tbd, cam: shambling mound consistency" calcext:value-type="string">
            <text:p><text:s text:c="2"/>smoundsu, 176, 255, 7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 creature'.$A53];&quot;, &quot;;[$'bg creature'.$B53];&quot;, &quot;;[$'bg creature'.$C53];&quot;, &quot;;[$'bg creature'.$D53];&quot;, &quot;;[$'bg creature'.$E53];&quot;, &quot;;[$'bg creature'.$F53];&quot;, &quot;;[$'bg creature'.$G53];&quot;, &quot;;[$'bg creature'.$H53];&quot;, &quot;;[$'bg creature'.$I53];&quot; =&gt; &quot;;[$'bg creature'.$A53];&quot; // &quot;;[$'bg creature'.$J53])" office:value-type="string" office:string-value="  telicesa, null, 216, null, null, null, null, null, null =&gt; telicesa // from IDS sync" calcext:value-type="string">
            <text:p><text:s text:c="2"/>telicesa, null, 216, null, null, null, null, null, null =&gt; telicesa // from IDS sync</text:p>
          </table:table-cell>
        </table:table-row>
        <table:table-row table:style-name="ro3">
          <table:table-cell table:formula="of:=CONCATENATE(&quot;  &quot;;[$'bg creature'.$A54];&quot;, &quot;;[$'bg creature'.$B54];&quot;, &quot;;[$'bg creature'.$C54];&quot;, &quot;;[$'bg creature'.$D54];&quot;, &quot;;[$'bg creature'.$E54];&quot;, &quot;;[$'bg creature'.$F54];&quot;, &quot;;[$'bg creature'.$G54];&quot;, &quot;;[$'bg creature'.$H54];&quot;, &quot;;[$'bg creature'.$I54];&quot; =&gt; &quot;;[$'bg creature'.$A54];&quot; // &quot;;[$'bg creature'.$J54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55];&quot;, &quot;;[$'bg creature'.$B55];&quot;, &quot;;[$'bg creature'.$C55];&quot;, &quot;;[$'bg creature'.$D55];&quot;, &quot;;[$'bg creature'.$E55];&quot;, &quot;;[$'bg creature'.$F55];&quot;, &quot;;[$'bg creature'.$G55];&quot;, &quot;;[$'bg creature'.$H55];&quot;, &quot;;[$'bg creature'.$I55];&quot; =&gt; &quot;;[$'bg creature'.$A55];&quot; // &quot;;[$'bg creature'.$J55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table:table-column table:style-name="co14" table:default-cell-style-name="ce67"/>
        <table:table-column table:style-name="co15" table:default-cell-style-name="ce70"/>
        <table:table-column table:style-name="co16" table:default-cell-style-name="ce70"/>
        <table:table-column table:style-name="co17" table:default-cell-style-name="ce70"/>
        <table:table-column table:style-name="co15" table:default-cell-style-name="ce70"/>
        <table:table-column table:style-name="co18" table:default-cell-style-name="ce70"/>
        <table:table-column table:style-name="co19" table:default-cell-style-name="ce70"/>
        <table:table-column table:style-name="co5" table:default-cell-style-name="ce70"/>
        <table:table-column table:style-name="co2" table:default-cell-style-name="ce70"/>
        <table:table-column table:style-name="co20" table:default-cell-style-name="ce70"/>
        <table:table-column table:style-name="co21" table:default-cell-style-name="ce70"/>
        <table:table-column table:style-name="co8" table:default-cell-style-name="ce70"/>
        <table:table-column table:style-name="co22" table:default-cell-style-name="ce70"/>
        <table:table-column table:style-name="co23" table:default-cell-style-name="ce67"/>
        <table:table-column table:style-name="co12" table:number-columns-repeated="1010" table:default-cell-style-name="ce67"/>
        <table:table-row table:style-name="ro3">
          <table:table-cell table:style-name="ce46" office:value-type="string" calcext:value-type="string">
            <text:p>file</text:p>
          </table:table-cell>
          <table:table-cell table:style-name="ce68" office:value-type="string" calcext:value-type="string">
            <text:p>timing</text:p>
          </table:table-cell>
          <table:table-cell table:style-name="ce68" office:value-type="string" calcext:value-type="string">
            <text:p>magical</text:p>
          </table:table-cell>
          <table:table-cell table:style-name="ce68" office:value-type="string" calcext:value-type="string">
            <text:p>power</text:p>
          </table:table-cell>
          <table:table-cell table:style-name="ce68" office:value-type="string" calcext:value-type="string">
            <text:p>speed</text:p>
          </table:table-cell>
          <table:table-cell table:style-name="ce68" office:value-type="string" calcext:value-type="string">
            <text:p>weight</text:p>
          </table:table-cell>
          <table:table-cell table:style-name="ce68" office:value-type="string" calcext:value-type="string">
            <text:p>thac0</text:p>
          </table:table-cell>
          <table:table-cell table:style-name="ce68" office:value-type="string" calcext:value-type="string">
            <text:p>lore</text:p>
          </table:table-cell>
          <table:table-cell table:style-name="ce68" office:value-type="string" calcext:value-type="string">
            <text:p>type</text:p>
          </table:table-cell>
          <table:table-cell table:style-name="ce68" office:value-type="string" calcext:value-type="string">
            <text:p>prof</text:p>
          </table:table-cell>
          <table:table-cell table:style-name="ce68" office:value-type="string" calcext:value-type="string">
            <text:p>enchantment</text:p>
          </table:table-cell>
          <table:table-cell table:style-name="ce68" office:value-type="string" calcext:value-type="string">
            <text:p>dispellable</text:p>
          </table:table-cell>
          <table:table-cell table:style-name="ce68" office:value-type="string" calcext:value-type="string">
            <text:p>range</text:p>
          </table:table-cell>
          <table:table-cell table:style-name="ce46" office:value-type="string" calcext:value-type="string">
            <text:p>notes</text:p>
          </table:table-cell>
          <table:table-cell table:style-name="ce72" table:number-columns-repeated="1010"/>
        </table:table-row>
        <table:table-row table:style-name="ro3">
          <table:table-cell table:style-name="ce65" office:value-type="string" calcext:value-type="string">
            <text:p>comps18</text:p>
          </table:table-cell>
          <table:table-cell table:number-columns-repeated="9" table:style-name="ce69" office:value-type="string" calcext:value-type="string">
            <text:p>null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9" office:value-type="string" calcext:value-type="string">
            <text:p>null</text:p>
          </table:table-cell>
          <table:table-cell table:style-name="ce65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critical</text:p>
          </table:table-cell>
          <table:table-cell table:number-columns-repeated="11" table:style-name="ce69" office:value-type="string" calcext:value-type="string">
            <text:p>null</text:p>
          </table:table-cell>
          <table:table-cell table:style-name="ce69" office:value-type="float" office:value="0" calcext:value-type="float">
            <text:p>0</text:p>
          </table:table-cell>
          <table:table-cell table:style-name="ce65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dagg04</text:p>
          </table:table-cell>
          <table:table-cell table:number-columns-repeated="11" table:style-name="ce69" office:value-type="string" calcext:value-type="string">
            <text:p>null</text:p>
          </table:table-cell>
          <table:table-cell table:style-name="ce69" office:value-type="float" office:value="1" calcext:value-type="float">
            <text:p>1</text:p>
          </table:table-cell>
          <table:table-cell table:style-name="ce65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elemchan</text:p>
          </table:table-cell>
          <table:table-cell table:number-columns-repeated="9" table:style-name="ce69" office:value-type="string" calcext:value-type="string">
            <text:p>null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table:style-name="ce69" office:value-type="string" calcext:value-type="string">
            <text:p>null</text:p>
          </table:table-cell>
          <table:table-cell table:style-name="ce65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elemcryo</text:p>
          </table:table-cell>
          <table:table-cell table:number-columns-repeated="9" table:style-name="ce69" office:value-type="string" calcext:value-type="string">
            <text:p>null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table:style-name="ce69" office:value-type="string" calcext:value-type="string">
            <text:p>null</text:p>
          </table:table-cell>
          <table:table-cell table:style-name="ce65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elemhydr</text:p>
          </table:table-cell>
          <table:table-cell table:number-columns-repeated="9" table:style-name="ce69" office:value-type="string" calcext:value-type="string">
            <text:p>null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table:style-name="ce69" office:value-type="string" calcext:value-type="string">
            <text:p>null</text:p>
          </table:table-cell>
          <table:table-cell table:style-name="ce65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elemimix</text:p>
          </table:table-cell>
          <table:table-cell table:number-columns-repeated="9" table:style-name="ce69" office:value-type="string" calcext:value-type="string">
            <text:p>null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table:style-name="ce69" office:value-type="string" calcext:value-type="string">
            <text:p>null</text:p>
          </table:table-cell>
          <table:table-cell table:style-name="ce65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elemogre</text:p>
          </table:table-cell>
          <table:table-cell table:number-columns-repeated="9" table:style-name="ce69" office:value-type="string" calcext:value-type="string">
            <text:p>null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table:style-name="ce69" office:value-type="string" calcext:value-type="string">
            <text:p>null</text:p>
          </table:table-cell>
          <table:table-cell table:style-name="ce65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elemsunn</text:p>
          </table:table-cell>
          <table:table-cell table:number-columns-repeated="9" table:style-name="ce69" office:value-type="string" calcext:value-type="string">
            <text:p>null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table:style-name="ce69" office:value-type="string" calcext:value-type="string">
            <text:p>null</text:p>
          </table:table-cell>
          <table:table-cell table:style-name="ce65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elemyanc</text:p>
          </table:table-cell>
          <table:table-cell table:number-columns-repeated="9" table:style-name="ce69" office:value-type="string" calcext:value-type="string">
            <text:p>null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table:style-name="ce69" office:value-type="string" calcext:value-type="string">
            <text:p>null</text:p>
          </table:table-cell>
          <table:table-cell table:style-name="ce65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elemzaam</text:p>
          </table:table-cell>
          <table:table-cell table:number-columns-repeated="9" table:style-name="ce69" office:value-type="string" calcext:value-type="string">
            <text:p>null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table:style-name="ce69" office:value-type="string" calcext:value-type="string">
            <text:p>null</text:p>
          </table:table-cell>
          <table:table-cell table:style-name="ce65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eneblade</text:p>
          </table:table-cell>
          <table:table-cell table:number-columns-repeated="2" table:style-name="ce69" office:value-type="string" calcext:value-type="string">
            <text:p>null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9" table:style-name="ce69" office:value-type="string" calcext:value-type="string">
            <text:p>null</text:p>
          </table:table-cell>
          <table:table-cell table:style-name="ce65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fblade</text:p>
          </table:table-cell>
          <table:table-cell table:number-columns-repeated="2" table:style-name="ce69" office:value-type="string" calcext:value-type="string">
            <text:p>null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9" table:style-name="ce69" office:value-type="string" calcext:value-type="string">
            <text:p>null</text:p>
          </table:table-cell>
          <table:table-cell table:style-name="ce71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fireseed</text:p>
          </table:table-cell>
          <table:table-cell table:number-columns-repeated="2" table:style-name="ce69" office:value-type="string" calcext:value-type="string">
            <text:p>null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9" table:style-name="ce69" office:value-type="string" calcext:value-type="string">
            <text:p>null</text:p>
          </table:table-cell>
          <table:table-cell table:style-name="ce71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gberry</text:p>
          </table:table-cell>
          <table:table-cell table:number-columns-repeated="2" table:style-name="ce69" office:value-type="string" calcext:value-type="string">
            <text:p>null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9" table:style-name="ce69" office:value-type="string" calcext:value-type="string">
            <text:p>null</text:p>
          </table:table-cell>
          <table:table-cell table:style-name="ce71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ghoult</text:p>
          </table:table-cell>
          <table:table-cell table:number-columns-repeated="2" table:style-name="ce69" office:value-type="string" calcext:value-type="string">
            <text:p>null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9" table:style-name="ce69" office:value-type="string" calcext:value-type="string">
            <text:p>null</text:p>
          </table:table-cell>
          <table:table-cell table:style-name="ce71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harm</text:p>
          </table:table-cell>
          <table:table-cell table:number-columns-repeated="11" table:style-name="ce69" office:value-type="string" calcext:value-type="string">
            <text:p>null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melfmet</text:p>
          </table:table-cell>
          <table:table-cell table:number-columns-repeated="2" table:style-name="ce69" office:value-type="string" calcext:value-type="string">
            <text:p>null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9" table:style-name="ce69" office:value-type="string" calcext:value-type="string">
            <text:p>null</text:p>
          </table:table-cell>
          <table:table-cell table:style-name="ce65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misc79</text:p>
          </table:table-cell>
          <table:table-cell table:number-columns-repeated="7" table:style-name="ce69" office:value-type="string" calcext:value-type="string">
            <text:p>null</text:p>
          </table:table-cell>
          <table:table-cell table:style-name="ce69" office:value-type="float" office:value="45" calcext:value-type="float">
            <text:p>45</text:p>
          </table:table-cell>
          <table:table-cell table:number-columns-repeated="4" table:style-name="ce69" office:value-type="string" calcext:value-type="string">
            <text:p>null</text:p>
          </table:table-cell>
          <table:table-cell table:style-name="ce65" office:value-type="string" calcext:value-type="string">
            <text:p>jastey: female body ahould be type: female body, not type: male body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misc83</text:p>
          </table:table-cell>
          <table:table-cell table:number-columns-repeated="7" table:style-name="ce69" office:value-type="string" calcext:value-type="string">
            <text:p>null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4" table:style-name="ce69" office:value-type="string" calcext:value-type="string">
            <text:p>null</text:p>
          </table:table-cell>
          <table:table-cell table:style-name="ce65" office:value-type="string" calcext:value-type="string">
            <text:p>tbd: cam: Changing the ‘Key to the River Plug’ from type: misc to type: key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misc93</text:p>
          </table:table-cell>
          <table:table-cell table:number-columns-repeated="7" table:style-name="ce69" office:value-type="string" calcext:value-type="string">
            <text:p>null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4" table:style-name="ce69" office:value-type="string" calcext:value-type="string">
            <text:p>null</text:p>
          </table:table-cell>
          <table:table-cell table:style-name="ce65" office:value-type="string" calcext:value-type="string">
            <text:p>tbd: cam: Changing the ‘Odd Looking Key’ from type: misc to type: key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serious</text:p>
          </table:table-cell>
          <table:table-cell table:number-columns-repeated="11" table:style-name="ce69" office:value-type="string" calcext:value-type="string">
            <text:p>null</text:p>
          </table:table-cell>
          <table:table-cell table:style-name="ce69" office:value-type="float" office:value="0" calcext:value-type="float">
            <text:p>0</text:p>
          </table:table-cell>
          <table:table-cell table:style-name="ce65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slaylive</text:p>
          </table:table-cell>
          <table:table-cell table:number-columns-repeated="11" table:style-name="ce69" office:value-type="string" calcext:value-type="string">
            <text:p>null</text:p>
          </table:table-cell>
          <table:table-cell table:style-name="ce69" office:value-type="float" office:value="0" calcext:value-type="float">
            <text:p>0</text:p>
          </table:table-cell>
          <table:table-cell table:style-name="ce65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sw1h18</text:p>
          </table:table-cell>
          <table:table-cell table:number-columns-repeated="9" table:style-name="ce69" office:value-type="string" calcext:value-type="string">
            <text:p>null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9" office:value-type="string" calcext:value-type="string">
            <text:p>null</text:p>
          </table:table-cell>
          <table:table-cell table:style-name="ce65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wand02</text:p>
          </table:table-cell>
          <table:table-cell table:number-columns-repeated="2" table:style-name="ce69" office:value-type="string" calcext:value-type="string">
            <text:p>null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9" table:style-name="ce69" office:value-type="string" calcext:value-type="string">
            <text:p>null</text:p>
          </table:table-cell>
          <table:table-cell table:style-name="ce65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wand03</text:p>
          </table:table-cell>
          <table:table-cell table:number-columns-repeated="2" table:style-name="ce69" office:value-type="string" calcext:value-type="string">
            <text:p>null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9" table:style-name="ce69" office:value-type="string" calcext:value-type="string">
            <text:p>null</text:p>
          </table:table-cell>
          <table:table-cell table:style-name="ce65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wand08</text:p>
          </table:table-cell>
          <table:table-cell table:number-columns-repeated="2" table:style-name="ce69" office:value-type="string" calcext:value-type="string">
            <text:p>null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9" table:style-name="ce69" office:value-type="string" calcext:value-type="string">
            <text:p>null</text:p>
          </table:table-cell>
          <table:table-cell table:style-name="ce65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wand12</text:p>
          </table:table-cell>
          <table:table-cell table:number-columns-repeated="2" table:style-name="ce69" office:value-type="string" calcext:value-type="string">
            <text:p>null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9" table:style-name="ce69" office:value-type="string" calcext:value-type="string">
            <text:p>null</text:p>
          </table:table-cell>
          <table:table-cell table:style-name="ce65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34">
          <table:table-cell table:style-name="ce65"/>
          <table:table-cell table:style-name="ce69" table:number-columns-repeated="12"/>
          <table:table-cell table:style-name="ce65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65"/>
          <table:table-cell table:style-name="ce69" table:number-columns-repeated="12"/>
          <table:table-cell table:style-name="ce65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O14:'bg item'.AMJ18 'bg item'.A14:'bg item'.M19 'bg item'.N19:'bg item'.AMJ19 'bg item'.A20:'bg item'.AMJ1048576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9];&quot;, &quot;;[$'bg item'.$B19];&quot;, &quot;;[$'bg item'.$C19];&quot;, &quot;;[$'bg item'.$D19];&quot;, &quot;;[$'bg item'.$E19];&quot;, &quot;;[$'bg item'.$F19];&quot;, &quot;;[$'bg item'.$G19];&quot;, &quot;;[$'bg item'.$H19];&quot;, &quot;;[$'bg item'.$I19];&quot;, &quot;;[$'bg item'.$J19];&quot;, &quot;;[$'bg item'.$K19];&quot;, &quot;;[$'bg item'.$L19];&quot;, &quot;;[$'bg item'.$M19];&quot; =&gt; &quot;;[$'bg item'.$A19];&quot; // &quot;;[$'bg item'.$N19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20];&quot;, &quot;;[$'bg item'.$B20];&quot;, &quot;;[$'bg item'.$C20];&quot;, &quot;;[$'bg item'.$D20];&quot;, &quot;;[$'bg item'.$E20];&quot;, &quot;;[$'bg item'.$F20];&quot;, &quot;;[$'bg item'.$G20];&quot;, &quot;;[$'bg item'.$H20];&quot;, &quot;;[$'bg item'.$I20];&quot;, &quot;;[$'bg item'.$J20];&quot;, &quot;;[$'bg item'.$K20];&quot;, &quot;;[$'bg item'.$L20];&quot;, &quot;;[$'bg item'.$M20];&quot; =&gt; &quot;;[$'bg item'.$A20];&quot; // &quot;;[$'bg item'.$N20])" office:value-type="string" office:string-value="  misc79, null, null, null, null, null, null, null, 45, null, null, null, null =&gt; misc79 // jastey: female body ahould be type: female body, not type: male body" calcext:value-type="string">
            <text:p><text:s text:c="2"/>misc79, null, null, null, null, null, null, null, 45, null, null, null, null =&gt; misc79 // jastey: female body ahould be type: female body, not type: male body</text:p>
          </table:table-cell>
        </table:table-row>
        <table:table-row table:style-name="ro3">
          <table:table-cell table:formula="of:=CONCATENATE(;&quot;  &quot;;[$'bg item'.$A21];&quot;, &quot;;[$'bg item'.$B21];&quot;, &quot;;[$'bg item'.$C21];&quot;, &quot;;[$'bg item'.$D21];&quot;, &quot;;[$'bg item'.$E21];&quot;, &quot;;[$'bg item'.$F21];&quot;, &quot;;[$'bg item'.$G21];&quot;, &quot;;[$'bg item'.$H21];&quot;, &quot;;[$'bg item'.$I21];&quot;, &quot;;[$'bg item'.$J21];&quot;, &quot;;[$'bg item'.$K21];&quot;, &quot;;[$'bg item'.$L21];&quot;, &quot;;[$'bg item'.$M21];&quot; =&gt; &quot;;[$'bg item'.$A21];&quot; // &quot;;[$'bg item'.$N21])" office:value-type="string" office:string-value="  misc83, null, null, null, null, null, null, null, 8, null, null, null, null =&gt; misc83 // tbd: cam: Changing the ‘Key to the River Plug’ from type: misc to type: key" calcext:value-type="string">
            <text:p><text:s text:c="2"/>misc83, null, null, null, null, null, null, null, 8, null, null, null, null =&gt; misc83 // tbd: cam: Changing the ‘Key to the River Plug’ from type: misc to type: key</text:p>
          </table:table-cell>
        </table:table-row>
        <table:table-row table:style-name="ro3">
          <table:table-cell table:formula="of:=CONCATENATE(;&quot;  &quot;;[$'bg item'.$A22];&quot;, &quot;;[$'bg item'.$B22];&quot;, &quot;;[$'bg item'.$C22];&quot;, &quot;;[$'bg item'.$D22];&quot;, &quot;;[$'bg item'.$E22];&quot;, &quot;;[$'bg item'.$F22];&quot;, &quot;;[$'bg item'.$G22];&quot;, &quot;;[$'bg item'.$H22];&quot;, &quot;;[$'bg item'.$I22];&quot;, &quot;;[$'bg item'.$J22];&quot;, &quot;;[$'bg item'.$K22];&quot;, &quot;;[$'bg item'.$L22];&quot;, &quot;;[$'bg item'.$M22];&quot; =&gt; &quot;;[$'bg item'.$A22];&quot; // &quot;;[$'bg item'.$N22])" office:value-type="string" office:string-value="  misc93, null, null, null, null, null, null, null, 8, null, null, null, null =&gt; misc93 // tbd: cam: Changing the ‘Odd Looking Key’ from type: misc to type: key" calcext:value-type="string">
            <text:p><text:s text:c="2"/>misc93, null, null, null, null, null, null, null, 8, null, null, null, null =&gt; misc93 // tbd: cam: Changing the ‘Odd Looking Key’ from type: misc to type: key</text:p>
          </table:table-cell>
        </table:table-row>
        <table:table-row table:style-name="ro3">
          <table:table-cell table:formula="of:=CONCATENATE(;&quot;  &quot;;[$'bg item'.$A23];&quot;, &quot;;[$'bg item'.$B23];&quot;, &quot;;[$'bg item'.$C23];&quot;, &quot;;[$'bg item'.$D23];&quot;, &quot;;[$'bg item'.$E23];&quot;, &quot;;[$'bg item'.$F23];&quot;, &quot;;[$'bg item'.$G23];&quot;, &quot;;[$'bg item'.$H23];&quot;, &quot;;[$'bg item'.$I23];&quot;, &quot;;[$'bg item'.$J23];&quot;, &quot;;[$'bg item'.$K23];&quot;, &quot;;[$'bg item'.$L23];&quot;, &quot;;[$'bg item'.$M23];&quot; =&gt; &quot;;[$'bg item'.$A23];&quot; // &quot;;[$'bg item'.$N23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4];&quot;, &quot;;[$'bg item'.$B24];&quot;, &quot;;[$'bg item'.$C24];&quot;, &quot;;[$'bg item'.$D24];&quot;, &quot;;[$'bg item'.$E24];&quot;, &quot;;[$'bg item'.$F24];&quot;, &quot;;[$'bg item'.$G24];&quot;, &quot;;[$'bg item'.$H24];&quot;, &quot;;[$'bg item'.$I24];&quot;, &quot;;[$'bg item'.$J24];&quot;, &quot;;[$'bg item'.$K24];&quot;, &quot;;[$'bg item'.$L24];&quot;, &quot;;[$'bg item'.$M24];&quot; =&gt; &quot;;[$'bg item'.$A24];&quot; // &quot;;[$'bg item'.$N24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5];&quot;, &quot;;[$'bg item'.$B25];&quot;, &quot;;[$'bg item'.$C25];&quot;, &quot;;[$'bg item'.$D25];&quot;, &quot;;[$'bg item'.$E25];&quot;, &quot;;[$'bg item'.$F25];&quot;, &quot;;[$'bg item'.$G25];&quot;, &quot;;[$'bg item'.$H25];&quot;, &quot;;[$'bg item'.$I25];&quot;, &quot;;[$'bg item'.$J25];&quot;, &quot;;[$'bg item'.$K25];&quot;, &quot;;[$'bg item'.$L25];&quot;, &quot;;[$'bg item'.$M25];&quot; =&gt; &quot;;[$'bg item'.$A25];&quot; // &quot;;[$'bg item'.$N25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26];&quot;, &quot;;[$'bg item'.$B26];&quot;, &quot;;[$'bg item'.$C26];&quot;, &quot;;[$'bg item'.$D26];&quot;, &quot;;[$'bg item'.$E26];&quot;, &quot;;[$'bg item'.$F26];&quot;, &quot;;[$'bg item'.$G26];&quot;, &quot;;[$'bg item'.$H26];&quot;, &quot;;[$'bg item'.$I26];&quot;, &quot;;[$'bg item'.$J26];&quot;, &quot;;[$'bg item'.$K26];&quot;, &quot;;[$'bg item'.$L26];&quot;, &quot;;[$'bg item'.$M26];&quot; =&gt; &quot;;[$'bg item'.$A26];&quot; // &quot;;[$'bg item'.$N26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7];&quot;, &quot;;[$'bg item'.$B27];&quot;, &quot;;[$'bg item'.$C27];&quot;, &quot;;[$'bg item'.$D27];&quot;, &quot;;[$'bg item'.$E27];&quot;, &quot;;[$'bg item'.$F27];&quot;, &quot;;[$'bg item'.$G27];&quot;, &quot;;[$'bg item'.$H27];&quot;, &quot;;[$'bg item'.$I27];&quot;, &quot;;[$'bg item'.$J27];&quot;, &quot;;[$'bg item'.$K27];&quot;, &quot;;[$'bg item'.$L27];&quot;, &quot;;[$'bg item'.$M27];&quot; =&gt; &quot;;[$'bg item'.$A27];&quot; // &quot;;[$'bg item'.$N27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8];&quot;, &quot;;[$'bg item'.$B28];&quot;, &quot;;[$'bg item'.$C28];&quot;, &quot;;[$'bg item'.$D28];&quot;, &quot;;[$'bg item'.$E28];&quot;, &quot;;[$'bg item'.$F28];&quot;, &quot;;[$'bg item'.$G28];&quot;, &quot;;[$'bg item'.$H28];&quot;, &quot;;[$'bg item'.$I28];&quot;, &quot;;[$'bg item'.$J28];&quot;, &quot;;[$'bg item'.$K28];&quot;, &quot;;[$'bg item'.$L28];&quot;, &quot;;[$'bg item'.$M28];&quot; =&gt; &quot;;[$'bg item'.$A28];&quot; // &quot;;[$'bg item'.$N28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9];&quot;, &quot;;[$'bg item'.$B29];&quot;, &quot;;[$'bg item'.$C29];&quot;, &quot;;[$'bg item'.$D29];&quot;, &quot;;[$'bg item'.$E29];&quot;, &quot;;[$'bg item'.$F29];&quot;, &quot;;[$'bg item'.$G29];&quot;, &quot;;[$'bg item'.$H29];&quot;, &quot;;[$'bg item'.$I29];&quot;, &quot;;[$'bg item'.$J29];&quot;, &quot;;[$'bg item'.$K29];&quot;, &quot;;[$'bg item'.$L29];&quot;, &quot;;[$'bg item'.$M29];&quot; =&gt; &quot;;[$'bg item'.$A29];&quot; // &quot;;[$'bg item'.$N29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70">
          <table:table-cell/>
        </table:table-row>
        <table:table-row table:style-name="ro3">
          <table:table-cell table:style-name="ce73"/>
        </table:table-row>
      </table:table>
      <table:table table:name="bg spell" table:style-name="ta1">
        <table:table-column table:style-name="co25" table:default-cell-style-name="ce75"/>
        <table:table-column table:style-name="co17" table:default-cell-style-name="ce78"/>
        <table:table-column table:style-name="co26" table:default-cell-style-name="ce78"/>
        <table:table-column table:style-name="co19" table:default-cell-style-name="ce78"/>
        <table:table-column table:style-name="co27" table:default-cell-style-name="ce78"/>
        <table:table-column table:style-name="co1" table:default-cell-style-name="ce78"/>
        <table:table-column table:style-name="co15" table:default-cell-style-name="ce78"/>
        <table:table-column table:style-name="co19" table:default-cell-style-name="ce78"/>
        <table:table-column table:style-name="co7" table:default-cell-style-name="ce78"/>
        <table:table-column table:style-name="co28" table:default-cell-style-name="ce78"/>
        <table:table-column table:style-name="co14" table:default-cell-style-name="ce78"/>
        <table:table-column table:style-name="co2" table:default-cell-style-name="ce78"/>
        <table:table-column table:style-name="co29" table:default-cell-style-name="ce71"/>
        <table:table-column table:style-name="co12" table:number-columns-repeated="1011" table:default-cell-style-name="ce71"/>
        <table:table-row table:style-name="ro3">
          <table:table-cell table:style-name="ce74" office:value-type="string" calcext:value-type="string">
            <text:p>file</text:p>
          </table:table-cell>
          <table:table-cell table:style-name="ce77" office:value-type="string" calcext:value-type="string">
            <text:p>power</text:p>
          </table:table-cell>
          <table:table-cell table:style-name="ce77" office:value-type="string" calcext:value-type="string">
            <text:p>resist_dispel</text:p>
          </table:table-cell>
          <table:table-cell table:style-name="ce77" office:value-type="string" calcext:value-type="string">
            <text:p>stack</text:p>
          </table:table-cell>
          <table:table-cell table:style-name="ce77" office:value-type="string" calcext:value-type="string">
            <text:p>level</text:p>
          </table:table-cell>
          <table:table-cell table:style-name="ce77" office:value-type="string" calcext:value-type="string">
            <text:p>wild_magic</text:p>
          </table:table-cell>
          <table:table-cell table:style-name="ce77" office:value-type="string" calcext:value-type="string">
            <text:p>speed</text:p>
          </table:table-cell>
          <table:table-cell table:style-name="ce77" office:value-type="string" calcext:value-type="string">
            <text:p>range</text:p>
          </table:table-cell>
          <table:table-cell table:style-name="ce77" office:value-type="string" calcext:value-type="string">
            <text:p>animation</text:p>
          </table:table-cell>
          <table:table-cell table:style-name="ce77" office:value-type="string" calcext:value-type="string">
            <text:p>school</text:p>
          </table:table-cell>
          <table:table-cell table:style-name="ce77" office:value-type="string" calcext:value-type="string">
            <text:p>secondary</text:p>
          </table:table-cell>
          <table:table-cell table:style-name="ce77" office:value-type="string" calcext:value-type="string">
            <text:p>type</text:p>
          </table:table-cell>
          <table:table-cell table:style-name="ce74" office:value-type="string" calcext:value-type="string">
            <text:p>notes</text:p>
          </table:table-cell>
          <table:table-cell table:style-name="ce74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table:style-name="ce76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9];&quot;~, &quot;;[$'bg spell'.$B39];&quot;, &quot;;[$'bg spell'.$C39];&quot;, &quot;;[$'bg spell'.$D39];&quot;, &quot;;[$'bg spell'.$E39];&quot;, &quot;;[$'bg spell'.$F39];&quot;, &quot;;[$'bg spell'.$G39];&quot;, &quot;;[$'bg spell'.$H39];&quot;, &quot;;[$'bg spell'.$I39];&quot;, &quot;;[$'bg spell'.$J39];&quot;, &quot;;[$'bg spell'.$K39];&quot;, &quot;;[$'bg spell'.$L39];&quot; =&gt; ~&quot;;[$'bg spell'.$A39];&quot;~ // &quot;;[$'bg spell'.$M39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0];&quot;~, &quot;;[$'bg spell'.$B40];&quot;, &quot;;[$'bg spell'.$C40];&quot;, &quot;;[$'bg spell'.$D40];&quot;, &quot;;[$'bg spell'.$E40];&quot;, &quot;;[$'bg spell'.$F40];&quot;, &quot;;[$'bg spell'.$G40];&quot;, &quot;;[$'bg spell'.$H40];&quot;, &quot;;[$'bg spell'.$I40];&quot;, &quot;;[$'bg spell'.$J40];&quot;, &quot;;[$'bg spell'.$K40];&quot;, &quot;;[$'bg spell'.$L40];&quot; =&gt; ~&quot;;[$'bg spell'.$A40];&quot;~ // &quot;;[$'bg spell'.$M40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41];&quot;~, &quot;;[$'bg spell'.$B41];&quot;, &quot;;[$'bg spell'.$C41];&quot;, &quot;;[$'bg spell'.$D41];&quot;, &quot;;[$'bg spell'.$E41];&quot;, &quot;;[$'bg spell'.$F41];&quot;, &quot;;[$'bg spell'.$G41];&quot;, &quot;;[$'bg spell'.$H41];&quot;, &quot;;[$'bg spell'.$I41];&quot;, &quot;;[$'bg spell'.$J41];&quot;, &quot;;[$'bg spell'.$K41];&quot;, &quot;;[$'bg spell'.$L41];&quot; =&gt; ~&quot;;[$'bg spell'.$A41];&quot;~ // &quot;;[$'bg spell'.$M41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58">
          <table:table-cell/>
        </table:table-row>
        <table:table-row table:style-name="ro3">
          <table:table-cell table:style-name="ce73"/>
        </table:table-row>
      </table:table>
      <table:table table:name="bg2 creature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2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2">
          <table:table-cell office:value-type="string" calcext:value-type="string">
            <text:p>amcow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mminot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ast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valen is a vampi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tin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tout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z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 sha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z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 sha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z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zliz04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 capta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e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n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s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w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oo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o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ickdef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rabid 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icke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chicken' = no_rac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icker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rabid 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h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adcow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adcow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adhor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hor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adhor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hor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er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de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gle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eag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lehob01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 command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lemhydr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lwatg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amfer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ferre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amfer25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ferre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irkra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kraag in human form; change general to 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sgobl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shorde1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shorde2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shorde3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arock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aroc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mch01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mch02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lice01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rgoli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rsnake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iant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psimb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imbj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rhog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roundho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gmnd2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gmound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gsal0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lmafer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afer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rse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hor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bone01</text:p>
          </table:table-cell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fung02</text:p>
          </table:table-cell>
          <table:table-cell office:value-type="float" office:value="168" calcext:value-type="float">
            <text:p>16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pore colon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fungus</text:p>
          </table:table-cell>
          <table:table-cell office:value-type="float" office:value="168" calcext:value-type="float">
            <text:p>16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pore colon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1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2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3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4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gork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min01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salco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salfir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lylla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llyll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ose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ose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chick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cow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horse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hor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gol01</text:p>
          </table:table-cell>
          <table:table-cell office:value-type="string" calcext:value-type="string">
            <text:p>null</text:p>
          </table:table-cell>
          <table:table-cell office:value-type="float" office:value="185" calcext:value-type="float">
            <text:p>18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golb1</text:p>
          </table:table-cell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mena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dangerous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mena5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oalis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min01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minsu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thass</text:p>
          </table:table-cell>
          <table:table-cell office:value-type="float" office:value="169" calcext:value-type="float">
            <text:p>16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Thassk K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vmp01</text:p>
          </table:table-cell>
          <table:table-cell office:value-type="string" calcext:value-type="string">
            <text:p>null</text:p>
          </table:table-cell>
          <table:table-cell office:value-type="float" office:value="163" calcext:value-type="float">
            <text:p>16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vmp02</text:p>
          </table:table-cell>
          <table:table-cell office:value-type="string" calcext:value-type="string">
            <text:p>null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vmp03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wat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dugoth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ur-gothoz fixes (cornugon &gt; glabrezu animation) <text:s/>[multipart fix, see eefixpack/files/tph/tbd_bg2ee_urgothoz.tph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hrat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ghall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hallu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jerom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jerome the 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snake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peaking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squ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squ0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rmoose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dangerous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heas01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pheasa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lysala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olyrat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t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t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ock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oc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lgrfir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lgrice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provf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radush courtesans are vampir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provm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radush courtesans are vampir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agul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seagu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ra01</text:p>
          </table:table-cell>
          <table:table-cell office:value-type="string" calcext:value-type="string">
            <text:p>null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change Thaxll'ssillyia’s class from cleric to shadow_dragon for casting; general to monst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ickrat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diseased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irine0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(probably unused) sirine general and race correcti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andor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andori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su01</text:p>
          </table:table-cell>
          <table:table-cell office:value-type="string" calcext:value-type="string">
            <text:p>null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inconsistent race, all other skeletons are race skelet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su07</text:p>
          </table:table-cell>
          <table:table-cell office:value-type="string" calcext:value-type="string">
            <text:p>null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inconsistent race, all other skeletons are race skelet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su11</text:p>
          </table:table-cell>
          <table:table-cell office:value-type="string" calcext:value-type="string">
            <text:p>null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Angel: inconsistent race, all other skeletons are race skelet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mound01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nake01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nakeb01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oalis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nakeg01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iant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quirl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quirr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icesa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dead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1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2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3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4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5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6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7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8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hogre03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rsquir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vorpal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vultu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ukmoo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uksna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uksqu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lfd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ead wolves are undea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rmons0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gp03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tibbit</text:p>
          </table:table-cell>
          <table:table-cell table:number-columns-repeated="1014"/>
        </table:table-row>
        <table:table-row table:style-name="ro2" table:number-rows-repeated="10484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mcow, 182, null, null, null, null, null, null, null =&gt; amcow // IDS sync race updates: cow" calcext:value-type="string">
            <text:p><text:s text:c="2"/>amcow, 182, null, null, null, null, null, null, null =&gt; amcow // IDS sync race updates: cow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mminot, 171, null, null, null, null, null, null, null =&gt; amminot // IDS sync race updates: minotaur" calcext:value-type="string">
            <text:p><text:s text:c="2"/>amminot, 171, null, null, null, null, null, null, null =&gt; amminot // IDS sync race updates: minotaur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ast, 125, 163, 4, null, null, null, null, null =&gt; anast // valen is a vampire" calcext:value-type="string">
            <text:p><text:s text:c="2"/>anast, 125, 163, 4, null, null, null, null, null =&gt; anast // valen is a vampire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batin01, 182, null, null, null, null, null, null, null =&gt; batin01 // IDS sync race updates: bat" calcext:value-type="string">
            <text:p><text:s text:c="2"/>batin01, 182, null, null, null, null, null, null, null =&gt; batin01 // IDS sync race updates: bat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batout01, 182, null, null, null, null, null, null, null =&gt; batout01 // IDS sync race updates: bat" calcext:value-type="string">
            <text:p><text:s text:c="2"/>batout01, 182, null, null, null, null, null, null, null =&gt; batout01 // IDS sync race updates: bat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bazliz01, 162, null, null, null, null, null, null, null =&gt; bazliz01 // IDS sync race updates:lizard man shaman" calcext:value-type="string">
            <text:p><text:s text:c="2"/>bazliz01, 162, null, null, null, null, null, null, null =&gt; bazliz01 // IDS sync race updates:lizard man shaman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bazliz02, 162, null, null, null, null, null, null, null =&gt; bazliz02 // IDS sync race updates:lizard man shaman" calcext:value-type="string">
            <text:p><text:s text:c="2"/>bazliz02, 162, null, null, null, null, null, null, null =&gt; bazliz02 // IDS sync race updates:lizard man shaman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bazliz03, 162, null, null, null, null, null, null, null =&gt; bazliz03 // IDS sync race updates:lizard man" calcext:value-type="string">
            <text:p><text:s text:c="2"/>bazliz03, 162, null, null, null, null, null, null, null =&gt; bazliz03 // IDS sync race updates:lizard man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bazliz04, 162, null, null, null, null, null, null, null =&gt; bazliz04 // IDS sync race updates:lizard man captain" calcext:value-type="string">
            <text:p><text:s text:c="2"/>bazliz04, 162, null, null, null, null, null, null, null =&gt; bazliz04 // IDS sync race updates:lizard man captain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bird, 170, null, null, null, null, null, null, null =&gt; bird // IDS sync race updates:bird" calcext:value-type="string">
            <text:p><text:s text:c="2"/>bird, 170, null, null, null, null, null, null, null =&gt; bird // IDS sync race updates:bird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bird_in, 170, null, null, null, null, null, null, null =&gt; bird_in // IDS sync race updates:bird" calcext:value-type="string">
            <text:p><text:s text:c="2"/>bird_in, 170, null, null, null, null, null, null, null =&gt; bird_in // IDS sync race updates:bird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bird_ine, 170, null, null, null, null, null, null, null =&gt; bird_ine // IDS sync race updates:bird" calcext:value-type="string">
            <text:p><text:s text:c="2"/>bird_ine, 170, null, null, null, null, null, null, null =&gt; bird_ine // IDS sync race updates:bird</text:p>
          </table:table-cell>
        </table:table-row>
        <table:table-row table:style-name="ro3">
          <table:table-cell table:formula="of:=CONCATENATE(&quot;  &quot;;[$'bg2 creature'.$A19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9];&quot; // &quot;;[$'bg2 creature'.$J19])" office:value-type="string" office:string-value="  bird_inn, 170, null, null, null, null, null, null, null =&gt; bird_inn // IDS sync race updates:bird" calcext:value-type="string">
            <text:p><text:s text:c="2"/>bird_inn, 170, null, null, null, null, null, null, null =&gt; bird_inn // IDS sync race updates:bird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bird_ins, 170, null, null, null, null, null, null, null =&gt; bird_ins // IDS sync race updates:bird" calcext:value-type="string">
            <text:p><text:s text:c="2"/>bird_ins, 170, null, null, null, null, null, null, null =&gt; bird_ins // IDS sync race updates:bird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bird_inw, 170, null, null, null, null, null, null, null =&gt; bird_inw // IDS sync race updates:bird" calcext:value-type="string">
            <text:p><text:s text:c="2"/>bird_inw, 170, null, null, null, null, null, null, null =&gt; bird_inw // IDS sync race updates:bird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boo, 182, null, null, null, null, null, null, null =&gt; boo // IDS sync race updates: boo" calcext:value-type="string">
            <text:p><text:s text:c="2"/>boo, 182, null, null, null, null, null, null, null =&gt; boo // IDS sync race updates: boo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chickdef, 170, null, null, null, null, null, null, null =&gt; chickdef // IDS sync race updates:rabid chicken" calcext:value-type="string">
            <text:p><text:s text:c="2"/>chickdef, 170, null, null, null, null, null, null, null =&gt; chickdef // IDS sync race updates:rabid chicken</text:p>
          </table:table-cell>
        </table:table-row>
        <table:table-row table:style-name="ro3">
          <table:table-cell table:formula="of:=CONCATENATE(&quot;  &quot;;[$'bg2 creature'.$A24];&quot;, &quot;;[$'bg2 creature'.$B24];&quot;, &quot;;[$'bg2 creature'.$C24];&quot;, &quot;;[$'bg2 creature'.$D24];&quot;, &quot;;[$'bg2 creature'.$E24];&quot;, &quot;;[$'bg2 creature'.$F24];&quot;, &quot;;[$'bg2 creature'.$G24];&quot;, &quot;;[$'bg2 creature'.$H24];&quot;, &quot;;[$'bg2 creature'.$I24];&quot; =&gt; &quot;;[$'bg2 creature'.$A24];&quot; // &quot;;[$'bg2 creature'.$J24])" office:value-type="string" office:string-value="  chicke, 170, null, null, null, null, null, null, null =&gt; chicke // IDS sync race updates:chicken' = no_race" calcext:value-type="string">
            <text:p><text:s text:c="2"/>chicke, 170, null, null, null, null, null, null, null =&gt; chicke // IDS sync race updates:chicken' = no_race</text:p>
          </table:table-cell>
        </table:table-row>
        <table:table-row table:style-name="ro3">
          <table:table-cell table:formula="of:=CONCATENATE(&quot;  &quot;;[$'bg2 creature'.$A25];&quot;, &quot;;[$'bg2 creature'.$B25];&quot;, &quot;;[$'bg2 creature'.$C25];&quot;, &quot;;[$'bg2 creature'.$D25];&quot;, &quot;;[$'bg2 creature'.$E25];&quot;, &quot;;[$'bg2 creature'.$F25];&quot;, &quot;;[$'bg2 creature'.$G25];&quot;, &quot;;[$'bg2 creature'.$H25];&quot;, &quot;;[$'bg2 creature'.$I25];&quot; =&gt; &quot;;[$'bg2 creature'.$A25];&quot; // &quot;;[$'bg2 creature'.$J25])" office:value-type="string" office:string-value="  chicker, 170, null, null, null, null, null, null, null =&gt; chicker // IDS sync race updates:rabid chicken" calcext:value-type="string">
            <text:p><text:s text:c="2"/>chicker, 170, null, null, null, null, null, null, null =&gt; chicker // IDS sync race updates:rabid chicken</text:p>
          </table:table-cell>
        </table:table-row>
        <table:table-row table:style-name="ro3">
          <table:table-cell table:formula="of:=CONCATENATE(&quot;  &quot;;[$'bg2 creature'.$A26];&quot;, &quot;;[$'bg2 creature'.$B26];&quot;, &quot;;[$'bg2 creature'.$C26];&quot;, &quot;;[$'bg2 creature'.$D26];&quot;, &quot;;[$'bg2 creature'.$E26];&quot;, &quot;;[$'bg2 creature'.$F26];&quot;, &quot;;[$'bg2 creature'.$G26];&quot;, &quot;;[$'bg2 creature'.$H26];&quot;, &quot;;[$'bg2 creature'.$I26];&quot; =&gt; &quot;;[$'bg2 creature'.$A26];&quot; // &quot;;[$'bg2 creature'.$J26])" office:value-type="string" office:string-value="  cow, 182, null, null, null, null, null, null, null =&gt; cow // IDS sync race updates: cow" calcext:value-type="string">
            <text:p><text:s text:c="2"/>cow, 182, null, null, null, null, null, null, null =&gt; cow // IDS sync race updates: cow</text:p>
          </table:table-cell>
        </table:table-row>
        <table:table-row table:style-name="ro3">
          <table:table-cell table:formula="of:=CONCATENATE(&quot;  &quot;;[$'bg2 creature'.$A27];&quot;, &quot;;[$'bg2 creature'.$B27];&quot;, &quot;;[$'bg2 creature'.$C27];&quot;, &quot;;[$'bg2 creature'.$D27];&quot;, &quot;;[$'bg2 creature'.$E27];&quot;, &quot;;[$'bg2 creature'.$F27];&quot;, &quot;;[$'bg2 creature'.$G27];&quot;, &quot;;[$'bg2 creature'.$H27];&quot;, &quot;;[$'bg2 creature'.$I27];&quot; =&gt; &quot;;[$'bg2 creature'.$A27];&quot; // &quot;;[$'bg2 creature'.$J27])" office:value-type="string" office:string-value="  cowh, 182, null, null, null, null, null, null, null =&gt; cowh // IDS sync race updates: cow" calcext:value-type="string">
            <text:p><text:s text:c="2"/>cowh, 182, null, null, null, null, null, null, null =&gt; cowh // IDS sync race updates: cow</text:p>
          </table:table-cell>
        </table:table-row>
        <table:table-row table:style-name="ro3">
          <table:table-cell table:formula="of:=CONCATENATE(&quot;  &quot;;[$'bg2 creature'.$A28];&quot;, &quot;;[$'bg2 creature'.$B28];&quot;, &quot;;[$'bg2 creature'.$C28];&quot;, &quot;;[$'bg2 creature'.$D28];&quot;, &quot;;[$'bg2 creature'.$E28];&quot;, &quot;;[$'bg2 creature'.$F28];&quot;, &quot;;[$'bg2 creature'.$G28];&quot;, &quot;;[$'bg2 creature'.$H28];&quot;, &quot;;[$'bg2 creature'.$I28];&quot; =&gt; &quot;;[$'bg2 creature'.$A28];&quot; // &quot;;[$'bg2 creature'.$J28])" office:value-type="string" office:string-value="  deadcow1, 182, null, null, null, null, null, null, null =&gt; deadcow1 // IDS sync race updates: cow" calcext:value-type="string">
            <text:p><text:s text:c="2"/>deadcow1, 182, null, null, null, null, null, null, null =&gt; deadcow1 // IDS sync race updates: cow</text:p>
          </table:table-cell>
        </table:table-row>
        <table:table-row table:style-name="ro3">
          <table:table-cell table:formula="of:=CONCATENATE(&quot;  &quot;;[$'bg2 creature'.$A29];&quot;, &quot;;[$'bg2 creature'.$B29];&quot;, &quot;;[$'bg2 creature'.$C29];&quot;, &quot;;[$'bg2 creature'.$D29];&quot;, &quot;;[$'bg2 creature'.$E29];&quot;, &quot;;[$'bg2 creature'.$F29];&quot;, &quot;;[$'bg2 creature'.$G29];&quot;, &quot;;[$'bg2 creature'.$H29];&quot;, &quot;;[$'bg2 creature'.$I29];&quot; =&gt; &quot;;[$'bg2 creature'.$A29];&quot; // &quot;;[$'bg2 creature'.$J29])" office:value-type="string" office:string-value="  deadcow2, 182, null, null, null, null, null, null, null =&gt; deadcow2 // IDS sync race updates: cow" calcext:value-type="string">
            <text:p><text:s text:c="2"/>deadcow2, 182, null, null, null, null, null, null, null =&gt; deadcow2 // IDS sync race updates: cow</text:p>
          </table:table-cell>
        </table:table-row>
        <table:table-row table:style-name="ro3">
          <table:table-cell table:formula="of:=CONCATENATE(&quot;  &quot;;[$'bg2 creature'.$A30];&quot;, &quot;;[$'bg2 creature'.$B30];&quot;, &quot;;[$'bg2 creature'.$C30];&quot;, &quot;;[$'bg2 creature'.$D30];&quot;, &quot;;[$'bg2 creature'.$E30];&quot;, &quot;;[$'bg2 creature'.$F30];&quot;, &quot;;[$'bg2 creature'.$G30];&quot;, &quot;;[$'bg2 creature'.$H30];&quot;, &quot;;[$'bg2 creature'.$I30];&quot; =&gt; &quot;;[$'bg2 creature'.$A30];&quot; // &quot;;[$'bg2 creature'.$J30])" office:value-type="string" office:string-value="  deadhor1, 182, null, null, null, null, null, null, null =&gt; deadhor1 // IDS sync race updates: horse" calcext:value-type="string">
            <text:p><text:s text:c="2"/>deadhor1, 182, null, null, null, null, null, null, null =&gt; deadhor1 // IDS sync race updates: horse</text:p>
          </table:table-cell>
        </table:table-row>
        <table:table-row table:style-name="ro3">
          <table:table-cell table:formula="of:=CONCATENATE(&quot;  &quot;;[$'bg2 creature'.$A31];&quot;, &quot;;[$'bg2 creature'.$B31];&quot;, &quot;;[$'bg2 creature'.$C31];&quot;, &quot;;[$'bg2 creature'.$D31];&quot;, &quot;;[$'bg2 creature'.$E31];&quot;, &quot;;[$'bg2 creature'.$F31];&quot;, &quot;;[$'bg2 creature'.$G31];&quot;, &quot;;[$'bg2 creature'.$H31];&quot;, &quot;;[$'bg2 creature'.$I31];&quot; =&gt; &quot;;[$'bg2 creature'.$A31];&quot; // &quot;;[$'bg2 creature'.$J31])" office:value-type="string" office:string-value="  deadhor2, 182, null, null, null, null, null, null, null =&gt; deadhor2 // IDS sync race updates: horse" calcext:value-type="string">
            <text:p><text:s text:c="2"/>deadhor2, 182, null, null, null, null, null, null, null =&gt; deadhor2 // IDS sync race updates: horse</text:p>
          </table:table-cell>
        </table:table-row>
        <table:table-row table:style-name="ro3">
          <table:table-cell table:formula="of:=CONCATENATE(&quot;  &quot;;[$'bg2 creature'.$A32];&quot;, &quot;;[$'bg2 creature'.$B32];&quot;, &quot;;[$'bg2 creature'.$C32];&quot;, &quot;;[$'bg2 creature'.$D32];&quot;, &quot;;[$'bg2 creature'.$E32];&quot;, &quot;;[$'bg2 creature'.$F32];&quot;, &quot;;[$'bg2 creature'.$G32];&quot;, &quot;;[$'bg2 creature'.$H32];&quot;, &quot;;[$'bg2 creature'.$I32];&quot; =&gt; &quot;;[$'bg2 creature'.$A32];&quot; // &quot;;[$'bg2 creature'.$J32])" office:value-type="string" office:string-value="  deer01, 182, null, null, null, null, null, null, null =&gt; deer01 // IDS sync race updates: deer" calcext:value-type="string">
            <text:p><text:s text:c="2"/>deer01, 182, null, null, null, null, null, null, null =&gt; deer01 // IDS sync race updates: deer</text:p>
          </table:table-cell>
        </table:table-row>
        <table:table-row table:style-name="ro3">
          <table:table-cell table:formula="of:=CONCATENATE(&quot;  &quot;;[$'bg2 creature'.$A33];&quot;, &quot;;[$'bg2 creature'.$B33];&quot;, &quot;;[$'bg2 creature'.$C33];&quot;, &quot;;[$'bg2 creature'.$D33];&quot;, &quot;;[$'bg2 creature'.$E33];&quot;, &quot;;[$'bg2 creature'.$F33];&quot;, &quot;;[$'bg2 creature'.$G33];&quot;, &quot;;[$'bg2 creature'.$H33];&quot;, &quot;;[$'bg2 creature'.$I33];&quot; =&gt; &quot;;[$'bg2 creature'.$A33];&quot; // &quot;;[$'bg2 creature'.$J33])" office:value-type="string" office:string-value="  eagle, 170, null, null, null, null, null, null, null =&gt; eagle // IDS sync race updates:eagle" calcext:value-type="string">
            <text:p><text:s text:c="2"/>eagle, 170, null, null, null, null, null, null, null =&gt; eagle // IDS sync race updates:eagle</text:p>
          </table:table-cell>
        </table:table-row>
        <table:table-row table:style-name="ro3">
          <table:table-cell table:formula="of:=CONCATENATE(&quot;  &quot;;[$'bg2 creature'.$A34];&quot;, &quot;;[$'bg2 creature'.$B34];&quot;, &quot;;[$'bg2 creature'.$C34];&quot;, &quot;;[$'bg2 creature'.$D34];&quot;, &quot;;[$'bg2 creature'.$E34];&quot;, &quot;;[$'bg2 creature'.$F34];&quot;, &quot;;[$'bg2 creature'.$G34];&quot;, &quot;;[$'bg2 creature'.$H34];&quot;, &quot;;[$'bg2 creature'.$I34];&quot; =&gt; &quot;;[$'bg2 creature'.$A34];&quot; // &quot;;[$'bg2 creature'.$J34])" office:value-type="string" office:string-value="  elehob01, 161, null, null, null, null, null, null, null =&gt; elehob01 // goblin commando" calcext:value-type="string">
            <text:p><text:s text:c="2"/>elehob01, 161, null, null, null, null, null, null, null =&gt; elehob01 // goblin commando</text:p>
          </table:table-cell>
        </table:table-row>
        <table:table-row table:style-name="ro3">
          <table:table-cell table:formula="of:=CONCATENATE(&quot;  &quot;;[$'bg2 creature'.$A35];&quot;, &quot;;[$'bg2 creature'.$B35];&quot;, &quot;;[$'bg2 creature'.$C35];&quot;, &quot;;[$'bg2 creature'.$D35];&quot;, &quot;;[$'bg2 creature'.$E35];&quot;, &quot;;[$'bg2 creature'.$F35];&quot;, &quot;;[$'bg2 creature'.$G35];&quot;, &quot;;[$'bg2 creature'.$H35];&quot;, &quot;;[$'bg2 creature'.$I35];&quot; =&gt; &quot;;[$'bg2 creature'.$A35];&quot; // &quot;;[$'bg2 creature'.$J35])" office:value-type="string" office:string-value="  elemhydr, null, 219, null, null, null, null, null, null =&gt; elemhydr // tbd, cam (from MiH): water elementals should use ELEMENTAL_WATER as their class" calcext:value-type="string">
            <text:p><text:s text:c="2"/>elemhydr, null, 219, null, null, null, null, null, null =&gt; elemhydr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36];&quot;, &quot;;[$'bg2 creature'.$B36];&quot;, &quot;;[$'bg2 creature'.$C36];&quot;, &quot;;[$'bg2 creature'.$D36];&quot;, &quot;;[$'bg2 creature'.$E36];&quot;, &quot;;[$'bg2 creature'.$F36];&quot;, &quot;;[$'bg2 creature'.$G36];&quot;, &quot;;[$'bg2 creature'.$H36];&quot;, &quot;;[$'bg2 creature'.$I36];&quot; =&gt; &quot;;[$'bg2 creature'.$A36];&quot; // &quot;;[$'bg2 creature'.$J36])" office:value-type="string" office:string-value="  elwatg01, null, 219, null, null, null, null, null, null =&gt; elwatg01 // tbd, cam (from MiH): water elementals should use ELEMENTAL_WATER as their class" calcext:value-type="string">
            <text:p><text:s text:c="2"/>elwatg01, null, 219, null, null, null, null, null, null =&gt; elwatg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37];&quot;, &quot;;[$'bg2 creature'.$B37];&quot;, &quot;;[$'bg2 creature'.$C37];&quot;, &quot;;[$'bg2 creature'.$D37];&quot;, &quot;;[$'bg2 creature'.$E37];&quot;, &quot;;[$'bg2 creature'.$F37];&quot;, &quot;;[$'bg2 creature'.$G37];&quot;, &quot;;[$'bg2 creature'.$H37];&quot;, &quot;;[$'bg2 creature'.$I37];&quot; =&gt; &quot;;[$'bg2 creature'.$A37];&quot; // &quot;;[$'bg2 creature'.$J37])" office:value-type="string" office:string-value="  famfer, 182, null, null, null, null, null, null, null =&gt; famfer // IDS sync race updates: ferret" calcext:value-type="string">
            <text:p><text:s text:c="2"/>famfer, 182, null, null, null, null, null, null, null =&gt; famfer // IDS sync race updates: ferret</text:p>
          </table:table-cell>
        </table:table-row>
        <table:table-row table:style-name="ro3">
          <table:table-cell table:formula="of:=CONCATENATE(&quot;  &quot;;[$'bg2 creature'.$A38];&quot;, &quot;;[$'bg2 creature'.$B38];&quot;, &quot;;[$'bg2 creature'.$C38];&quot;, &quot;;[$'bg2 creature'.$D38];&quot;, &quot;;[$'bg2 creature'.$E38];&quot;, &quot;;[$'bg2 creature'.$F38];&quot;, &quot;;[$'bg2 creature'.$G38];&quot;, &quot;;[$'bg2 creature'.$H38];&quot;, &quot;;[$'bg2 creature'.$I38];&quot; =&gt; &quot;;[$'bg2 creature'.$A38];&quot; // &quot;;[$'bg2 creature'.$J38])" office:value-type="string" office:string-value="  famfer25, 182, null, null, null, null, null, null, null =&gt; famfer25 // IDS sync race updates: ferret" calcext:value-type="string">
            <text:p><text:s text:c="2"/>famfer25, 182, null, null, null, null, null, null, null =&gt; famfer25 // IDS sync race updates: ferret</text:p>
          </table:table-cell>
        </table:table-row>
        <table:table-row table:style-name="ro3">
          <table:table-cell table:formula="of:=CONCATENATE(&quot;  &quot;;[$'bg2 creature'.$A39];&quot;, &quot;;[$'bg2 creature'.$B39];&quot;, &quot;;[$'bg2 creature'.$C39];&quot;, &quot;;[$'bg2 creature'.$D39];&quot;, &quot;;[$'bg2 creature'.$E39];&quot;, &quot;;[$'bg2 creature'.$F39];&quot;, &quot;;[$'bg2 creature'.$G39];&quot;, &quot;;[$'bg2 creature'.$H39];&quot;, &quot;;[$'bg2 creature'.$I39];&quot; =&gt; &quot;;[$'bg2 creature'.$A39];&quot; // &quot;;[$'bg2 creature'.$J39])" office:value-type="string" office:string-value="  firkra01, null, null, 1, null, null, null, null, null =&gt; firkra01 // Firkraag in human form; change general to humanoid" calcext:value-type="string">
            <text:p><text:s text:c="2"/>firkra01, null, null, 1, null, null, null, null, null =&gt; firkra01 // Firkraag in human form; change general to humanoid</text:p>
          </table:table-cell>
        </table:table-row>
        <table:table-row table:style-name="ro3">
          <table:table-cell table:formula="of:=CONCATENATE(&quot;  &quot;;[$'bg2 creature'.$A40];&quot;, &quot;;[$'bg2 creature'.$B40];&quot;, &quot;;[$'bg2 creature'.$C40];&quot;, &quot;;[$'bg2 creature'.$D40];&quot;, &quot;;[$'bg2 creature'.$E40];&quot;, &quot;;[$'bg2 creature'.$F40];&quot;, &quot;;[$'bg2 creature'.$G40];&quot;, &quot;;[$'bg2 creature'.$H40];&quot;, &quot;;[$'bg2 creature'.$I40];&quot; =&gt; &quot;;[$'bg2 creature'.$A40];&quot; // &quot;;[$'bg2 creature'.$J40])" office:value-type="string" office:string-value="  fsgobl, 161, null, null, null, null, null, null, null =&gt; fsgobl // goblin" calcext:value-type="string">
            <text:p><text:s text:c="2"/>fsgobl, 161, null, null, null, null, null, null, null =&gt; fsgobl // goblin</text:p>
          </table:table-cell>
        </table:table-row>
        <table:table-row table:style-name="ro3">
          <table:table-cell table:formula="of:=CONCATENATE(&quot;  &quot;;[$'bg2 creature'.$A41];&quot;, &quot;;[$'bg2 creature'.$B41];&quot;, &quot;;[$'bg2 creature'.$C41];&quot;, &quot;;[$'bg2 creature'.$D41];&quot;, &quot;;[$'bg2 creature'.$E41];&quot;, &quot;;[$'bg2 creature'.$F41];&quot;, &quot;;[$'bg2 creature'.$G41];&quot;, &quot;;[$'bg2 creature'.$H41];&quot;, &quot;;[$'bg2 creature'.$I41];&quot; =&gt; &quot;;[$'bg2 creature'.$A41];&quot; // &quot;;[$'bg2 creature'.$J41])" office:value-type="string" office:string-value="  fshorde1, 161, null, null, null, null, null, null, null =&gt; fshorde1 // goblin" calcext:value-type="string">
            <text:p><text:s text:c="2"/>fshorde1, 161, null, null, null, null, null, null, null =&gt; fshorde1 // goblin</text:p>
          </table:table-cell>
        </table:table-row>
        <table:table-row table:style-name="ro3">
          <table:table-cell table:formula="of:=CONCATENATE(&quot;  &quot;;[$'bg2 creature'.$A42];&quot;, &quot;;[$'bg2 creature'.$B42];&quot;, &quot;;[$'bg2 creature'.$C42];&quot;, &quot;;[$'bg2 creature'.$D42];&quot;, &quot;;[$'bg2 creature'.$E42];&quot;, &quot;;[$'bg2 creature'.$F42];&quot;, &quot;;[$'bg2 creature'.$G42];&quot;, &quot;;[$'bg2 creature'.$H42];&quot;, &quot;;[$'bg2 creature'.$I42];&quot; =&gt; &quot;;[$'bg2 creature'.$A42];&quot; // &quot;;[$'bg2 creature'.$J42])" office:value-type="string" office:string-value="  fshorde2, 161, null, null, null, null, null, null, null =&gt; fshorde2 // goblin" calcext:value-type="string">
            <text:p><text:s text:c="2"/>fshorde2, 161, null, null, null, null, null, null, null =&gt; fshorde2 // goblin</text:p>
          </table:table-cell>
        </table:table-row>
        <table:table-row table:style-name="ro3">
          <table:table-cell table:formula="of:=CONCATENATE(&quot;  &quot;;[$'bg2 creature'.$A43];&quot;, &quot;;[$'bg2 creature'.$B43];&quot;, &quot;;[$'bg2 creature'.$C43];&quot;, &quot;;[$'bg2 creature'.$D43];&quot;, &quot;;[$'bg2 creature'.$E43];&quot;, &quot;;[$'bg2 creature'.$F43];&quot;, &quot;;[$'bg2 creature'.$G43];&quot;, &quot;;[$'bg2 creature'.$H43];&quot;, &quot;;[$'bg2 creature'.$I43];&quot; =&gt; &quot;;[$'bg2 creature'.$A43];&quot; // &quot;;[$'bg2 creature'.$J43])" office:value-type="string" office:string-value="  fshorde3, 161, null, null, null, null, null, null, null =&gt; fshorde3 // goblin" calcext:value-type="string">
            <text:p><text:s text:c="2"/>fshorde3, 161, null, null, null, null, null, null, null =&gt; fshorde3 // goblin</text:p>
          </table:table-cell>
        </table:table-row>
        <table:table-row table:style-name="ro3">
          <table:table-cell table:formula="of:=CONCATENATE(&quot;  &quot;;[$'bg2 creature'.$A44];&quot;, &quot;;[$'bg2 creature'.$B44];&quot;, &quot;;[$'bg2 creature'.$C44];&quot;, &quot;;[$'bg2 creature'.$D44];&quot;, &quot;;[$'bg2 creature'.$E44];&quot;, &quot;;[$'bg2 creature'.$F44];&quot;, &quot;;[$'bg2 creature'.$G44];&quot;, &quot;;[$'bg2 creature'.$H44];&quot;, &quot;;[$'bg2 creature'.$I44];&quot; =&gt; &quot;;[$'bg2 creature'.$A44];&quot; // &quot;;[$'bg2 creature'.$J44])" office:value-type="string" office:string-value="  garock, 171, null, null, null, null, null, null, null =&gt; garock // IDS sync race updates: garock" calcext:value-type="string">
            <text:p><text:s text:c="2"/>garock, 171, null, null, null, null, null, null, null =&gt; garock // IDS sync race updates: garock</text:p>
          </table:table-cell>
        </table:table-row>
        <table:table-row table:style-name="ro3">
          <table:table-cell table:formula="of:=CONCATENATE(&quot;  &quot;;[$'bg2 creature'.$A45];&quot;, &quot;;[$'bg2 creature'.$B45];&quot;, &quot;;[$'bg2 creature'.$C45];&quot;, &quot;;[$'bg2 creature'.$D45];&quot;, &quot;;[$'bg2 creature'.$E45];&quot;, &quot;;[$'bg2 creature'.$F45];&quot;, &quot;;[$'bg2 creature'.$G45];&quot;, &quot;;[$'bg2 creature'.$H45];&quot;, &quot;;[$'bg2 creature'.$I45];&quot; =&gt; &quot;;[$'bg2 creature'.$A45];&quot; // &quot;;[$'bg2 creature'.$J45])" office:value-type="string" office:string-value="  gemch01, 170, null, null, null, null, null, null, null =&gt; gemch01 // IDS sync race updates:chicken" calcext:value-type="string">
            <text:p><text:s text:c="2"/>gemch01, 170, null, null, null, null, null, null, null =&gt; gemch01 // IDS sync race updates:chicken</text:p>
          </table:table-cell>
        </table:table-row>
        <table:table-row table:style-name="ro3">
          <table:table-cell table:formula="of:=CONCATENATE(&quot;  &quot;;[$'bg2 creature'.$A46];&quot;, &quot;;[$'bg2 creature'.$B46];&quot;, &quot;;[$'bg2 creature'.$C46];&quot;, &quot;;[$'bg2 creature'.$D46];&quot;, &quot;;[$'bg2 creature'.$E46];&quot;, &quot;;[$'bg2 creature'.$F46];&quot;, &quot;;[$'bg2 creature'.$G46];&quot;, &quot;;[$'bg2 creature'.$H46];&quot;, &quot;;[$'bg2 creature'.$I46];&quot; =&gt; &quot;;[$'bg2 creature'.$A46];&quot; // &quot;;[$'bg2 creature'.$J46])" office:value-type="string" office:string-value="  gemch02, 170, null, null, null, null, null, null, null =&gt; gemch02 // IDS sync race updates:chicken" calcext:value-type="string">
            <text:p><text:s text:c="2"/>gemch02, 170, null, null, null, null, null, null, null =&gt; gemch02 // IDS sync race updates:chicken</text:p>
          </table:table-cell>
        </table:table-row>
        <table:table-row table:style-name="ro3">
          <table:table-cell table:formula="of:=CONCATENATE(&quot;  &quot;;[$'bg2 creature'.$A47];&quot;, &quot;;[$'bg2 creature'.$B47];&quot;, &quot;;[$'bg2 creature'.$C47];&quot;, &quot;;[$'bg2 creature'.$D47];&quot;, &quot;;[$'bg2 creature'.$E47];&quot;, &quot;;[$'bg2 creature'.$F47];&quot;, &quot;;[$'bg2 creature'.$G47];&quot;, &quot;;[$'bg2 creature'.$H47];&quot;, &quot;;[$'bg2 creature'.$I47];&quot; =&gt; &quot;;[$'bg2 creature'.$A47];&quot; // &quot;;[$'bg2 creature'.$J47])" office:value-type="string" office:string-value="  globsham, 176, 255, 5, null, null, null, null, null =&gt; globsham // tbd, cam: shambling mound consistency" calcext:value-type="string">
            <text:p><text:s text:c="2"/>globsham, 176, 255, 5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2 creature'.$A48];&quot;, &quot;;[$'bg2 creature'.$B48];&quot;, &quot;;[$'bg2 creature'.$C48];&quot;, &quot;;[$'bg2 creature'.$D48];&quot;, &quot;;[$'bg2 creature'.$E48];&quot;, &quot;;[$'bg2 creature'.$F48];&quot;, &quot;;[$'bg2 creature'.$G48];&quot;, &quot;;[$'bg2 creature'.$H48];&quot;, &quot;;[$'bg2 creature'.$I48];&quot; =&gt; &quot;;[$'bg2 creature'.$A48];&quot; // &quot;;[$'bg2 creature'.$J48])" office:value-type="string" office:string-value="  golice01, null, 215, null, null, null, null, null, null =&gt; golice01 // IDS sync" calcext:value-type="string">
            <text:p><text:s text:c="2"/>golice01, null, 215, null, null, null, null, null, null =&gt; golice01 // IDS sync</text:p>
          </table:table-cell>
        </table:table-row>
        <table:table-row table:style-name="ro3">
          <table:table-cell table:formula="of:=CONCATENATE(&quot;  &quot;;[$'bg2 creature'.$A49];&quot;, &quot;;[$'bg2 creature'.$B49];&quot;, &quot;;[$'bg2 creature'.$C49];&quot;, &quot;;[$'bg2 creature'.$D49];&quot;, &quot;;[$'bg2 creature'.$E49];&quot;, &quot;;[$'bg2 creature'.$F49];&quot;, &quot;;[$'bg2 creature'.$G49];&quot;, &quot;;[$'bg2 creature'.$H49];&quot;, &quot;;[$'bg2 creature'.$I49];&quot; =&gt; &quot;;[$'bg2 creature'.$A49];&quot; // &quot;;[$'bg2 creature'.$J49])" office:value-type="string" office:string-value="  gorgoli, null, 215, null, null, null, null, null, null =&gt; gorgoli // IDS sync" calcext:value-type="string">
            <text:p><text:s text:c="2"/>gorgoli, null, 215, null, null, null, null, null, null =&gt; gorgoli // IDS sync</text:p>
          </table:table-cell>
        </table:table-row>
        <table:table-row table:style-name="ro3">
          <table:table-cell table:formula="of:=CONCATENATE(&quot;  &quot;;[$'bg2 creature'.$A50];&quot;, &quot;;[$'bg2 creature'.$B50];&quot;, &quot;;[$'bg2 creature'.$C50];&quot;, &quot;;[$'bg2 creature'.$D50];&quot;, &quot;;[$'bg2 creature'.$E50];&quot;, &quot;;[$'bg2 creature'.$F50];&quot;, &quot;;[$'bg2 creature'.$G50];&quot;, &quot;;[$'bg2 creature'.$H50];&quot;, &quot;;[$'bg2 creature'.$I50];&quot; =&gt; &quot;;[$'bg2 creature'.$A50];&quot; // &quot;;[$'bg2 creature'.$J50])" office:value-type="string" office:string-value="  gorsnake, 183, null, null, null, null, null, null, null =&gt; gorsnake // IDS sync race updates: giant snake" calcext:value-type="string">
            <text:p><text:s text:c="2"/>gorsnake, 183, null, null, null, null, null, null, null =&gt; gorsnake // IDS sync race updates: giant snake</text:p>
          </table:table-cell>
        </table:table-row>
        <table:table-row table:style-name="ro3">
          <table:table-cell table:formula="of:=CONCATENATE(&quot;  &quot;;[$'bg2 creature'.$A51];&quot;, &quot;;[$'bg2 creature'.$B51];&quot;, &quot;;[$'bg2 creature'.$C51];&quot;, &quot;;[$'bg2 creature'.$D51];&quot;, &quot;;[$'bg2 creature'.$E51];&quot;, &quot;;[$'bg2 creature'.$F51];&quot;, &quot;;[$'bg2 creature'.$G51];&quot;, &quot;;[$'bg2 creature'.$H51];&quot;, &quot;;[$'bg2 creature'.$I51];&quot; =&gt; &quot;;[$'bg2 creature'.$A51];&quot; // &quot;;[$'bg2 creature'.$J51])" office:value-type="string" office:string-value="  gpsimb, 161, null, null, null, null, null, null, null =&gt; gpsimb // simbja" calcext:value-type="string">
            <text:p><text:s text:c="2"/>gpsimb, 161, null, null, null, null, null, null, null =&gt; gpsimb // simbja</text:p>
          </table:table-cell>
        </table:table-row>
        <table:table-row table:style-name="ro3">
          <table:table-cell table:formula="of:=CONCATENATE(&quot;  &quot;;[$'bg2 creature'.$A52];&quot;, &quot;;[$'bg2 creature'.$B52];&quot;, &quot;;[$'bg2 creature'.$C52];&quot;, &quot;;[$'bg2 creature'.$D52];&quot;, &quot;;[$'bg2 creature'.$E52];&quot;, &quot;;[$'bg2 creature'.$F52];&quot;, &quot;;[$'bg2 creature'.$G52];&quot;, &quot;;[$'bg2 creature'.$H52];&quot;, &quot;;[$'bg2 creature'.$I52];&quot; =&gt; &quot;;[$'bg2 creature'.$A52];&quot; // &quot;;[$'bg2 creature'.$J52])" office:value-type="string" office:string-value="  grhog01, 182, null, null, null, null, null, null, null =&gt; grhog01 // IDS sync race updates: groundhog" calcext:value-type="string">
            <text:p><text:s text:c="2"/>grhog01, 182, null, null, null, null, null, null, null =&gt; grhog01 // IDS sync race updates: groundhog</text:p>
          </table:table-cell>
        </table:table-row>
        <table:table-row table:style-name="ro3">
          <table:table-cell table:formula="of:=CONCATENATE(&quot;  &quot;;[$'bg2 creature'.$A53];&quot;, &quot;;[$'bg2 creature'.$B53];&quot;, &quot;;[$'bg2 creature'.$C53];&quot;, &quot;;[$'bg2 creature'.$D53];&quot;, &quot;;[$'bg2 creature'.$E53];&quot;, &quot;;[$'bg2 creature'.$F53];&quot;, &quot;;[$'bg2 creature'.$G53];&quot;, &quot;;[$'bg2 creature'.$H53];&quot;, &quot;;[$'bg2 creature'.$I53];&quot; =&gt; &quot;;[$'bg2 creature'.$A53];&quot; // &quot;;[$'bg2 creature'.$J53])" office:value-type="string" office:string-value="  hgmnd2, 176, 255, null, null, 0, null, null, null =&gt; hgmnd2 // tbd, cam: shambling mound consistency" calcext:value-type="string">
            <text:p><text:s text:c="2"/>hgmnd2, 176, 255, null, null, 0, null, null, null =&gt; hgmnd2 // tbd, cam: shambling mound consistency</text:p>
          </table:table-cell>
        </table:table-row>
        <table:table-row table:style-name="ro3">
          <table:table-cell table:formula="of:=CONCATENATE(&quot;  &quot;;[$'bg2 creature'.$A54];&quot;, &quot;;[$'bg2 creature'.$B54];&quot;, &quot;;[$'bg2 creature'.$C54];&quot;, &quot;;[$'bg2 creature'.$D54];&quot;, &quot;;[$'bg2 creature'.$E54];&quot;, &quot;;[$'bg2 creature'.$F54];&quot;, &quot;;[$'bg2 creature'.$G54];&quot;, &quot;;[$'bg2 creature'.$H54];&quot;, &quot;;[$'bg2 creature'.$I54];&quot; =&gt; &quot;;[$'bg2 creature'.$A54];&quot; // &quot;;[$'bg2 creature'.$J54])" office:value-type="string" office:string-value="  hgmound, 176, 255, null, null, 0, null, null, null =&gt; hgmound // tbd, cam: shambling mound consistency" calcext:value-type="string">
            <text:p><text:s text:c="2"/>hgmound, 176, 255, null, null, 0, null, null, null =&gt; hgmound // tbd, cam: shambling mound consistency</text:p>
          </table:table-cell>
        </table:table-row>
        <table:table-row table:style-name="ro3">
          <table:table-cell table:formula="of:=CONCATENATE(&quot;  &quot;;[$'bg2 creature'.$A55];&quot;, &quot;;[$'bg2 creature'.$B55];&quot;, &quot;;[$'bg2 creature'.$C55];&quot;, &quot;;[$'bg2 creature'.$D55];&quot;, &quot;;[$'bg2 creature'.$E55];&quot;, &quot;;[$'bg2 creature'.$F55];&quot;, &quot;;[$'bg2 creature'.$G55];&quot;, &quot;;[$'bg2 creature'.$H55];&quot;, &quot;;[$'bg2 creature'.$I55];&quot; =&gt; &quot;;[$'bg2 creature'.$A55];&quot; // &quot;;[$'bg2 creature'.$J55])" office:value-type="string" office:string-value="  hgsal01, null, 218, null, null, null, null, null, null =&gt; hgsal01 // IDS sync" calcext:value-type="string">
            <text:p><text:s text:c="2"/>hgsal01, null, 218, null, null, null, null, null, null =&gt; hgsal01 // IDS sync</text:p>
          </table:table-cell>
        </table:table-row>
        <table:table-row table:style-name="ro3">
          <table:table-cell table:formula="of:=CONCATENATE(&quot;  &quot;;[$'bg2 creature'.$A56];&quot;, &quot;;[$'bg2 creature'.$B56];&quot;, &quot;;[$'bg2 creature'.$C56];&quot;, &quot;;[$'bg2 creature'.$D56];&quot;, &quot;;[$'bg2 creature'.$E56];&quot;, &quot;;[$'bg2 creature'.$F56];&quot;, &quot;;[$'bg2 creature'.$G56];&quot;, &quot;;[$'bg2 creature'.$H56];&quot;, &quot;;[$'bg2 creature'.$I56];&quot; =&gt; &quot;;[$'bg2 creature'.$A56];&quot; // &quot;;[$'bg2 creature'.$J56])" office:value-type="string" office:string-value="  hlmafer, 171, null, null, null, null, null, null, null =&gt; hlmafer // IDS sync race updates: maferan" calcext:value-type="string">
            <text:p><text:s text:c="2"/>hlmafer, 171, null, null, null, null, null, null, null =&gt; hlmafer // IDS sync race updates: maferan</text:p>
          </table:table-cell>
        </table:table-row>
        <table:table-row table:style-name="ro3">
          <table:table-cell table:formula="of:=CONCATENATE(&quot;  &quot;;[$'bg2 creature'.$A57];&quot;, &quot;;[$'bg2 creature'.$B57];&quot;, &quot;;[$'bg2 creature'.$C57];&quot;, &quot;;[$'bg2 creature'.$D57];&quot;, &quot;;[$'bg2 creature'.$E57];&quot;, &quot;;[$'bg2 creature'.$F57];&quot;, &quot;;[$'bg2 creature'.$G57];&quot;, &quot;;[$'bg2 creature'.$H57];&quot;, &quot;;[$'bg2 creature'.$I57];&quot; =&gt; &quot;;[$'bg2 creature'.$A57];&quot; // &quot;;[$'bg2 creature'.$J57])" office:value-type="string" office:string-value="  horse, 182, null, null, null, null, null, null, null =&gt; horse // IDS sync race updates: horse" calcext:value-type="string">
            <text:p><text:s text:c="2"/>horse, 182, null, null, null, null, null, null, null =&gt; horse // IDS sync race updates: horse</text:p>
          </table:table-cell>
        </table:table-row>
        <table:table-row table:style-name="ro3">
          <table:table-cell table:formula="of:=CONCATENATE(&quot;  &quot;;[$'bg2 creature'.$A58];&quot;, &quot;;[$'bg2 creature'.$B58];&quot;, &quot;;[$'bg2 creature'.$C58];&quot;, &quot;;[$'bg2 creature'.$D58];&quot;, &quot;;[$'bg2 creature'.$E58];&quot;, &quot;;[$'bg2 creature'.$F58];&quot;, &quot;;[$'bg2 creature'.$G58];&quot;, &quot;;[$'bg2 creature'.$H58];&quot;, &quot;;[$'bg2 creature'.$I58];&quot; =&gt; &quot;;[$'bg2 creature'.$A58];&quot; // &quot;;[$'bg2 creature'.$J58])" office:value-type="string" office:string-value="  icbone01, null, 136, null, null, null, null, null, null =&gt; icbone01 // golem fixes" calcext:value-type="string">
            <text:p><text:s text:c="2"/>icbone01, null, 136, null, null, null, null, null, null =&gt; icbone01 // golem fixes</text:p>
          </table:table-cell>
        </table:table-row>
        <table:table-row table:style-name="ro3">
          <table:table-cell table:formula="of:=CONCATENATE(&quot;  &quot;;[$'bg2 creature'.$A59];&quot;, &quot;;[$'bg2 creature'.$B59];&quot;, &quot;;[$'bg2 creature'.$C59];&quot;, &quot;;[$'bg2 creature'.$D59];&quot;, &quot;;[$'bg2 creature'.$E59];&quot;, &quot;;[$'bg2 creature'.$F59];&quot;, &quot;;[$'bg2 creature'.$G59];&quot;, &quot;;[$'bg2 creature'.$H59];&quot;, &quot;;[$'bg2 creature'.$I59];&quot; =&gt; &quot;;[$'bg2 creature'.$A59];&quot; // &quot;;[$'bg2 creature'.$J59])" office:value-type="string" office:string-value="  icfung02, 168, null, null, null, null, null, null, null =&gt; icfung02 // IDS sync race updates: spore colony" calcext:value-type="string">
            <text:p><text:s text:c="2"/>icfung02, 168, null, null, null, null, null, null, null =&gt; icfung02 // IDS sync race updates: spore colony</text:p>
          </table:table-cell>
        </table:table-row>
        <table:table-row table:style-name="ro3">
          <table:table-cell table:formula="of:=CONCATENATE(&quot;  &quot;;[$'bg2 creature'.$A60];&quot;, &quot;;[$'bg2 creature'.$B60];&quot;, &quot;;[$'bg2 creature'.$C60];&quot;, &quot;;[$'bg2 creature'.$D60];&quot;, &quot;;[$'bg2 creature'.$E60];&quot;, &quot;;[$'bg2 creature'.$F60];&quot;, &quot;;[$'bg2 creature'.$G60];&quot;, &quot;;[$'bg2 creature'.$H60];&quot;, &quot;;[$'bg2 creature'.$I60];&quot; =&gt; &quot;;[$'bg2 creature'.$A60];&quot; // &quot;;[$'bg2 creature'.$J60])" office:value-type="string" office:string-value="  icfungus, 168, null, null, null, null, null, null, null =&gt; icfungus // IDS sync race updates: spore colony" calcext:value-type="string">
            <text:p><text:s text:c="2"/>icfungus, 168, null, null, null, null, null, null, null =&gt; icfungus // IDS sync race updates: spore colony</text:p>
          </table:table-cell>
        </table:table-row>
        <table:table-row table:style-name="ro3">
          <table:table-cell table:formula="of:=CONCATENATE(&quot;  &quot;;[$'bg2 creature'.$A61];&quot;, &quot;;[$'bg2 creature'.$B61];&quot;, &quot;;[$'bg2 creature'.$C61];&quot;, &quot;;[$'bg2 creature'.$D61];&quot;, &quot;;[$'bg2 creature'.$E61];&quot;, &quot;;[$'bg2 creature'.$F61];&quot;, &quot;;[$'bg2 creature'.$G61];&quot;, &quot;;[$'bg2 creature'.$H61];&quot;, &quot;;[$'bg2 creature'.$I61];&quot; =&gt; &quot;;[$'bg2 creature'.$A61];&quot; // &quot;;[$'bg2 creature'.$J61])" office:value-type="string" office:string-value="  icgob01, 161, null, null, null, null, null, null, null =&gt; icgob01 // goblin" calcext:value-type="string">
            <text:p><text:s text:c="2"/>icgob01, 161, null, null, null, null, null, null, null =&gt; icgob01 // goblin</text:p>
          </table:table-cell>
        </table:table-row>
        <table:table-row table:style-name="ro3">
          <table:table-cell table:formula="of:=CONCATENATE(&quot;  &quot;;[$'bg2 creature'.$A62];&quot;, &quot;;[$'bg2 creature'.$B62];&quot;, &quot;;[$'bg2 creature'.$C62];&quot;, &quot;;[$'bg2 creature'.$D62];&quot;, &quot;;[$'bg2 creature'.$E62];&quot;, &quot;;[$'bg2 creature'.$F62];&quot;, &quot;;[$'bg2 creature'.$G62];&quot;, &quot;;[$'bg2 creature'.$H62];&quot;, &quot;;[$'bg2 creature'.$I62];&quot; =&gt; &quot;;[$'bg2 creature'.$A62];&quot; // &quot;;[$'bg2 creature'.$J62])" office:value-type="string" office:string-value="  icgob02, 161, null, null, null, null, null, null, null =&gt; icgob02 // goblin" calcext:value-type="string">
            <text:p><text:s text:c="2"/>icgob02, 161, null, null, null, null, null, null, null =&gt; icgob02 // goblin</text:p>
          </table:table-cell>
        </table:table-row>
        <table:table-row table:style-name="ro3">
          <table:table-cell table:formula="of:=CONCATENATE(&quot;  &quot;;[$'bg2 creature'.$A63];&quot;, &quot;;[$'bg2 creature'.$B63];&quot;, &quot;;[$'bg2 creature'.$C63];&quot;, &quot;;[$'bg2 creature'.$D63];&quot;, &quot;;[$'bg2 creature'.$E63];&quot;, &quot;;[$'bg2 creature'.$F63];&quot;, &quot;;[$'bg2 creature'.$G63];&quot;, &quot;;[$'bg2 creature'.$H63];&quot;, &quot;;[$'bg2 creature'.$I63];&quot; =&gt; &quot;;[$'bg2 creature'.$A63];&quot; // &quot;;[$'bg2 creature'.$J63])" office:value-type="string" office:string-value="  icgob03, 161, null, null, null, null, null, null, null =&gt; icgob03 // goblin" calcext:value-type="string">
            <text:p><text:s text:c="2"/>icgob03, 161, null, null, null, null, null, null, null =&gt; icgob03 // goblin</text:p>
          </table:table-cell>
        </table:table-row>
        <table:table-row table:style-name="ro3">
          <table:table-cell table:formula="of:=CONCATENATE(&quot;  &quot;;[$'bg2 creature'.$A64];&quot;, &quot;;[$'bg2 creature'.$B64];&quot;, &quot;;[$'bg2 creature'.$C64];&quot;, &quot;;[$'bg2 creature'.$D64];&quot;, &quot;;[$'bg2 creature'.$E64];&quot;, &quot;;[$'bg2 creature'.$F64];&quot;, &quot;;[$'bg2 creature'.$G64];&quot;, &quot;;[$'bg2 creature'.$H64];&quot;, &quot;;[$'bg2 creature'.$I64];&quot; =&gt; &quot;;[$'bg2 creature'.$A64];&quot; // &quot;;[$'bg2 creature'.$J64])" office:value-type="string" office:string-value="  icgob04, 161, null, null, null, null, null, null, null =&gt; icgob04 // goblin" calcext:value-type="string">
            <text:p><text:s text:c="2"/>icgob04, 161, null, null, null, null, null, null, null =&gt; icgob04 // goblin</text:p>
          </table:table-cell>
        </table:table-row>
        <table:table-row table:style-name="ro3">
          <table:table-cell table:formula="of:=CONCATENATE(&quot;  &quot;;[$'bg2 creature'.$A65];&quot;, &quot;;[$'bg2 creature'.$B65];&quot;, &quot;;[$'bg2 creature'.$C65];&quot;, &quot;;[$'bg2 creature'.$D65];&quot;, &quot;;[$'bg2 creature'.$E65];&quot;, &quot;;[$'bg2 creature'.$F65];&quot;, &quot;;[$'bg2 creature'.$G65];&quot;, &quot;;[$'bg2 creature'.$H65];&quot;, &quot;;[$'bg2 creature'.$I65];&quot; =&gt; &quot;;[$'bg2 creature'.$A65];&quot; // &quot;;[$'bg2 creature'.$J65])" office:value-type="string" office:string-value="  icliz01, 162, null, null, null, null, null, null, null =&gt; icliz01 // IDS sync race updates:lizard man" calcext:value-type="string">
            <text:p><text:s text:c="2"/>icliz01, 162, null, null, null, null, null, null, null =&gt; icliz01 // IDS sync race updates:lizard man</text:p>
          </table:table-cell>
        </table:table-row>
        <table:table-row table:style-name="ro3">
          <table:table-cell table:formula="of:=CONCATENATE(&quot;  &quot;;[$'bg2 creature'.$A66];&quot;, &quot;;[$'bg2 creature'.$B66];&quot;, &quot;;[$'bg2 creature'.$C66];&quot;, &quot;;[$'bg2 creature'.$D66];&quot;, &quot;;[$'bg2 creature'.$E66];&quot;, &quot;;[$'bg2 creature'.$F66];&quot;, &quot;;[$'bg2 creature'.$G66];&quot;, &quot;;[$'bg2 creature'.$H66];&quot;, &quot;;[$'bg2 creature'.$I66];&quot; =&gt; &quot;;[$'bg2 creature'.$A66];&quot; // &quot;;[$'bg2 creature'.$J66])" office:value-type="string" office:string-value="  icliz02, 162, null, null, null, null, null, null, null =&gt; icliz02 // IDS sync race updates:gorkale" calcext:value-type="string">
            <text:p><text:s text:c="2"/>icliz02, 162, null, null, null, null, null, null, null =&gt; icliz02 // IDS sync race updates:gorkale</text:p>
          </table:table-cell>
        </table:table-row>
        <table:table-row table:style-name="ro3">
          <table:table-cell table:formula="of:=CONCATENATE(&quot;  &quot;;[$'bg2 creature'.$A67];&quot;, &quot;;[$'bg2 creature'.$B67];&quot;, &quot;;[$'bg2 creature'.$C67];&quot;, &quot;;[$'bg2 creature'.$D67];&quot;, &quot;;[$'bg2 creature'.$E67];&quot;, &quot;;[$'bg2 creature'.$F67];&quot;, &quot;;[$'bg2 creature'.$G67];&quot;, &quot;;[$'bg2 creature'.$H67];&quot;, &quot;;[$'bg2 creature'.$I67];&quot; =&gt; &quot;;[$'bg2 creature'.$A67];&quot; // &quot;;[$'bg2 creature'.$J67])" office:value-type="string" office:string-value="  icmin01, 171, null, null, null, null, null, null, null =&gt; icmin01 // IDS sync race updates: minotaur" calcext:value-type="string">
            <text:p><text:s text:c="2"/>icmin01, 171, null, null, null, null, null, null, null =&gt; icmin01 // IDS sync race updates: minotaur</text:p>
          </table:table-cell>
        </table:table-row>
        <table:table-row table:style-name="ro3">
          <table:table-cell table:formula="of:=CONCATENATE(&quot;  &quot;;[$'bg2 creature'.$A68];&quot;, &quot;;[$'bg2 creature'.$B68];&quot;, &quot;;[$'bg2 creature'.$C68];&quot;, &quot;;[$'bg2 creature'.$D68];&quot;, &quot;;[$'bg2 creature'.$E68];&quot;, &quot;;[$'bg2 creature'.$F68];&quot;, &quot;;[$'bg2 creature'.$G68];&quot;, &quot;;[$'bg2 creature'.$H68];&quot;, &quot;;[$'bg2 creature'.$I68];&quot; =&gt; &quot;;[$'bg2 creature'.$A68];&quot; // &quot;;[$'bg2 creature'.$J68])" office:value-type="string" office:string-value="  icsalcol, null, 216, null, null, null, null, null, null =&gt; icsalcol // IDS sync" calcext:value-type="string">
            <text:p><text:s text:c="2"/>icsalcol, null, 216, null, null, null, null, null, null =&gt; icsalcol // IDS sync</text:p>
          </table:table-cell>
        </table:table-row>
        <table:table-row table:style-name="ro3">
          <table:table-cell table:formula="of:=CONCATENATE(&quot;  &quot;;[$'bg2 creature'.$A69];&quot;, &quot;;[$'bg2 creature'.$B69];&quot;, &quot;;[$'bg2 creature'.$C69];&quot;, &quot;;[$'bg2 creature'.$D69];&quot;, &quot;;[$'bg2 creature'.$E69];&quot;, &quot;;[$'bg2 creature'.$F69];&quot;, &quot;;[$'bg2 creature'.$G69];&quot;, &quot;;[$'bg2 creature'.$H69];&quot;, &quot;;[$'bg2 creature'.$I69];&quot; =&gt; &quot;;[$'bg2 creature'.$A69];&quot; // &quot;;[$'bg2 creature'.$J69])" office:value-type="string" office:string-value="  icsalfir, null, 218, null, null, null, null, null, null =&gt; icsalfir // IDS sync" calcext:value-type="string">
            <text:p><text:s text:c="2"/>icsalfir, null, 218, null, null, null, null, null, null =&gt; icsalfir // IDS sync</text:p>
          </table:table-cell>
        </table:table-row>
        <table:table-row table:style-name="ro3">
          <table:table-cell table:formula="of:=CONCATENATE(&quot;  &quot;;[$'bg2 creature'.$A70];&quot;, &quot;;[$'bg2 creature'.$B70];&quot;, &quot;;[$'bg2 creature'.$C70];&quot;, &quot;;[$'bg2 creature'.$D70];&quot;, &quot;;[$'bg2 creature'.$E70];&quot;, &quot;;[$'bg2 creature'.$F70];&quot;, &quot;;[$'bg2 creature'.$G70];&quot;, &quot;;[$'bg2 creature'.$H70];&quot;, &quot;;[$'bg2 creature'.$I70];&quot; =&gt; &quot;;[$'bg2 creature'.$A70];&quot; // &quot;;[$'bg2 creature'.$J70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1];&quot;, &quot;;[$'bg2 creature'.$B71];&quot;, &quot;;[$'bg2 creature'.$C71];&quot;, &quot;;[$'bg2 creature'.$D71];&quot;, &quot;;[$'bg2 creature'.$E71];&quot;, &quot;;[$'bg2 creature'.$F71];&quot;, &quot;;[$'bg2 creature'.$G71];&quot;, &quot;;[$'bg2 creature'.$H71];&quot;, &quot;;[$'bg2 creature'.$I71];&quot; =&gt; &quot;;[$'bg2 creature'.$A71];&quot; // &quot;;[$'bg2 creature'.$J71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2];&quot;, &quot;;[$'bg2 creature'.$B72];&quot;, &quot;;[$'bg2 creature'.$C72];&quot;, &quot;;[$'bg2 creature'.$D72];&quot;, &quot;;[$'bg2 creature'.$E72];&quot;, &quot;;[$'bg2 creature'.$F72];&quot;, &quot;;[$'bg2 creature'.$G72];&quot;, &quot;;[$'bg2 creature'.$H72];&quot;, &quot;;[$'bg2 creature'.$I72];&quot; =&gt; &quot;;[$'bg2 creature'.$A72];&quot; // &quot;;[$'bg2 creature'.$J72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3];&quot;, &quot;;[$'bg2 creature'.$B73];&quot;, &quot;;[$'bg2 creature'.$C73];&quot;, &quot;;[$'bg2 creature'.$D73];&quot;, &quot;;[$'bg2 creature'.$E73];&quot;, &quot;;[$'bg2 creature'.$F73];&quot;, &quot;;[$'bg2 creature'.$G73];&quot;, &quot;;[$'bg2 creature'.$H73];&quot;, &quot;;[$'bg2 creature'.$I73];&quot; =&gt; &quot;;[$'bg2 creature'.$A73];&quot; // &quot;;[$'bg2 creature'.$J73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4];&quot;, &quot;;[$'bg2 creature'.$B74];&quot;, &quot;;[$'bg2 creature'.$C74];&quot;, &quot;;[$'bg2 creature'.$D74];&quot;, &quot;;[$'bg2 creature'.$E74];&quot;, &quot;;[$'bg2 creature'.$F74];&quot;, &quot;;[$'bg2 creature'.$G74];&quot;, &quot;;[$'bg2 creature'.$H74];&quot;, &quot;;[$'bg2 creature'.$I74];&quot; =&gt; &quot;;[$'bg2 creature'.$A74];&quot; // &quot;;[$'bg2 creature'.$J74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5];&quot;, &quot;;[$'bg2 creature'.$B75];&quot;, &quot;;[$'bg2 creature'.$C75];&quot;, &quot;;[$'bg2 creature'.$D75];&quot;, &quot;;[$'bg2 creature'.$E75];&quot;, &quot;;[$'bg2 creature'.$F75];&quot;, &quot;;[$'bg2 creature'.$G75];&quot;, &quot;;[$'bg2 creature'.$H75];&quot;, &quot;;[$'bg2 creature'.$I75];&quot; =&gt; &quot;;[$'bg2 creature'.$A75];&quot; // &quot;;[$'bg2 creature'.$J75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6];&quot;, &quot;;[$'bg2 creature'.$B76];&quot;, &quot;;[$'bg2 creature'.$C76];&quot;, &quot;;[$'bg2 creature'.$D76];&quot;, &quot;;[$'bg2 creature'.$E76];&quot;, &quot;;[$'bg2 creature'.$F76];&quot;, &quot;;[$'bg2 creature'.$G76];&quot;, &quot;;[$'bg2 creature'.$H76];&quot;, &quot;;[$'bg2 creature'.$I76];&quot; =&gt; &quot;;[$'bg2 creature'.$A76];&quot; // &quot;;[$'bg2 creature'.$J76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7];&quot;, &quot;;[$'bg2 creature'.$B77];&quot;, &quot;;[$'bg2 creature'.$C77];&quot;, &quot;;[$'bg2 creature'.$D77];&quot;, &quot;;[$'bg2 creature'.$E77];&quot;, &quot;;[$'bg2 creature'.$F77];&quot;, &quot;;[$'bg2 creature'.$G77];&quot;, &quot;;[$'bg2 creature'.$H77];&quot;, &quot;;[$'bg2 creature'.$I77];&quot; =&gt; &quot;;[$'bg2 creature'.$A77];&quot; // &quot;;[$'bg2 creature'.$J77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8];&quot;, &quot;;[$'bg2 creature'.$B78];&quot;, &quot;;[$'bg2 creature'.$C78];&quot;, &quot;;[$'bg2 creature'.$D78];&quot;, &quot;;[$'bg2 creature'.$E78];&quot;, &quot;;[$'bg2 creature'.$F78];&quot;, &quot;;[$'bg2 creature'.$G78];&quot;, &quot;;[$'bg2 creature'.$H78];&quot;, &quot;;[$'bg2 creature'.$I78];&quot; =&gt; &quot;;[$'bg2 creature'.$A78];&quot; // &quot;;[$'bg2 creature'.$J78])" office:value-type="string" office:string-value="  llylla, 182, null, null, null, null, null, null, null =&gt; llylla // IDS sync race updates: llylla" calcext:value-type="string">
            <text:p><text:s text:c="2"/>llylla, 182, null, null, null, null, null, null, null =&gt; llylla // IDS sync race updates: llylla</text:p>
          </table:table-cell>
        </table:table-row>
        <table:table-row table:style-name="ro3">
          <table:table-cell table:formula="of:=CONCATENATE(&quot;  &quot;;[$'bg2 creature'.$A79];&quot;, &quot;;[$'bg2 creature'.$B79];&quot;, &quot;;[$'bg2 creature'.$C79];&quot;, &quot;;[$'bg2 creature'.$D79];&quot;, &quot;;[$'bg2 creature'.$E79];&quot;, &quot;;[$'bg2 creature'.$F79];&quot;, &quot;;[$'bg2 creature'.$G79];&quot;, &quot;;[$'bg2 creature'.$H79];&quot;, &quot;;[$'bg2 creature'.$I79];&quot; =&gt; &quot;;[$'bg2 creature'.$A79];&quot; // &quot;;[$'bg2 creature'.$J79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0];&quot;, &quot;;[$'bg2 creature'.$B80];&quot;, &quot;;[$'bg2 creature'.$C80];&quot;, &quot;;[$'bg2 creature'.$D80];&quot;, &quot;;[$'bg2 creature'.$E80];&quot;, &quot;;[$'bg2 creature'.$F80];&quot;, &quot;;[$'bg2 creature'.$G80];&quot;, &quot;;[$'bg2 creature'.$H80];&quot;, &quot;;[$'bg2 creature'.$I80];&quot; =&gt; &quot;;[$'bg2 creature'.$A80];&quot; // &quot;;[$'bg2 creature'.$J80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1];&quot;, &quot;;[$'bg2 creature'.$B81];&quot;, &quot;;[$'bg2 creature'.$C81];&quot;, &quot;;[$'bg2 creature'.$D81];&quot;, &quot;;[$'bg2 creature'.$E81];&quot;, &quot;;[$'bg2 creature'.$F81];&quot;, &quot;;[$'bg2 creature'.$G81];&quot;, &quot;;[$'bg2 creature'.$H81];&quot;, &quot;;[$'bg2 creature'.$I81];&quot; =&gt; &quot;;[$'bg2 creature'.$A81];&quot; // &quot;;[$'bg2 creature'.$J81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2];&quot;, &quot;;[$'bg2 creature'.$B82];&quot;, &quot;;[$'bg2 creature'.$C82];&quot;, &quot;;[$'bg2 creature'.$D82];&quot;, &quot;;[$'bg2 creature'.$E82];&quot;, &quot;;[$'bg2 creature'.$F82];&quot;, &quot;;[$'bg2 creature'.$G82];&quot;, &quot;;[$'bg2 creature'.$H82];&quot;, &quot;;[$'bg2 creature'.$I82];&quot; =&gt; &quot;;[$'bg2 creature'.$A82];&quot; // &quot;;[$'bg2 creature'.$J82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3];&quot;, &quot;;[$'bg2 creature'.$B83];&quot;, &quot;;[$'bg2 creature'.$C83];&quot;, &quot;;[$'bg2 creature'.$D83];&quot;, &quot;;[$'bg2 creature'.$E83];&quot;, &quot;;[$'bg2 creature'.$F83];&quot;, &quot;;[$'bg2 creature'.$G83];&quot;, &quot;;[$'bg2 creature'.$H83];&quot;, &quot;;[$'bg2 creature'.$I83];&quot; =&gt; &quot;;[$'bg2 creature'.$A83];&quot; // &quot;;[$'bg2 creature'.$J83])" office:value-type="string" office:string-value="  mazzy9, null, null, null, null, null, null, null, 0x40000000 =&gt; mazzy9 // tbd, cam (from jmerry): joinable NPCs should have proper trueclass kit values" calcext:value-type="string">
            <text:p><text:s text:c="2"/>mazzy9, null, null, null, null, null, null, null, 0x40000000 =&gt; mazzy9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4];&quot;, &quot;;[$'bg2 creature'.$B84];&quot;, &quot;;[$'bg2 creature'.$C84];&quot;, &quot;;[$'bg2 creature'.$D84];&quot;, &quot;;[$'bg2 creature'.$E84];&quot;, &quot;;[$'bg2 creature'.$F84];&quot;, &quot;;[$'bg2 creature'.$G84];&quot;, &quot;;[$'bg2 creature'.$H84];&quot;, &quot;;[$'bg2 creature'.$I84];&quot; =&gt; &quot;;[$'bg2 creature'.$A84];&quot; // &quot;;[$'bg2 creature'.$J84])" office:value-type="string" office:string-value="  moose, 182, null, null, null, null, null, null, null =&gt; moose // IDS sync race updates: moose" calcext:value-type="string">
            <text:p><text:s text:c="2"/>moose, 182, null, null, null, null, null, null, null =&gt; moose // IDS sync race updates: moose</text:p>
          </table:table-cell>
        </table:table-row>
        <table:table-row table:style-name="ro3">
          <table:table-cell table:formula="of:=CONCATENATE(&quot;  &quot;;[$'bg2 creature'.$A85];&quot;, &quot;;[$'bg2 creature'.$B85];&quot;, &quot;;[$'bg2 creature'.$C85];&quot;, &quot;;[$'bg2 creature'.$D85];&quot;, &quot;;[$'bg2 creature'.$E85];&quot;, &quot;;[$'bg2 creature'.$F85];&quot;, &quot;;[$'bg2 creature'.$G85];&quot;, &quot;;[$'bg2 creature'.$H85];&quot;, &quot;;[$'bg2 creature'.$I85];&quot; =&gt; &quot;;[$'bg2 creature'.$A85];&quot; // &quot;;[$'bg2 creature'.$J85])" office:value-type="string" office:string-value="  moose01, 182, null, null, null, null, null, null, null =&gt; moose01 // IDS sync race updates: moose" calcext:value-type="string">
            <text:p><text:s text:c="2"/>moose01, 182, null, null, null, null, null, null, null =&gt; moose01 // IDS sync race updates: moose</text:p>
          </table:table-cell>
        </table:table-row>
        <table:table-row table:style-name="ro3">
          <table:table-cell table:formula="of:=CONCATENATE(&quot;  &quot;;[$'bg2 creature'.$A86];&quot;, &quot;;[$'bg2 creature'.$B86];&quot;, &quot;;[$'bg2 creature'.$C86];&quot;, &quot;;[$'bg2 creature'.$D86];&quot;, &quot;;[$'bg2 creature'.$E86];&quot;, &quot;;[$'bg2 creature'.$F86];&quot;, &quot;;[$'bg2 creature'.$G86];&quot;, &quot;;[$'bg2 creature'.$H86];&quot;, &quot;;[$'bg2 creature'.$I86];&quot; =&gt; &quot;;[$'bg2 creature'.$A86];&quot; // &quot;;[$'bg2 creature'.$J86])" office:value-type="string" office:string-value="  nchick, 170, null, null, null, null, null, null, null =&gt; nchick // IDS sync race updates:chicken" calcext:value-type="string">
            <text:p><text:s text:c="2"/>nchick, 170, null, null, null, null, null, null, null =&gt; nchick // IDS sync race updates:chicken</text:p>
          </table:table-cell>
        </table:table-row>
        <table:table-row table:style-name="ro3">
          <table:table-cell table:formula="of:=CONCATENATE(&quot;  &quot;;[$'bg2 creature'.$A87];&quot;, &quot;;[$'bg2 creature'.$B87];&quot;, &quot;;[$'bg2 creature'.$C87];&quot;, &quot;;[$'bg2 creature'.$D87];&quot;, &quot;;[$'bg2 creature'.$E87];&quot;, &quot;;[$'bg2 creature'.$F87];&quot;, &quot;;[$'bg2 creature'.$G87];&quot;, &quot;;[$'bg2 creature'.$H87];&quot;, &quot;;[$'bg2 creature'.$I87];&quot; =&gt; &quot;;[$'bg2 creature'.$A87];&quot; // &quot;;[$'bg2 creature'.$J87])" office:value-type="string" office:string-value="  ncow, 182, null, null, null, null, null, null, null =&gt; ncow // IDS sync race updates: cow" calcext:value-type="string">
            <text:p><text:s text:c="2"/>ncow, 182, null, null, null, null, null, null, null =&gt; ncow // IDS sync race updates: cow</text:p>
          </table:table-cell>
        </table:table-row>
        <table:table-row table:style-name="ro3">
          <table:table-cell table:formula="of:=CONCATENATE(&quot;  &quot;;[$'bg2 creature'.$A88];&quot;, &quot;;[$'bg2 creature'.$B88];&quot;, &quot;;[$'bg2 creature'.$C88];&quot;, &quot;;[$'bg2 creature'.$D88];&quot;, &quot;;[$'bg2 creature'.$E88];&quot;, &quot;;[$'bg2 creature'.$F88];&quot;, &quot;;[$'bg2 creature'.$G88];&quot;, &quot;;[$'bg2 creature'.$H88];&quot;, &quot;;[$'bg2 creature'.$I88];&quot; =&gt; &quot;;[$'bg2 creature'.$A88];&quot; // &quot;;[$'bg2 creature'.$J88])" office:value-type="string" office:string-value="  nhorse, 182, null, null, null, null, null, null, null =&gt; nhorse // IDS sync race updates: horse" calcext:value-type="string">
            <text:p><text:s text:c="2"/>nhorse, 182, null, null, null, null, null, null, null =&gt; nhorse // IDS sync race updates: horse</text:p>
          </table:table-cell>
        </table:table-row>
        <table:table-row table:style-name="ro3">
          <table:table-cell table:formula="of:=CONCATENATE(&quot;  &quot;;[$'bg2 creature'.$A89];&quot;, &quot;;[$'bg2 creature'.$B89];&quot;, &quot;;[$'bg2 creature'.$C89];&quot;, &quot;;[$'bg2 creature'.$D89];&quot;, &quot;;[$'bg2 creature'.$E89];&quot;, &quot;;[$'bg2 creature'.$F89];&quot;, &quot;;[$'bg2 creature'.$G89];&quot;, &quot;;[$'bg2 creature'.$H89];&quot;, &quot;;[$'bg2 creature'.$I89];&quot; =&gt; &quot;;[$'bg2 creature'.$A89];&quot; // &quot;;[$'bg2 creature'.$J89])" office:value-type="string" office:string-value="  ohbgol01, null, 185, null, null, null, null, null, null =&gt; ohbgol01 // golem fixes" calcext:value-type="string">
            <text:p><text:s text:c="2"/>ohbgol01, null, 185, null, null, null, null, null, null =&gt; ohbgol01 // golem fixes</text:p>
          </table:table-cell>
        </table:table-row>
        <table:table-row table:style-name="ro3">
          <table:table-cell table:formula="of:=CONCATENATE(&quot;  &quot;;[$'bg2 creature'.$A90];&quot;, &quot;;[$'bg2 creature'.$B90];&quot;, &quot;;[$'bg2 creature'.$C90];&quot;, &quot;;[$'bg2 creature'.$D90];&quot;, &quot;;[$'bg2 creature'.$E90];&quot;, &quot;;[$'bg2 creature'.$F90];&quot;, &quot;;[$'bg2 creature'.$G90];&quot;, &quot;;[$'bg2 creature'.$H90];&quot;, &quot;;[$'bg2 creature'.$I90];&quot; =&gt; &quot;;[$'bg2 creature'.$A90];&quot; // &quot;;[$'bg2 creature'.$J90])" office:value-type="string" office:string-value="  ohbgolb1, null, 136, null, null, null, null, null, null =&gt; ohbgolb1 // golem fixes" calcext:value-type="string">
            <text:p><text:s text:c="2"/>ohbgolb1, null, 136, null, null, null, null, null, null =&gt; ohbgolb1 // golem fixes</text:p>
          </table:table-cell>
        </table:table-row>
        <table:table-row table:style-name="ro3">
          <table:table-cell table:formula="of:=CONCATENATE(&quot;  &quot;;[$'bg2 creature'.$A91];&quot;, &quot;;[$'bg2 creature'.$B91];&quot;, &quot;;[$'bg2 creature'.$C91];&quot;, &quot;;[$'bg2 creature'.$D91];&quot;, &quot;;[$'bg2 creature'.$E91];&quot;, &quot;;[$'bg2 creature'.$F91];&quot;, &quot;;[$'bg2 creature'.$G91];&quot;, &quot;;[$'bg2 creature'.$H91];&quot;, &quot;;[$'bg2 creature'.$I91];&quot; =&gt; &quot;;[$'bg2 creature'.$A91];&quot; // &quot;;[$'bg2 creature'.$J91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92];&quot;, &quot;;[$'bg2 creature'.$B92];&quot;, &quot;;[$'bg2 creature'.$C92];&quot;, &quot;;[$'bg2 creature'.$D92];&quot;, &quot;;[$'bg2 creature'.$E92];&quot;, &quot;;[$'bg2 creature'.$F92];&quot;, &quot;;[$'bg2 creature'.$G92];&quot;, &quot;;[$'bg2 creature'.$H92];&quot;, &quot;;[$'bg2 creature'.$I92];&quot; =&gt; &quot;;[$'bg2 creature'.$A92];&quot; // &quot;;[$'bg2 creature'.$J92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93];&quot;, &quot;;[$'bg2 creature'.$B93];&quot;, &quot;;[$'bg2 creature'.$C93];&quot;, &quot;;[$'bg2 creature'.$D93];&quot;, &quot;;[$'bg2 creature'.$E93];&quot;, &quot;;[$'bg2 creature'.$F93];&quot;, &quot;;[$'bg2 creature'.$G93];&quot;, &quot;;[$'bg2 creature'.$H93];&quot;, &quot;;[$'bg2 creature'.$I93];&quot; =&gt; &quot;;[$'bg2 creature'.$A93];&quot; // &quot;;[$'bg2 creature'.$J93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94];&quot;, &quot;;[$'bg2 creature'.$B94];&quot;, &quot;;[$'bg2 creature'.$C94];&quot;, &quot;;[$'bg2 creature'.$D94];&quot;, &quot;;[$'bg2 creature'.$E94];&quot;, &quot;;[$'bg2 creature'.$F94];&quot;, &quot;;[$'bg2 creature'.$G94];&quot;, &quot;;[$'bg2 creature'.$H94];&quot;, &quot;;[$'bg2 creature'.$I94];&quot; =&gt; &quot;;[$'bg2 creature'.$A94];&quot; // &quot;;[$'bg2 creature'.$J94])" office:value-type="string" office:string-value="  ohbmena2, 182, null, null, null, null, null, null, null =&gt; ohbmena2 // IDS sync race updates: dangerous moose" calcext:value-type="string">
            <text:p><text:s text:c="2"/>ohbmena2, 182, null, null, null, null, null, null, null =&gt; ohbmena2 // IDS sync race updates: dangerous moose</text:p>
          </table:table-cell>
        </table:table-row>
        <table:table-row table:style-name="ro3">
          <table:table-cell table:formula="of:=CONCATENATE(&quot;  &quot;;[$'bg2 creature'.$A95];&quot;, &quot;;[$'bg2 creature'.$B95];&quot;, &quot;;[$'bg2 creature'.$C95];&quot;, &quot;;[$'bg2 creature'.$D95];&quot;, &quot;;[$'bg2 creature'.$E95];&quot;, &quot;;[$'bg2 creature'.$F95];&quot;, &quot;;[$'bg2 creature'.$G95];&quot;, &quot;;[$'bg2 creature'.$H95];&quot;, &quot;;[$'bg2 creature'.$I95];&quot; =&gt; &quot;;[$'bg2 creature'.$A95];&quot; // &quot;;[$'bg2 creature'.$J95])" office:value-type="string" office:string-value="  ohbmena5, 183, null, null, null, null, null, null, null =&gt; ohbmena5 // IDS sync race updates: boalisk" calcext:value-type="string">
            <text:p><text:s text:c="2"/>ohbmena5, 183, null, null, null, null, null, null, null =&gt; ohbmena5 // IDS sync race updates: boalisk</text:p>
          </table:table-cell>
        </table:table-row>
        <table:table-row table:style-name="ro3">
          <table:table-cell table:formula="of:=CONCATENATE(&quot;  &quot;;[$'bg2 creature'.$A96];&quot;, &quot;;[$'bg2 creature'.$B96];&quot;, &quot;;[$'bg2 creature'.$C96];&quot;, &quot;;[$'bg2 creature'.$D96];&quot;, &quot;;[$'bg2 creature'.$E96];&quot;, &quot;;[$'bg2 creature'.$F96];&quot;, &quot;;[$'bg2 creature'.$G96];&quot;, &quot;;[$'bg2 creature'.$H96];&quot;, &quot;;[$'bg2 creature'.$I96];&quot; =&gt; &quot;;[$'bg2 creature'.$A96];&quot; // &quot;;[$'bg2 creature'.$J96])" office:value-type="string" office:string-value="  ohbmin01, 171, null, null, null, null, null, null, null =&gt; ohbmin01 // IDS sync race updates: minotaur" calcext:value-type="string">
            <text:p><text:s text:c="2"/>ohbmin01, 171, null, null, null, null, null, null, null =&gt; ohbmin01 // IDS sync race updates: minotaur</text:p>
          </table:table-cell>
        </table:table-row>
        <table:table-row table:style-name="ro3">
          <table:table-cell table:formula="of:=CONCATENATE(&quot;  &quot;;[$'bg2 creature'.$A97];&quot;, &quot;;[$'bg2 creature'.$B97];&quot;, &quot;;[$'bg2 creature'.$C97];&quot;, &quot;;[$'bg2 creature'.$D97];&quot;, &quot;;[$'bg2 creature'.$E97];&quot;, &quot;;[$'bg2 creature'.$F97];&quot;, &quot;;[$'bg2 creature'.$G97];&quot;, &quot;;[$'bg2 creature'.$H97];&quot;, &quot;;[$'bg2 creature'.$I97];&quot; =&gt; &quot;;[$'bg2 creature'.$A97];&quot; // &quot;;[$'bg2 creature'.$J97])" office:value-type="string" office:string-value="  ohbminsu, 171, null, null, null, null, null, null, null =&gt; ohbminsu // IDS sync race updates: minotaur" calcext:value-type="string">
            <text:p><text:s text:c="2"/>ohbminsu, 171, null, null, null, null, null, null, null =&gt; ohbminsu // IDS sync race updates: minotaur</text:p>
          </table:table-cell>
        </table:table-row>
        <table:table-row table:style-name="ro3">
          <table:table-cell table:formula="of:=CONCATENATE(&quot;  &quot;;[$'bg2 creature'.$A98];&quot;, &quot;;[$'bg2 creature'.$B98];&quot;, &quot;;[$'bg2 creature'.$C98];&quot;, &quot;;[$'bg2 creature'.$D98];&quot;, &quot;;[$'bg2 creature'.$E98];&quot;, &quot;;[$'bg2 creature'.$F98];&quot;, &quot;;[$'bg2 creature'.$G98];&quot;, &quot;;[$'bg2 creature'.$H98];&quot;, &quot;;[$'bg2 creature'.$I98];&quot; =&gt; &quot;;[$'bg2 creature'.$A98];&quot; // &quot;;[$'bg2 creature'.$J98])" office:value-type="string" office:string-value="  ohbthass, 169, null, null, null, null, null, null, null =&gt; ohbthass // IDS sync race updates: Thassk Kun" calcext:value-type="string">
            <text:p><text:s text:c="2"/>ohbthass, 169, null, null, null, null, null, null, null =&gt; ohbthass // IDS sync race updates: Thassk Kun</text:p>
          </table:table-cell>
        </table:table-row>
        <table:table-row table:style-name="ro3">
          <table:table-cell table:formula="of:=CONCATENATE(&quot;  &quot;;[$'bg2 creature'.$A99];&quot;, &quot;;[$'bg2 creature'.$B99];&quot;, &quot;;[$'bg2 creature'.$C99];&quot;, &quot;;[$'bg2 creature'.$D99];&quot;, &quot;;[$'bg2 creature'.$E99];&quot;, &quot;;[$'bg2 creature'.$F99];&quot;, &quot;;[$'bg2 creature'.$G99];&quot;, &quot;;[$'bg2 creature'.$H99];&quot;, &quot;;[$'bg2 creature'.$I99];&quot; =&gt; &quot;;[$'bg2 creature'.$A99];&quot; // &quot;;[$'bg2 creature'.$J99])" office:value-type="string" office:string-value="  ohbvmp01, null, 163, null, null, null, null, null, null =&gt; ohbvmp01 // BP vamps with mixed general/race/class" calcext:value-type="string">
            <text:p><text:s text:c="2"/>ohbvmp01, null, 163, null, null, null, null, null, null =&gt; ohbvmp01 // BP vamps with mixed general/race/class</text:p>
          </table:table-cell>
        </table:table-row>
        <table:table-row table:style-name="ro3">
          <table:table-cell table:formula="of:=CONCATENATE(&quot;  &quot;;[$'bg2 creature'.$A100];&quot;, &quot;;[$'bg2 creature'.$B100];&quot;, &quot;;[$'bg2 creature'.$C100];&quot;, &quot;;[$'bg2 creature'.$D100];&quot;, &quot;;[$'bg2 creature'.$E100];&quot;, &quot;;[$'bg2 creature'.$F100];&quot;, &quot;;[$'bg2 creature'.$G100];&quot;, &quot;;[$'bg2 creature'.$H100];&quot;, &quot;;[$'bg2 creature'.$I100];&quot; =&gt; &quot;;[$'bg2 creature'.$A100];&quot; // &quot;;[$'bg2 creature'.$J100])" office:value-type="string" office:string-value="  ohbvmp02, null, 163, 4, null, null, null, null, null =&gt; ohbvmp02 // BP vamps with mixed general/race/class" calcext:value-type="string">
            <text:p><text:s text:c="2"/>ohbvmp02, null, 163, 4, null, null, null, null, null =&gt; ohbvmp02 // BP vamps with mixed general/race/class</text:p>
          </table:table-cell>
        </table:table-row>
        <table:table-row table:style-name="ro3">
          <table:table-cell table:formula="of:=CONCATENATE(&quot;  &quot;;[$'bg2 creature'.$A101];&quot;, &quot;;[$'bg2 creature'.$B101];&quot;, &quot;;[$'bg2 creature'.$C101];&quot;, &quot;;[$'bg2 creature'.$D101];&quot;, &quot;;[$'bg2 creature'.$E101];&quot;, &quot;;[$'bg2 creature'.$F101];&quot;, &quot;;[$'bg2 creature'.$G101];&quot;, &quot;;[$'bg2 creature'.$H101];&quot;, &quot;;[$'bg2 creature'.$I101];&quot; =&gt; &quot;;[$'bg2 creature'.$A101];&quot; // &quot;;[$'bg2 creature'.$J101])" office:value-type="string" office:string-value="  ohbvmp03, 125, 163, null, null, null, null, null, null =&gt; ohbvmp03 // BP vamps with mixed general/race/class" calcext:value-type="string">
            <text:p><text:s text:c="2"/>ohbvmp03, 125, 163, null, null, null, null, null, null =&gt; ohbvmp03 // BP vamps with mixed general/race/class</text:p>
          </table:table-cell>
        </table:table-row>
        <table:table-row table:style-name="ro3">
          <table:table-cell table:formula="of:=CONCATENATE(&quot;  &quot;;[$'bg2 creature'.$A102];&quot;, &quot;;[$'bg2 creature'.$B102];&quot;, &quot;;[$'bg2 creature'.$C102];&quot;, &quot;;[$'bg2 creature'.$D102];&quot;, &quot;;[$'bg2 creature'.$E102];&quot;, &quot;;[$'bg2 creature'.$F102];&quot;, &quot;;[$'bg2 creature'.$G102];&quot;, &quot;;[$'bg2 creature'.$H102];&quot;, &quot;;[$'bg2 creature'.$I102];&quot; =&gt; &quot;;[$'bg2 creature'.$A102];&quot; // &quot;;[$'bg2 creature'.$J102])" office:value-type="string" office:string-value="  ohbwat01, null, 219, null, null, null, null, null, null =&gt; ohbwat01 // tbd, cam (from MiH): water elementals should use ELEMENTAL_WATER as their class" calcext:value-type="string">
            <text:p><text:s text:c="2"/>ohbwat01, null, 219, null, null, null, null, null, null =&gt; ohbwat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103];&quot;, &quot;;[$'bg2 creature'.$B103];&quot;, &quot;;[$'bg2 creature'.$C103];&quot;, &quot;;[$'bg2 creature'.$D103];&quot;, &quot;;[$'bg2 creature'.$E103];&quot;, &quot;;[$'bg2 creature'.$F103];&quot;, &quot;;[$'bg2 creature'.$G103];&quot;, &quot;;[$'bg2 creature'.$H103];&quot;, &quot;;[$'bg2 creature'.$I103];&quot; =&gt; &quot;;[$'bg2 creature'.$A103];&quot; // &quot;;[$'bg2 creature'.$J103])" office:value-type="string" office:string-value="  ohdugoth, null, null, null, null, null, 57585, null, null =&gt; ohdugoth // tbd, cam: ur-gothoz fixes (cornugon &gt; glabrezu animation)  [multipart fix, see eefixpack/files/tph/tbd_bg2ee_urgothoz.tph]" calcext:value-type="string">
            <text:p><text:s text:c="2"/>ohdugoth, null, null, null, null, null, 57585, null, null =&gt; ohdugoth // tbd, cam: ur-gothoz fixes (cornugon &gt; glabrezu animation) <text:s/>[multipart fix, see eefixpack/files/tph/tbd_bg2ee_urgothoz.tph]</text:p>
          </table:table-cell>
        </table:table-row>
        <table:table-row table:style-name="ro3">
          <table:table-cell table:formula="of:=CONCATENATE(&quot;  &quot;;[$'bg2 creature'.$A104];&quot;, &quot;;[$'bg2 creature'.$B104];&quot;, &quot;;[$'bg2 creature'.$C104];&quot;, &quot;;[$'bg2 creature'.$D104];&quot;, &quot;;[$'bg2 creature'.$E104];&quot;, &quot;;[$'bg2 creature'.$F104];&quot;, &quot;;[$'bg2 creature'.$G104];&quot;, &quot;;[$'bg2 creature'.$H104];&quot;, &quot;;[$'bg2 creature'.$I104];&quot; =&gt; &quot;;[$'bg2 creature'.$A104];&quot; // &quot;;[$'bg2 creature'.$J104])" office:value-type="string" office:string-value="  ohhrat, 182, null, null, null, null, null, null, null =&gt; ohhrat // IDS sync race updates: rat" calcext:value-type="string">
            <text:p><text:s text:c="2"/>ohhrat, 182, null, null, null, null, null, null, null =&gt; ohhrat // IDS sync race updates: rat</text:p>
          </table:table-cell>
        </table:table-row>
        <table:table-row table:style-name="ro3">
          <table:table-cell table:formula="of:=CONCATENATE(&quot;  &quot;;[$'bg2 creature'.$A105];&quot;, &quot;;[$'bg2 creature'.$B105];&quot;, &quot;;[$'bg2 creature'.$C105];&quot;, &quot;;[$'bg2 creature'.$D105];&quot;, &quot;;[$'bg2 creature'.$E105];&quot;, &quot;;[$'bg2 creature'.$F105];&quot;, &quot;;[$'bg2 creature'.$G105];&quot;, &quot;;[$'bg2 creature'.$H105];&quot;, &quot;;[$'bg2 creature'.$I105];&quot; =&gt; &quot;;[$'bg2 creature'.$A105];&quot; // &quot;;[$'bg2 creature'.$J105])" office:value-type="string" office:string-value="  ohnghall, 171, null, null, null, null, null, null, null =&gt; ohnghall // IDS sync race updates: ghallus" calcext:value-type="string">
            <text:p><text:s text:c="2"/>ohnghall, 171, null, null, null, null, null, null, null =&gt; ohnghall // IDS sync race updates: ghallus</text:p>
          </table:table-cell>
        </table:table-row>
        <table:table-row table:style-name="ro3">
          <table:table-cell table:formula="of:=CONCATENATE(&quot;  &quot;;[$'bg2 creature'.$A106];&quot;, &quot;;[$'bg2 creature'.$B106];&quot;, &quot;;[$'bg2 creature'.$C106];&quot;, &quot;;[$'bg2 creature'.$D106];&quot;, &quot;;[$'bg2 creature'.$E106];&quot;, &quot;;[$'bg2 creature'.$F106];&quot;, &quot;;[$'bg2 creature'.$G106];&quot;, &quot;;[$'bg2 creature'.$H106];&quot;, &quot;;[$'bg2 creature'.$I106];&quot; =&gt; &quot;;[$'bg2 creature'.$A106];&quot; // &quot;;[$'bg2 creature'.$J106])" office:value-type="string" office:string-value="  ohnjerom, 170, null, null, null, null, null, null, null =&gt; ohnjerom // IDS sync race updates:jerome the bird" calcext:value-type="string">
            <text:p><text:s text:c="2"/>ohnjerom, 170, null, null, null, null, null, null, null =&gt; ohnjerom // IDS sync race updates:jerome the bird</text:p>
          </table:table-cell>
        </table:table-row>
        <table:table-row table:style-name="ro3">
          <table:table-cell table:formula="of:=CONCATENATE(&quot;  &quot;;[$'bg2 creature'.$A107];&quot;, &quot;;[$'bg2 creature'.$B107];&quot;, &quot;;[$'bg2 creature'.$C107];&quot;, &quot;;[$'bg2 creature'.$D107];&quot;, &quot;;[$'bg2 creature'.$E107];&quot;, &quot;;[$'bg2 creature'.$F107];&quot;, &quot;;[$'bg2 creature'.$G107];&quot;, &quot;;[$'bg2 creature'.$H107];&quot;, &quot;;[$'bg2 creature'.$I107];&quot; =&gt; &quot;;[$'bg2 creature'.$A107];&quot; // &quot;;[$'bg2 creature'.$J107])" office:value-type="string" office:string-value="  ohnsnake, 183, null, null, null, null, null, null, null =&gt; ohnsnake // IDS sync race updates: speaking snake" calcext:value-type="string">
            <text:p><text:s text:c="2"/>ohnsnake, 183, null, null, null, null, null, null, null =&gt; ohnsnake // IDS sync race updates: speaking snake</text:p>
          </table:table-cell>
        </table:table-row>
        <table:table-row table:style-name="ro3">
          <table:table-cell table:formula="of:=CONCATENATE(&quot;  &quot;;[$'bg2 creature'.$A108];&quot;, &quot;;[$'bg2 creature'.$B108];&quot;, &quot;;[$'bg2 creature'.$C108];&quot;, &quot;;[$'bg2 creature'.$D108];&quot;, &quot;;[$'bg2 creature'.$E108];&quot;, &quot;;[$'bg2 creature'.$F108];&quot;, &quot;;[$'bg2 creature'.$G108];&quot;, &quot;;[$'bg2 creature'.$H108];&quot;, &quot;;[$'bg2 creature'.$I108];&quot; =&gt; &quot;;[$'bg2 creature'.$A108];&quot; // &quot;;[$'bg2 creature'.$J108])" office:value-type="string" office:string-value="  ohnsqu01, 182, null, null, null, null, null, null, null =&gt; ohnsqu01 // IDS sync race updates: squirrel" calcext:value-type="string">
            <text:p><text:s text:c="2"/>ohnsqu01, 182, null, null, null, null, null, null, null =&gt; ohnsqu01 // IDS sync race updates: squirrel</text:p>
          </table:table-cell>
        </table:table-row>
        <table:table-row table:style-name="ro3">
          <table:table-cell table:formula="of:=CONCATENATE(&quot;  &quot;;[$'bg2 creature'.$A109];&quot;, &quot;;[$'bg2 creature'.$B109];&quot;, &quot;;[$'bg2 creature'.$C109];&quot;, &quot;;[$'bg2 creature'.$D109];&quot;, &quot;;[$'bg2 creature'.$E109];&quot;, &quot;;[$'bg2 creature'.$F109];&quot;, &quot;;[$'bg2 creature'.$G109];&quot;, &quot;;[$'bg2 creature'.$H109];&quot;, &quot;;[$'bg2 creature'.$I109];&quot; =&gt; &quot;;[$'bg2 creature'.$A109];&quot; // &quot;;[$'bg2 creature'.$J109])" office:value-type="string" office:string-value="  ohnsqu02, 182, null, null, null, null, null, null, null =&gt; ohnsqu02 // IDS sync race updates: squirrel" calcext:value-type="string">
            <text:p><text:s text:c="2"/>ohnsqu02, 182, null, null, null, null, null, null, null =&gt; ohnsqu02 // IDS sync race updates: squirrel</text:p>
          </table:table-cell>
        </table:table-row>
        <table:table-row table:style-name="ro3">
          <table:table-cell table:formula="of:=CONCATENATE(&quot;  &quot;;[$'bg2 creature'.$A110];&quot;, &quot;;[$'bg2 creature'.$B110];&quot;, &quot;;[$'bg2 creature'.$C110];&quot;, &quot;;[$'bg2 creature'.$D110];&quot;, &quot;;[$'bg2 creature'.$E110];&quot;, &quot;;[$'bg2 creature'.$F110];&quot;, &quot;;[$'bg2 creature'.$G110];&quot;, &quot;;[$'bg2 creature'.$H110];&quot;, &quot;;[$'bg2 creature'.$I110];&quot; =&gt; &quot;;[$'bg2 creature'.$A110];&quot; // &quot;;[$'bg2 creature'.$J110])" office:value-type="string" office:string-value="  ohrmoose, 182, null, null, null, null, null, null, null =&gt; ohrmoose // IDS sync race updates: dangerous moose" calcext:value-type="string">
            <text:p><text:s text:c="2"/>ohrmoose, 182, null, null, null, null, null, null, null =&gt; ohrmoose // IDS sync race updates: dangerous moose</text:p>
          </table:table-cell>
        </table:table-row>
        <table:table-row table:style-name="ro3">
          <table:table-cell table:formula="of:=CONCATENATE(&quot;  &quot;;[$'bg2 creature'.$A111];&quot;, &quot;;[$'bg2 creature'.$B111];&quot;, &quot;;[$'bg2 creature'.$C111];&quot;, &quot;;[$'bg2 creature'.$D111];&quot;, &quot;;[$'bg2 creature'.$E111];&quot;, &quot;;[$'bg2 creature'.$F111];&quot;, &quot;;[$'bg2 creature'.$G111];&quot;, &quot;;[$'bg2 creature'.$H111];&quot;, &quot;;[$'bg2 creature'.$I111];&quot; =&gt; &quot;;[$'bg2 creature'.$A111];&quot; // &quot;;[$'bg2 creature'.$J111])" office:value-type="string" office:string-value="  pheas01, 170, null, null, null, null, null, null, null =&gt; pheas01 // IDS sync race updates:pheasant" calcext:value-type="string">
            <text:p><text:s text:c="2"/>pheas01, 170, null, null, null, null, null, null, null =&gt; pheas01 // IDS sync race updates:pheasant</text:p>
          </table:table-cell>
        </table:table-row>
        <table:table-row table:style-name="ro3">
          <table:table-cell table:formula="of:=CONCATENATE(&quot;  &quot;;[$'bg2 creature'.$A112];&quot;, &quot;;[$'bg2 creature'.$B112];&quot;, &quot;;[$'bg2 creature'.$C112];&quot;, &quot;;[$'bg2 creature'.$D112];&quot;, &quot;;[$'bg2 creature'.$E112];&quot;, &quot;;[$'bg2 creature'.$F112];&quot;, &quot;;[$'bg2 creature'.$G112];&quot;, &quot;;[$'bg2 creature'.$H112];&quot;, &quot;;[$'bg2 creature'.$I112];&quot; =&gt; &quot;;[$'bg2 creature'.$A112];&quot; // &quot;;[$'bg2 creature'.$J112])" office:value-type="string" office:string-value="  plysala, null, 218, null, null, null, null, null, null =&gt; plysala // IDS sync" calcext:value-type="string">
            <text:p><text:s text:c="2"/>plysala, null, 218, null, null, null, null, null, null =&gt; plysala // IDS sync</text:p>
          </table:table-cell>
        </table:table-row>
        <table:table-row table:style-name="ro3">
          <table:table-cell table:formula="of:=CONCATENATE(&quot;  &quot;;[$'bg2 creature'.$A113];&quot;, &quot;;[$'bg2 creature'.$B113];&quot;, &quot;;[$'bg2 creature'.$C113];&quot;, &quot;;[$'bg2 creature'.$D113];&quot;, &quot;;[$'bg2 creature'.$E113];&quot;, &quot;;[$'bg2 creature'.$F113];&quot;, &quot;;[$'bg2 creature'.$G113];&quot;, &quot;;[$'bg2 creature'.$H113];&quot;, &quot;;[$'bg2 creature'.$I113];&quot; =&gt; &quot;;[$'bg2 creature'.$A113];&quot; // &quot;;[$'bg2 creature'.$J113])" office:value-type="string" office:string-value="  polyrat, 182, null, null, null, null, null, null, null =&gt; polyrat // IDS sync race updates: rat" calcext:value-type="string">
            <text:p><text:s text:c="2"/>polyrat, 182, null, null, null, null, null, null, null =&gt; polyrat // IDS sync race updates: rat</text:p>
          </table:table-cell>
        </table:table-row>
        <table:table-row table:style-name="ro3">
          <table:table-cell table:formula="of:=CONCATENATE(&quot;  &quot;;[$'bg2 creature'.$A114];&quot;, &quot;;[$'bg2 creature'.$B114];&quot;, &quot;;[$'bg2 creature'.$C114];&quot;, &quot;;[$'bg2 creature'.$D114];&quot;, &quot;;[$'bg2 creature'.$E114];&quot;, &quot;;[$'bg2 creature'.$F114];&quot;, &quot;;[$'bg2 creature'.$G114];&quot;, &quot;;[$'bg2 creature'.$H114];&quot;, &quot;;[$'bg2 creature'.$I114];&quot; =&gt; &quot;;[$'bg2 creature'.$A114];&quot; // &quot;;[$'bg2 creature'.$J114])" office:value-type="string" office:string-value="  rat, 182, null, null, null, null, null, null, null =&gt; rat // IDS sync race updates: rat" calcext:value-type="string">
            <text:p><text:s text:c="2"/>rat, 182, null, null, null, null, null, null, null =&gt; rat // IDS sync race updates: rat</text:p>
          </table:table-cell>
        </table:table-row>
        <table:table-row table:style-name="ro3">
          <table:table-cell table:formula="of:=CONCATENATE(&quot;  &quot;;[$'bg2 creature'.$A115];&quot;, &quot;;[$'bg2 creature'.$B115];&quot;, &quot;;[$'bg2 creature'.$C115];&quot;, &quot;;[$'bg2 creature'.$D115];&quot;, &quot;;[$'bg2 creature'.$E115];&quot;, &quot;;[$'bg2 creature'.$F115];&quot;, &quot;;[$'bg2 creature'.$G115];&quot;, &quot;;[$'bg2 creature'.$H115];&quot;, &quot;;[$'bg2 creature'.$I115];&quot; =&gt; &quot;;[$'bg2 creature'.$A115];&quot; // &quot;;[$'bg2 creature'.$J115])" office:value-type="string" office:string-value="  rat2, 182, null, null, null, null, null, null, null =&gt; rat2 // IDS sync race updates: rat" calcext:value-type="string">
            <text:p><text:s text:c="2"/>rat2, 182, null, null, null, null, null, null, null =&gt; rat2 // IDS sync race updates: rat</text:p>
          </table:table-cell>
        </table:table-row>
        <table:table-row table:style-name="ro3">
          <table:table-cell table:formula="of:=CONCATENATE(&quot;  &quot;;[$'bg2 creature'.$A116];&quot;, &quot;;[$'bg2 creature'.$B116];&quot;, &quot;;[$'bg2 creature'.$C116];&quot;, &quot;;[$'bg2 creature'.$D116];&quot;, &quot;;[$'bg2 creature'.$E116];&quot;, &quot;;[$'bg2 creature'.$F116];&quot;, &quot;;[$'bg2 creature'.$G116];&quot;, &quot;;[$'bg2 creature'.$H116];&quot;, &quot;;[$'bg2 creature'.$I116];&quot; =&gt; &quot;;[$'bg2 creature'.$A116];&quot; // &quot;;[$'bg2 creature'.$J116])" office:value-type="string" office:string-value="  rock, 171, null, null, null, null, null, null, null =&gt; rock // IDS sync race updates: rock" calcext:value-type="string">
            <text:p><text:s text:c="2"/>rock, 171, null, null, null, null, null, null, null =&gt; rock // IDS sync race updates: rock</text:p>
          </table:table-cell>
        </table:table-row>
        <table:table-row table:style-name="ro3">
          <table:table-cell table:formula="of:=CONCATENATE(&quot;  &quot;;[$'bg2 creature'.$A117];&quot;, &quot;;[$'bg2 creature'.$B117];&quot;, &quot;;[$'bg2 creature'.$C117];&quot;, &quot;;[$'bg2 creature'.$D117];&quot;, &quot;;[$'bg2 creature'.$E117];&quot;, &quot;;[$'bg2 creature'.$F117];&quot;, &quot;;[$'bg2 creature'.$G117];&quot;, &quot;;[$'bg2 creature'.$H117];&quot;, &quot;;[$'bg2 creature'.$I117];&quot; =&gt; &quot;;[$'bg2 creature'.$A117];&quot; // &quot;;[$'bg2 creature'.$J117])" office:value-type="string" office:string-value="  salgrfir, null, 218, null, null, null, null, null, null =&gt; salgrfir // IDS sync" calcext:value-type="string">
            <text:p><text:s text:c="2"/>salgrfir, null, 218, null, null, null, null, null, null =&gt; salgrfir // IDS sync</text:p>
          </table:table-cell>
        </table:table-row>
        <table:table-row table:style-name="ro3">
          <table:table-cell table:formula="of:=CONCATENATE(&quot;  &quot;;[$'bg2 creature'.$A118];&quot;, &quot;;[$'bg2 creature'.$B118];&quot;, &quot;;[$'bg2 creature'.$C118];&quot;, &quot;;[$'bg2 creature'.$D118];&quot;, &quot;;[$'bg2 creature'.$E118];&quot;, &quot;;[$'bg2 creature'.$F118];&quot;, &quot;;[$'bg2 creature'.$G118];&quot;, &quot;;[$'bg2 creature'.$H118];&quot;, &quot;;[$'bg2 creature'.$I118];&quot; =&gt; &quot;;[$'bg2 creature'.$A118];&quot; // &quot;;[$'bg2 creature'.$J118])" office:value-type="string" office:string-value="  salgrice, null, 216, null, null, null, null, null, null =&gt; salgrice // IDS sync" calcext:value-type="string">
            <text:p><text:s text:c="2"/>salgrice, null, 216, null, null, null, null, null, null =&gt; salgrice // IDS sync</text:p>
          </table:table-cell>
        </table:table-row>
        <table:table-row table:style-name="ro3">
          <table:table-cell table:formula="of:=CONCATENATE(&quot;  &quot;;[$'bg2 creature'.$A119];&quot;, &quot;;[$'bg2 creature'.$B119];&quot;, &quot;;[$'bg2 creature'.$C119];&quot;, &quot;;[$'bg2 creature'.$D119];&quot;, &quot;;[$'bg2 creature'.$E119];&quot;, &quot;;[$'bg2 creature'.$F119];&quot;, &quot;;[$'bg2 creature'.$G119];&quot;, &quot;;[$'bg2 creature'.$H119];&quot;, &quot;;[$'bg2 creature'.$I119];&quot; =&gt; &quot;;[$'bg2 creature'.$A119];&quot; // &quot;;[$'bg2 creature'.$J119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20];&quot;, &quot;;[$'bg2 creature'.$B120];&quot;, &quot;;[$'bg2 creature'.$C120];&quot;, &quot;;[$'bg2 creature'.$D120];&quot;, &quot;;[$'bg2 creature'.$E120];&quot;, &quot;;[$'bg2 creature'.$F120];&quot;, &quot;;[$'bg2 creature'.$G120];&quot;, &quot;;[$'bg2 creature'.$H120];&quot;, &quot;;[$'bg2 creature'.$I120];&quot; =&gt; &quot;;[$'bg2 creature'.$A120];&quot; // &quot;;[$'bg2 creature'.$J120])" office:value-type="string" office:string-value="  sarprovf, 125, 163, 4, null, null, null, null, null =&gt; sarprovf // saradush courtesans are vampires" calcext:value-type="string">
            <text:p><text:s text:c="2"/>sarprovf, 125, 163, 4, null, null, null, null, null =&gt; sarprovf // saradush courtesans are vampires</text:p>
          </table:table-cell>
        </table:table-row>
        <table:table-row table:style-name="ro3">
          <table:table-cell table:formula="of:=CONCATENATE(&quot;  &quot;;[$'bg2 creature'.$A121];&quot;, &quot;;[$'bg2 creature'.$B121];&quot;, &quot;;[$'bg2 creature'.$C121];&quot;, &quot;;[$'bg2 creature'.$D121];&quot;, &quot;;[$'bg2 creature'.$E121];&quot;, &quot;;[$'bg2 creature'.$F121];&quot;, &quot;;[$'bg2 creature'.$G121];&quot;, &quot;;[$'bg2 creature'.$H121];&quot;, &quot;;[$'bg2 creature'.$I121];&quot; =&gt; &quot;;[$'bg2 creature'.$A121];&quot; // &quot;;[$'bg2 creature'.$J121])" office:value-type="string" office:string-value="  sarprovm, 125, 163, 4, null, null, null, null, null =&gt; sarprovm // saradush courtesans are vampires" calcext:value-type="string">
            <text:p><text:s text:c="2"/>sarprovm, 125, 163, 4, null, null, null, null, null =&gt; sarprovm // saradush courtesans are vampires</text:p>
          </table:table-cell>
        </table:table-row>
        <table:table-row table:style-name="ro3">
          <table:table-cell table:formula="of:=CONCATENATE(&quot;  &quot;;[$'bg2 creature'.$A122];&quot;, &quot;;[$'bg2 creature'.$B122];&quot;, &quot;;[$'bg2 creature'.$C122];&quot;, &quot;;[$'bg2 creature'.$D122];&quot;, &quot;;[$'bg2 creature'.$E122];&quot;, &quot;;[$'bg2 creature'.$F122];&quot;, &quot;;[$'bg2 creature'.$G122];&quot;, &quot;;[$'bg2 creature'.$H122];&quot;, &quot;;[$'bg2 creature'.$I122];&quot; =&gt; &quot;;[$'bg2 creature'.$A122];&quot; // &quot;;[$'bg2 creature'.$J122])" office:value-type="string" office:string-value="  seagul, 170, null, null, null, null, null, null, null =&gt; seagul // IDS sync race updates:seagull" calcext:value-type="string">
            <text:p><text:s text:c="2"/>seagul, 170, null, null, null, null, null, null, null =&gt; seagul // IDS sync race updates:seagull</text:p>
          </table:table-cell>
        </table:table-row>
        <table:table-row table:style-name="ro3">
          <table:table-cell table:formula="of:=CONCATENATE(&quot;  &quot;;[$'bg2 creature'.$A123];&quot;, &quot;;[$'bg2 creature'.$B123];&quot;, &quot;;[$'bg2 creature'.$C123];&quot;, &quot;;[$'bg2 creature'.$D123];&quot;, &quot;;[$'bg2 creature'.$E123];&quot;, &quot;;[$'bg2 creature'.$F123];&quot;, &quot;;[$'bg2 creature'.$G123];&quot;, &quot;;[$'bg2 creature'.$H123];&quot;, &quot;;[$'bg2 creature'.$I123];&quot; =&gt; &quot;;[$'bg2 creature'.$A123];&quot; // &quot;;[$'bg2 creature'.$J123])" office:value-type="string" office:string-value="  shadra01, null, 191, 255, null, null, null, null, null =&gt; shadra01 // change Thaxll'ssillyia’s class from cleric to shadow_dragon for casting; general to monster" calcext:value-type="string">
            <text:p><text:s text:c="2"/>shadra01, null, 191, 255, null, null, null, null, null =&gt; shadra01 // change Thaxll'ssillyia’s class from cleric to shadow_dragon for casting; general to monster</text:p>
          </table:table-cell>
        </table:table-row>
        <table:table-row table:style-name="ro3">
          <table:table-cell table:formula="of:=CONCATENATE(&quot;  &quot;;[$'bg2 creature'.$A124];&quot;, &quot;;[$'bg2 creature'.$B124];&quot;, &quot;;[$'bg2 creature'.$C124];&quot;, &quot;;[$'bg2 creature'.$D124];&quot;, &quot;;[$'bg2 creature'.$E124];&quot;, &quot;;[$'bg2 creature'.$F124];&quot;, &quot;;[$'bg2 creature'.$G124];&quot;, &quot;;[$'bg2 creature'.$H124];&quot;, &quot;;[$'bg2 creature'.$I124];&quot; =&gt; &quot;;[$'bg2 creature'.$A124];&quot; // &quot;;[$'bg2 creature'.$J124])" office:value-type="string" office:string-value="  sickrat, 182, null, null, null, null, null, null, null =&gt; sickrat // IDS sync race updates: diseased rat" calcext:value-type="string">
            <text:p><text:s text:c="2"/>sickrat, 182, null, null, null, null, null, null, null =&gt; sickrat // IDS sync race updates: diseased rat</text:p>
          </table:table-cell>
        </table:table-row>
        <table:table-row table:style-name="ro3">
          <table:table-cell table:formula="of:=CONCATENATE(&quot;  &quot;;[$'bg2 creature'.$A125];&quot;, &quot;;[$'bg2 creature'.$B125];&quot;, &quot;;[$'bg2 creature'.$C125];&quot;, &quot;;[$'bg2 creature'.$D125];&quot;, &quot;;[$'bg2 creature'.$E125];&quot;, &quot;;[$'bg2 creature'.$F125];&quot;, &quot;;[$'bg2 creature'.$G125];&quot;, &quot;;[$'bg2 creature'.$H125];&quot;, &quot;;[$'bg2 creature'.$I125];&quot; =&gt; &quot;;[$'bg2 creature'.$A125];&quot; // &quot;;[$'bg2 creature'.$J125])" office:value-type="string" office:string-value="  sirine01, 120, 1, null, null, null, null, null, null =&gt; sirine01 // angel: (probably unused) sirine general and race correction" calcext:value-type="string">
            <text:p><text:s text:c="2"/>sirine01, 120, 1, null, null, null, null, null, null =&gt; sirine01 // angel: (probably unused) sirine general and race correction</text:p>
          </table:table-cell>
        </table:table-row>
        <table:table-row table:style-name="ro3">
          <table:table-cell table:formula="of:=CONCATENATE(&quot;  &quot;;[$'bg2 creature'.$A126];&quot;, &quot;;[$'bg2 creature'.$B126];&quot;, &quot;;[$'bg2 creature'.$C126];&quot;, &quot;;[$'bg2 creature'.$D126];&quot;, &quot;;[$'bg2 creature'.$E126];&quot;, &quot;;[$'bg2 creature'.$F126];&quot;, &quot;;[$'bg2 creature'.$G126];&quot;, &quot;;[$'bg2 creature'.$H126];&quot;, &quot;;[$'bg2 creature'.$I126];&quot; =&gt; &quot;;[$'bg2 creature'.$A126];&quot; // &quot;;[$'bg2 creature'.$J126])" office:value-type="string" office:string-value="  slandor, 171, null, null, null, null, null, null, null =&gt; slandor // IDS sync race updates: andorian" calcext:value-type="string">
            <text:p><text:s text:c="2"/>slandor, 171, null, null, null, null, null, null, null =&gt; slandor // IDS sync race updates: andorian</text:p>
          </table:table-cell>
        </table:table-row>
        <table:table-row table:style-name="ro3">
          <table:table-cell table:formula="of:=CONCATENATE(&quot;  &quot;;[$'bg2 creature'.$A127];&quot;, &quot;;[$'bg2 creature'.$B127];&quot;, &quot;;[$'bg2 creature'.$C127];&quot;, &quot;;[$'bg2 creature'.$D127];&quot;, &quot;;[$'bg2 creature'.$E127];&quot;, &quot;;[$'bg2 creature'.$F127];&quot;, &quot;;[$'bg2 creature'.$G127];&quot;, &quot;;[$'bg2 creature'.$H127];&quot;, &quot;;[$'bg2 creature'.$I127];&quot; =&gt; &quot;;[$'bg2 creature'.$A127];&quot; // &quot;;[$'bg2 creature'.$J127])" office:value-type="string" office:string-value="  skelsu01, null, 115, null, null, null, null, null, null =&gt; skelsu01 // Angel: inconsistent race, all other skeletons are race skeleton" calcext:value-type="string">
            <text:p><text:s text:c="2"/>skelsu01, null, 115, null, null, null, null, null, null =&gt; skelsu01 // Angel: inconsistent race, all other skeletons are race skeleton</text:p>
          </table:table-cell>
        </table:table-row>
        <table:table-row table:style-name="ro3">
          <table:table-cell table:formula="of:=CONCATENATE(&quot;  &quot;;[$'bg2 creature'.$A128];&quot;, &quot;;[$'bg2 creature'.$B128];&quot;, &quot;;[$'bg2 creature'.$C128];&quot;, &quot;;[$'bg2 creature'.$D128];&quot;, &quot;;[$'bg2 creature'.$E128];&quot;, &quot;;[$'bg2 creature'.$F128];&quot;, &quot;;[$'bg2 creature'.$G128];&quot;, &quot;;[$'bg2 creature'.$H128];&quot;, &quot;;[$'bg2 creature'.$I128];&quot; =&gt; &quot;;[$'bg2 creature'.$A128];&quot; // &quot;;[$'bg2 creature'.$J128])" office:value-type="string" office:string-value="  skelsu07, null, 115, null, null, null, null, null, null =&gt; skelsu07 // Angel: inconsistent race, all other skeletons are race skeleton" calcext:value-type="string">
            <text:p><text:s text:c="2"/>skelsu07, null, 115, null, null, null, null, null, null =&gt; skelsu07 // Angel: inconsistent race, all other skeletons are race skeleton</text:p>
          </table:table-cell>
        </table:table-row>
        <table:table-row table:style-name="ro3">
          <table:table-cell table:formula="of:=CONCATENATE(&quot;  &quot;;[$'bg2 creature'.$A129];&quot;, &quot;;[$'bg2 creature'.$B129];&quot;, &quot;;[$'bg2 creature'.$C129];&quot;, &quot;;[$'bg2 creature'.$D129];&quot;, &quot;;[$'bg2 creature'.$E129];&quot;, &quot;;[$'bg2 creature'.$F129];&quot;, &quot;;[$'bg2 creature'.$G129];&quot;, &quot;;[$'bg2 creature'.$H129];&quot;, &quot;;[$'bg2 creature'.$I129];&quot; =&gt; &quot;;[$'bg2 creature'.$A129];&quot; // &quot;;[$'bg2 creature'.$J129])" office:value-type="string" office:string-value="  skelsu11, null, 115, null, null, null, null, null, null =&gt; skelsu11 // Angel: inconsistent race, all other skeletons are race skeleton" calcext:value-type="string">
            <text:p><text:s text:c="2"/>skelsu11, null, 115, null, null, null, null, null, null =&gt; skelsu11 // Angel: inconsistent race, all other skeletons are race skeleton</text:p>
          </table:table-cell>
        </table:table-row>
        <table:table-row table:style-name="ro3">
          <table:table-cell table:formula="of:=CONCATENATE(&quot;  &quot;;[$'bg2 creature'.$A130];&quot;, &quot;;[$'bg2 creature'.$B130];&quot;, &quot;;[$'bg2 creature'.$C130];&quot;, &quot;;[$'bg2 creature'.$D130];&quot;, &quot;;[$'bg2 creature'.$E130];&quot;, &quot;;[$'bg2 creature'.$F130];&quot;, &quot;;[$'bg2 creature'.$G130];&quot;, &quot;;[$'bg2 creature'.$H130];&quot;, &quot;;[$'bg2 creature'.$I130];&quot; =&gt; &quot;;[$'bg2 creature'.$A130];&quot; // &quot;;[$'bg2 creature'.$J130])" office:value-type="string" office:string-value="  smound01, 176, 255, null, null, 0, null, null, null =&gt; smound01 // tbd, cam: shambling mound consistency" calcext:value-type="string">
            <text:p><text:s text:c="2"/>smound01, 176, 255, null, null, 0, null, null, null =&gt; smound01 // tbd, cam: shambling mound consistency</text:p>
          </table:table-cell>
        </table:table-row>
        <table:table-row table:style-name="ro3">
          <table:table-cell table:formula="of:=CONCATENATE(&quot;  &quot;;[$'bg2 creature'.$A131];&quot;, &quot;;[$'bg2 creature'.$B131];&quot;, &quot;;[$'bg2 creature'.$C131];&quot;, &quot;;[$'bg2 creature'.$D131];&quot;, &quot;;[$'bg2 creature'.$E131];&quot;, &quot;;[$'bg2 creature'.$F131];&quot;, &quot;;[$'bg2 creature'.$G131];&quot;, &quot;;[$'bg2 creature'.$H131];&quot;, &quot;;[$'bg2 creature'.$I131];&quot; =&gt; &quot;;[$'bg2 creature'.$A131];&quot; // &quot;;[$'bg2 creature'.$J131])" office:value-type="string" office:string-value="  smoundsu, 176, 255, null, null, null, null, null, null =&gt; smoundsu // tbd, cam: shambling mound consistency" calcext:value-type="string">
            <text:p><text:s text:c="2"/>smoundsu, 176, 255, null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2 creature'.$A132];&quot;, &quot;;[$'bg2 creature'.$B132];&quot;, &quot;;[$'bg2 creature'.$C132];&quot;, &quot;;[$'bg2 creature'.$D132];&quot;, &quot;;[$'bg2 creature'.$E132];&quot;, &quot;;[$'bg2 creature'.$F132];&quot;, &quot;;[$'bg2 creature'.$G132];&quot;, &quot;;[$'bg2 creature'.$H132];&quot;, &quot;;[$'bg2 creature'.$I132];&quot; =&gt; &quot;;[$'bg2 creature'.$A132];&quot; // &quot;;[$'bg2 creature'.$J132])" office:value-type="string" office:string-value="  snake01, 183, null, null, null, null, null, null, null =&gt; snake01 // IDS sync race updates: snake" calcext:value-type="string">
            <text:p><text:s text:c="2"/>snake01, 183, null, null, null, null, null, null, null =&gt; snake01 // IDS sync race updates: snake</text:p>
          </table:table-cell>
        </table:table-row>
        <table:table-row table:style-name="ro3">
          <table:table-cell table:formula="of:=CONCATENATE(&quot;  &quot;;[$'bg2 creature'.$A133];&quot;, &quot;;[$'bg2 creature'.$B133];&quot;, &quot;;[$'bg2 creature'.$C133];&quot;, &quot;;[$'bg2 creature'.$D133];&quot;, &quot;;[$'bg2 creature'.$E133];&quot;, &quot;;[$'bg2 creature'.$F133];&quot;, &quot;;[$'bg2 creature'.$G133];&quot;, &quot;;[$'bg2 creature'.$H133];&quot;, &quot;;[$'bg2 creature'.$I133];&quot; =&gt; &quot;;[$'bg2 creature'.$A133];&quot; // &quot;;[$'bg2 creature'.$J133])" office:value-type="string" office:string-value="  snakeb01, 183, null, null, null, null, null, null, null =&gt; snakeb01 // IDS sync race updates: boalisk" calcext:value-type="string">
            <text:p><text:s text:c="2"/>snakeb01, 183, null, null, null, null, null, null, null =&gt; snakeb01 // IDS sync race updates: boalisk</text:p>
          </table:table-cell>
        </table:table-row>
        <table:table-row table:style-name="ro3">
          <table:table-cell table:formula="of:=CONCATENATE(&quot;  &quot;;[$'bg2 creature'.$A134];&quot;, &quot;;[$'bg2 creature'.$B134];&quot;, &quot;;[$'bg2 creature'.$C134];&quot;, &quot;;[$'bg2 creature'.$D134];&quot;, &quot;;[$'bg2 creature'.$E134];&quot;, &quot;;[$'bg2 creature'.$F134];&quot;, &quot;;[$'bg2 creature'.$G134];&quot;, &quot;;[$'bg2 creature'.$H134];&quot;, &quot;;[$'bg2 creature'.$I134];&quot; =&gt; &quot;;[$'bg2 creature'.$A134];&quot; // &quot;;[$'bg2 creature'.$J134])" office:value-type="string" office:string-value="  snakeg01, 183, null, null, null, null, null, null, null =&gt; snakeg01 // IDS sync race updates: giant snake" calcext:value-type="string">
            <text:p><text:s text:c="2"/>snakeg01, 183, null, null, null, null, null, null, null =&gt; snakeg01 // IDS sync race updates: giant snake</text:p>
          </table:table-cell>
        </table:table-row>
        <table:table-row table:style-name="ro3">
          <table:table-cell table:formula="of:=CONCATENATE(&quot;  &quot;;[$'bg2 creature'.$A135];&quot;, &quot;;[$'bg2 creature'.$B135];&quot;, &quot;;[$'bg2 creature'.$C135];&quot;, &quot;;[$'bg2 creature'.$D135];&quot;, &quot;;[$'bg2 creature'.$E135];&quot;, &quot;;[$'bg2 creature'.$F135];&quot;, &quot;;[$'bg2 creature'.$G135];&quot;, &quot;;[$'bg2 creature'.$H135];&quot;, &quot;;[$'bg2 creature'.$I135];&quot; =&gt; &quot;;[$'bg2 creature'.$A135];&quot; // &quot;;[$'bg2 creature'.$J135])" office:value-type="string" office:string-value="  squirl, 182, null, null, null, null, null, null, null =&gt; squirl // IDS sync race updates: squirrel" calcext:value-type="string">
            <text:p><text:s text:c="2"/>squirl, 182, null, null, null, null, null, null, null =&gt; squirl // IDS sync race updates: squirrel</text:p>
          </table:table-cell>
        </table:table-row>
        <table:table-row table:style-name="ro3">
          <table:table-cell table:formula="of:=CONCATENATE(&quot;  &quot;;[$'bg2 creature'.$A136];&quot;, &quot;;[$'bg2 creature'.$B136];&quot;, &quot;;[$'bg2 creature'.$C136];&quot;, &quot;;[$'bg2 creature'.$D136];&quot;, &quot;;[$'bg2 creature'.$E136];&quot;, &quot;;[$'bg2 creature'.$F136];&quot;, &quot;;[$'bg2 creature'.$G136];&quot;, &quot;;[$'bg2 creature'.$H136];&quot;, &quot;;[$'bg2 creature'.$I136];&quot; =&gt; &quot;;[$'bg2 creature'.$A136];&quot; // &quot;;[$'bg2 creature'.$J136])" office:value-type="string" office:string-value="  squirr, 182, null, null, null, null, null, null, null =&gt; squirr // IDS sync race updates: squirrel" calcext:value-type="string">
            <text:p><text:s text:c="2"/>squirr, 182, null, null, null, null, null, null, null =&gt; squirr // IDS sync race updates: squirrel</text:p>
          </table:table-cell>
        </table:table-row>
        <table:table-row table:style-name="ro3">
          <table:table-cell table:formula="of:=CONCATENATE(&quot;  &quot;;[$'bg2 creature'.$A137];&quot;, &quot;;[$'bg2 creature'.$B137];&quot;, &quot;;[$'bg2 creature'.$C137];&quot;, &quot;;[$'bg2 creature'.$D137];&quot;, &quot;;[$'bg2 creature'.$E137];&quot;, &quot;;[$'bg2 creature'.$F137];&quot;, &quot;;[$'bg2 creature'.$G137];&quot;, &quot;;[$'bg2 creature'.$H137];&quot;, &quot;;[$'bg2 creature'.$I137];&quot; =&gt; &quot;;[$'bg2 creature'.$A137];&quot; // &quot;;[$'bg2 creature'.$J137])" office:value-type="string" office:string-value="  telicesa, null, 216, null, null, null, null, null, null =&gt; telicesa // IDS sync" calcext:value-type="string">
            <text:p><text:s text:c="2"/>telicesa, null, 216, null, null, null, null, null, null =&gt; telicesa // IDS sync</text:p>
          </table:table-cell>
        </table:table-row>
        <table:table-row table:style-name="ro3">
          <table:table-cell table:formula="of:=CONCATENATE(&quot;  &quot;;[$'bg2 creature'.$A138];&quot;, &quot;;[$'bg2 creature'.$B138];&quot;, &quot;;[$'bg2 creature'.$C138];&quot;, &quot;;[$'bg2 creature'.$D138];&quot;, &quot;;[$'bg2 creature'.$E138];&quot;, &quot;;[$'bg2 creature'.$F138];&quot;, &quot;;[$'bg2 creature'.$G138];&quot;, &quot;;[$'bg2 creature'.$H138];&quot;, &quot;;[$'bg2 creature'.$I138];&quot; =&gt; &quot;;[$'bg2 creature'.$A138];&quot; // &quot;;[$'bg2 creature'.$J138])" office:value-type="string" office:string-value="  udsvdead, 163, null, null, null, null, null, null, null =&gt; udsvdead // IDS sync" calcext:value-type="string">
            <text:p><text:s text:c="2"/>udsvdead, 163, null, null, null, null, null, null, null =&gt; udsvdead // IDS sync</text:p>
          </table:table-cell>
        </table:table-row>
        <table:table-row table:style-name="ro3">
          <table:table-cell table:formula="of:=CONCATENATE(&quot;  &quot;;[$'bg2 creature'.$A139];&quot;, &quot;;[$'bg2 creature'.$B139];&quot;, &quot;;[$'bg2 creature'.$C139];&quot;, &quot;;[$'bg2 creature'.$D139];&quot;, &quot;;[$'bg2 creature'.$E139];&quot;, &quot;;[$'bg2 creature'.$F139];&quot;, &quot;;[$'bg2 creature'.$G139];&quot;, &quot;;[$'bg2 creature'.$H139];&quot;, &quot;;[$'bg2 creature'.$I139];&quot; =&gt; &quot;;[$'bg2 creature'.$A139];&quot; // &quot;;[$'bg2 creature'.$J139])" office:value-type="string" office:string-value="  udsvir01, 163, null, null, null, null, null, null, null =&gt; udsvir01 // IDS sync" calcext:value-type="string">
            <text:p><text:s text:c="2"/>udsvir01, 163, null, null, null, null, null, null, null =&gt; udsvir01 // IDS sync</text:p>
          </table:table-cell>
        </table:table-row>
        <table:table-row table:style-name="ro3">
          <table:table-cell table:formula="of:=CONCATENATE(&quot;  &quot;;[$'bg2 creature'.$A140];&quot;, &quot;;[$'bg2 creature'.$B140];&quot;, &quot;;[$'bg2 creature'.$C140];&quot;, &quot;;[$'bg2 creature'.$D140];&quot;, &quot;;[$'bg2 creature'.$E140];&quot;, &quot;;[$'bg2 creature'.$F140];&quot;, &quot;;[$'bg2 creature'.$G140];&quot;, &quot;;[$'bg2 creature'.$H140];&quot;, &quot;;[$'bg2 creature'.$I140];&quot; =&gt; &quot;;[$'bg2 creature'.$A140];&quot; // &quot;;[$'bg2 creature'.$J140])" office:value-type="string" office:string-value="  udsvir02, 163, null, null, null, null, null, null, null =&gt; udsvir02 // IDS sync" calcext:value-type="string">
            <text:p><text:s text:c="2"/>udsvir02, 163, null, null, null, null, null, null, null =&gt; udsvir02 // IDS sync</text:p>
          </table:table-cell>
        </table:table-row>
        <table:table-row table:style-name="ro3">
          <table:table-cell table:formula="of:=CONCATENATE(&quot;  &quot;;[$'bg2 creature'.$A141];&quot;, &quot;;[$'bg2 creature'.$B141];&quot;, &quot;;[$'bg2 creature'.$C141];&quot;, &quot;;[$'bg2 creature'.$D141];&quot;, &quot;;[$'bg2 creature'.$E141];&quot;, &quot;;[$'bg2 creature'.$F141];&quot;, &quot;;[$'bg2 creature'.$G141];&quot;, &quot;;[$'bg2 creature'.$H141];&quot;, &quot;;[$'bg2 creature'.$I141];&quot; =&gt; &quot;;[$'bg2 creature'.$A141];&quot; // &quot;;[$'bg2 creature'.$J141])" office:value-type="string" office:string-value="  udsvir03, 163, null, null, null, null, null, null, null =&gt; udsvir03 // IDS sync" calcext:value-type="string">
            <text:p><text:s text:c="2"/>udsvir03, 163, null, null, null, null, null, null, null =&gt; udsvir03 // IDS sync</text:p>
          </table:table-cell>
        </table:table-row>
        <table:table-row table:style-name="ro3">
          <table:table-cell table:formula="of:=CONCATENATE(&quot;  &quot;;[$'bg2 creature'.$A142];&quot;, &quot;;[$'bg2 creature'.$B142];&quot;, &quot;;[$'bg2 creature'.$C142];&quot;, &quot;;[$'bg2 creature'.$D142];&quot;, &quot;;[$'bg2 creature'.$E142];&quot;, &quot;;[$'bg2 creature'.$F142];&quot;, &quot;;[$'bg2 creature'.$G142];&quot;, &quot;;[$'bg2 creature'.$H142];&quot;, &quot;;[$'bg2 creature'.$I142];&quot; =&gt; &quot;;[$'bg2 creature'.$A142];&quot; // &quot;;[$'bg2 creature'.$J142])" office:value-type="string" office:string-value="  udsvir04, 163, null, null, null, null, null, null, null =&gt; udsvir04 // IDS sync" calcext:value-type="string">
            <text:p><text:s text:c="2"/>udsvir04, 163, null, null, null, null, null, null, null =&gt; udsvir04 // IDS sync</text:p>
          </table:table-cell>
        </table:table-row>
        <table:table-row table:style-name="ro3">
          <table:table-cell table:formula="of:=CONCATENATE(&quot;  &quot;;[$'bg2 creature'.$A143];&quot;, &quot;;[$'bg2 creature'.$B143];&quot;, &quot;;[$'bg2 creature'.$C143];&quot;, &quot;;[$'bg2 creature'.$D143];&quot;, &quot;;[$'bg2 creature'.$E143];&quot;, &quot;;[$'bg2 creature'.$F143];&quot;, &quot;;[$'bg2 creature'.$G143];&quot;, &quot;;[$'bg2 creature'.$H143];&quot;, &quot;;[$'bg2 creature'.$I143];&quot; =&gt; &quot;;[$'bg2 creature'.$A143];&quot; // &quot;;[$'bg2 creature'.$J143])" office:value-type="string" office:string-value="  udsvir05, 163, null, null, null, null, null, null, null =&gt; udsvir05 // IDS sync" calcext:value-type="string">
            <text:p><text:s text:c="2"/>udsvir05, 163, null, null, null, null, null, null, null =&gt; udsvir05 // IDS sync</text:p>
          </table:table-cell>
        </table:table-row>
        <table:table-row table:style-name="ro3">
          <table:table-cell table:formula="of:=CONCATENATE(&quot;  &quot;;[$'bg2 creature'.$A144];&quot;, &quot;;[$'bg2 creature'.$B144];&quot;, &quot;;[$'bg2 creature'.$C144];&quot;, &quot;;[$'bg2 creature'.$D144];&quot;, &quot;;[$'bg2 creature'.$E144];&quot;, &quot;;[$'bg2 creature'.$F144];&quot;, &quot;;[$'bg2 creature'.$G144];&quot;, &quot;;[$'bg2 creature'.$H144];&quot;, &quot;;[$'bg2 creature'.$I144];&quot; =&gt; &quot;;[$'bg2 creature'.$A144];&quot; // &quot;;[$'bg2 creature'.$J144])" office:value-type="string" office:string-value="  udsvir06, 163, null, null, null, null, null, null, null =&gt; udsvir06 // IDS sync" calcext:value-type="string">
            <text:p><text:s text:c="2"/>udsvir06, 163, null, null, null, null, null, null, null =&gt; udsvir06 // IDS sync</text:p>
          </table:table-cell>
        </table:table-row>
        <table:table-row table:style-name="ro3">
          <table:table-cell table:formula="of:=CONCATENATE(&quot;  &quot;;[$'bg2 creature'.$A145];&quot;, &quot;;[$'bg2 creature'.$B145];&quot;, &quot;;[$'bg2 creature'.$C145];&quot;, &quot;;[$'bg2 creature'.$D145];&quot;, &quot;;[$'bg2 creature'.$E145];&quot;, &quot;;[$'bg2 creature'.$F145];&quot;, &quot;;[$'bg2 creature'.$G145];&quot;, &quot;;[$'bg2 creature'.$H145];&quot;, &quot;;[$'bg2 creature'.$I145];&quot; =&gt; &quot;;[$'bg2 creature'.$A145];&quot; // &quot;;[$'bg2 creature'.$J145])" office:value-type="string" office:string-value="  udsvir07, 163, null, null, null, null, null, null, null =&gt; udsvir07 // IDS sync" calcext:value-type="string">
            <text:p><text:s text:c="2"/>udsvir07, 163, null, null, null, null, null, null, null =&gt; udsvir07 // IDS sync</text:p>
          </table:table-cell>
        </table:table-row>
        <table:table-row table:style-name="ro3">
          <table:table-cell table:formula="of:=CONCATENATE(&quot;  &quot;;[$'bg2 creature'.$A146];&quot;, &quot;;[$'bg2 creature'.$B146];&quot;, &quot;;[$'bg2 creature'.$C146];&quot;, &quot;;[$'bg2 creature'.$D146];&quot;, &quot;;[$'bg2 creature'.$E146];&quot;, &quot;;[$'bg2 creature'.$F146];&quot;, &quot;;[$'bg2 creature'.$G146];&quot;, &quot;;[$'bg2 creature'.$H146];&quot;, &quot;;[$'bg2 creature'.$I146];&quot; =&gt; &quot;;[$'bg2 creature'.$A146];&quot; // &quot;;[$'bg2 creature'.$J146])" office:value-type="string" office:string-value="  udsvir08, 163, null, null, null, null, null, null, null =&gt; udsvir08 // IDS sync" calcext:value-type="string">
            <text:p><text:s text:c="2"/>udsvir08, 163, null, null, null, null, null, null, null =&gt; udsvir08 // IDS sync</text:p>
          </table:table-cell>
        </table:table-row>
        <table:table-row table:style-name="ro3">
          <table:table-cell table:formula="of:=CONCATENATE(&quot;  &quot;;[$'bg2 creature'.$A147];&quot;, &quot;;[$'bg2 creature'.$B147];&quot;, &quot;;[$'bg2 creature'.$C147];&quot;, &quot;;[$'bg2 creature'.$D147];&quot;, &quot;;[$'bg2 creature'.$E147];&quot;, &quot;;[$'bg2 creature'.$F147];&quot;, &quot;;[$'bg2 creature'.$G147];&quot;, &quot;;[$'bg2 creature'.$H147];&quot;, &quot;;[$'bg2 creature'.$I147];&quot; =&gt; &quot;;[$'bg2 creature'.$A147];&quot; // &quot;;[$'bg2 creature'.$J147])" office:value-type="string" office:string-value="  uhogre03, 171, null, null, null, null, null, null, null =&gt; uhogre03 // IDS sync race updates: minotaur" calcext:value-type="string">
            <text:p><text:s text:c="2"/>uhogre03, 171, null, null, null, null, null, null, null =&gt; uhogre03 // IDS sync race updates: minotaur</text:p>
          </table:table-cell>
        </table:table-row>
        <table:table-row table:style-name="ro3">
          <table:table-cell table:formula="of:=CONCATENATE(&quot;  &quot;;[$'bg2 creature'.$A148];&quot;, &quot;;[$'bg2 creature'.$B148];&quot;, &quot;;[$'bg2 creature'.$C148];&quot;, &quot;;[$'bg2 creature'.$D148];&quot;, &quot;;[$'bg2 creature'.$E148];&quot;, &quot;;[$'bg2 creature'.$F148];&quot;, &quot;;[$'bg2 creature'.$G148];&quot;, &quot;;[$'bg2 creature'.$H148];&quot;, &quot;;[$'bg2 creature'.$I148];&quot; =&gt; &quot;;[$'bg2 creature'.$A148];&quot; // &quot;;[$'bg2 creature'.$J148])" office:value-type="string" office:string-value="  vorsquir, 182, null, null, null, null, null, null, null =&gt; vorsquir // IDS sync race updates: vorpal squirrel" calcext:value-type="string">
            <text:p><text:s text:c="2"/>vorsquir, 182, null, null, null, null, null, null, null =&gt; vorsquir // IDS sync race updates: vorpal squirrel</text:p>
          </table:table-cell>
        </table:table-row>
        <table:table-row table:style-name="ro3">
          <table:table-cell table:formula="of:=CONCATENATE(&quot;  &quot;;[$'bg2 creature'.$A149];&quot;, &quot;;[$'bg2 creature'.$B149];&quot;, &quot;;[$'bg2 creature'.$C149];&quot;, &quot;;[$'bg2 creature'.$D149];&quot;, &quot;;[$'bg2 creature'.$E149];&quot;, &quot;;[$'bg2 creature'.$F149];&quot;, &quot;;[$'bg2 creature'.$G149];&quot;, &quot;;[$'bg2 creature'.$H149];&quot;, &quot;;[$'bg2 creature'.$I149];&quot; =&gt; &quot;;[$'bg2 creature'.$A149];&quot; // &quot;;[$'bg2 creature'.$J149])" office:value-type="string" office:string-value="  vulture, 170, null, null, null, null, null, null, null =&gt; vulture // IDS sync race updates:vulture" calcext:value-type="string">
            <text:p><text:s text:c="2"/>vulture, 170, null, null, null, null, null, null, null =&gt; vulture // IDS sync race updates:vulture</text:p>
          </table:table-cell>
        </table:table-row>
        <table:table-row table:style-name="ro3">
          <table:table-cell table:formula="of:=CONCATENATE(&quot;  &quot;;[$'bg2 creature'.$A150];&quot;, &quot;;[$'bg2 creature'.$B150];&quot;, &quot;;[$'bg2 creature'.$C150];&quot;, &quot;;[$'bg2 creature'.$D150];&quot;, &quot;;[$'bg2 creature'.$E150];&quot;, &quot;;[$'bg2 creature'.$F150];&quot;, &quot;;[$'bg2 creature'.$G150];&quot;, &quot;;[$'bg2 creature'.$H150];&quot;, &quot;;[$'bg2 creature'.$I150];&quot; =&gt; &quot;;[$'bg2 creature'.$A150];&quot; // &quot;;[$'bg2 creature'.$J150])" office:value-type="string" office:string-value="  waukmoo, 182, null, null, null, null, null, null, null =&gt; waukmoo // IDS sync race updates: moose" calcext:value-type="string">
            <text:p><text:s text:c="2"/>waukmoo, 182, null, null, null, null, null, null, null =&gt; waukmoo // IDS sync race updates: moose</text:p>
          </table:table-cell>
        </table:table-row>
        <table:table-row table:style-name="ro3">
          <table:table-cell table:formula="of:=CONCATENATE(&quot;  &quot;;[$'bg2 creature'.$A151];&quot;, &quot;;[$'bg2 creature'.$B151];&quot;, &quot;;[$'bg2 creature'.$C151];&quot;, &quot;;[$'bg2 creature'.$D151];&quot;, &quot;;[$'bg2 creature'.$E151];&quot;, &quot;;[$'bg2 creature'.$F151];&quot;, &quot;;[$'bg2 creature'.$G151];&quot;, &quot;;[$'bg2 creature'.$H151];&quot;, &quot;;[$'bg2 creature'.$I151];&quot; =&gt; &quot;;[$'bg2 creature'.$A151];&quot; // &quot;;[$'bg2 creature'.$J151])" office:value-type="string" office:string-value="  wauksna, 183, null, null, null, null, null, null, null =&gt; wauksna // IDS sync race updates: snake" calcext:value-type="string">
            <text:p><text:s text:c="2"/>wauksna, 183, null, null, null, null, null, null, null =&gt; wauksna // IDS sync race updates: snake</text:p>
          </table:table-cell>
        </table:table-row>
        <table:table-row table:style-name="ro3">
          <table:table-cell table:formula="of:=CONCATENATE(&quot;  &quot;;[$'bg2 creature'.$A152];&quot;, &quot;;[$'bg2 creature'.$B152];&quot;, &quot;;[$'bg2 creature'.$C152];&quot;, &quot;;[$'bg2 creature'.$D152];&quot;, &quot;;[$'bg2 creature'.$E152];&quot;, &quot;;[$'bg2 creature'.$F152];&quot;, &quot;;[$'bg2 creature'.$G152];&quot;, &quot;;[$'bg2 creature'.$H152];&quot;, &quot;;[$'bg2 creature'.$I152];&quot; =&gt; &quot;;[$'bg2 creature'.$A152];&quot; // &quot;;[$'bg2 creature'.$J152])" office:value-type="string" office:string-value="  wauksqu, 182, null, null, null, null, null, null, null =&gt; wauksqu // IDS sync race updates: squirrel" calcext:value-type="string">
            <text:p><text:s text:c="2"/>wauksqu, 182, null, null, null, null, null, null, null =&gt; wauksqu // IDS sync race updates: squirrel</text:p>
          </table:table-cell>
        </table:table-row>
        <table:table-row table:style-name="ro3">
          <table:table-cell table:formula="of:=CONCATENATE(&quot;  &quot;;[$'bg2 creature'.$A153];&quot;, &quot;;[$'bg2 creature'.$B153];&quot;, &quot;;[$'bg2 creature'.$C153];&quot;, &quot;;[$'bg2 creature'.$D153];&quot;, &quot;;[$'bg2 creature'.$E153];&quot;, &quot;;[$'bg2 creature'.$F153];&quot;, &quot;;[$'bg2 creature'.$G153];&quot;, &quot;;[$'bg2 creature'.$H153];&quot;, &quot;;[$'bg2 creature'.$I153];&quot; =&gt; &quot;;[$'bg2 creature'.$A153];&quot; // &quot;;[$'bg2 creature'.$J153])" office:value-type="string" office:string-value="  wolfdr01, null, null, 4, null, null, null, null, null =&gt; wolfdr01 // dread wolves are undead" calcext:value-type="string">
            <text:p><text:s text:c="2"/>wolfdr01, null, null, 4, null, null, null, null, null =&gt; wolfdr01 // dread wolves are undead</text:p>
          </table:table-cell>
        </table:table-row>
        <table:table-row table:style-name="ro3">
          <table:table-cell table:formula="of:=CONCATENATE(&quot;  &quot;;[$'bg2 creature'.$A154];&quot;, &quot;;[$'bg2 creature'.$B154];&quot;, &quot;;[$'bg2 creature'.$C154];&quot;, &quot;;[$'bg2 creature'.$D154];&quot;, &quot;;[$'bg2 creature'.$E154];&quot;, &quot;;[$'bg2 creature'.$F154];&quot;, &quot;;[$'bg2 creature'.$G154];&quot;, &quot;;[$'bg2 creature'.$H154];&quot;, &quot;;[$'bg2 creature'.$I154];&quot; =&gt; &quot;;[$'bg2 creature'.$A154];&quot; // &quot;;[$'bg2 creature'.$J154])" office:value-type="string" office:string-value="  wrmons01, null, 218, null, null, null, null, null, null =&gt; wrmons01 // IDS sync" calcext:value-type="string">
            <text:p><text:s text:c="2"/>wrmons01, null, 218, null, null, null, null, null, null =&gt; wrmons01 // IDS sync</text:p>
          </table:table-cell>
        </table:table-row>
        <table:table-row table:style-name="ro3">
          <table:table-cell table:formula="of:=CONCATENATE(&quot;  &quot;;[$'bg2 creature'.$A155];&quot;, &quot;;[$'bg2 creature'.$B155];&quot;, &quot;;[$'bg2 creature'.$C155];&quot;, &quot;;[$'bg2 creature'.$D155];&quot;, &quot;;[$'bg2 creature'.$E155];&quot;, &quot;;[$'bg2 creature'.$F155];&quot;, &quot;;[$'bg2 creature'.$G155];&quot;, &quot;;[$'bg2 creature'.$H155];&quot;, &quot;;[$'bg2 creature'.$I155];&quot; =&gt; &quot;;[$'bg2 creature'.$A155];&quot; // &quot;;[$'bg2 creature'.$J155])" office:value-type="string" office:string-value="  ysgp03, 161, null, null, null, null, null, null, null =&gt; ysgp03 // tibbit" calcext:value-type="string">
            <text:p><text:s text:c="2"/>ysgp03, 161, null, null, null, null, null, null, null =&gt; ysgp03 // tibbit</text:p>
          </table:table-cell>
        </table:table-row>
      </table:table>
      <table:table table:name="bg2 item" table:style-name="ta1">
        <office:forms form:automatic-focus="false" form:apply-design-mode="false"/>
        <table:table-column table:style-name="co14" table:default-cell-style-name="ce81"/>
        <table:table-column table:style-name="co15" table:default-cell-style-name="ce84"/>
        <table:table-column table:style-name="co16" table:default-cell-style-name="ce84"/>
        <table:table-column table:style-name="co17" table:default-cell-style-name="ce84"/>
        <table:table-column table:style-name="co15" table:default-cell-style-name="ce84"/>
        <table:table-column table:style-name="co18" table:default-cell-style-name="ce84"/>
        <table:table-column table:style-name="co19" table:default-cell-style-name="ce84"/>
        <table:table-column table:style-name="co5" table:default-cell-style-name="ce84"/>
        <table:table-column table:style-name="co2" table:default-cell-style-name="ce84"/>
        <table:table-column table:style-name="co20" table:default-cell-style-name="ce84"/>
        <table:table-column table:style-name="co21" table:default-cell-style-name="ce84"/>
        <table:table-column table:style-name="co8" table:default-cell-style-name="ce84"/>
        <table:table-column table:style-name="co38" table:default-cell-style-name="ce84"/>
        <table:table-column table:style-name="co23" table:default-cell-style-name="ce81"/>
        <table:table-column table:style-name="co12" table:number-columns-repeated="1010" table:default-cell-style-name="ce81"/>
        <table:table-row table:style-name="ro3">
          <table:table-cell table:style-name="ce79" office:value-type="string" calcext:value-type="string">
            <text:p>file</text:p>
          </table:table-cell>
          <table:table-cell table:style-name="ce82" office:value-type="string" calcext:value-type="string">
            <text:p>timing</text:p>
          </table:table-cell>
          <table:table-cell table:style-name="ce82" office:value-type="string" calcext:value-type="string">
            <text:p>magical</text:p>
          </table:table-cell>
          <table:table-cell table:style-name="ce82" office:value-type="string" calcext:value-type="string">
            <text:p>power</text:p>
          </table:table-cell>
          <table:table-cell table:style-name="ce82" office:value-type="string" calcext:value-type="string">
            <text:p>speed</text:p>
          </table:table-cell>
          <table:table-cell table:style-name="ce82" office:value-type="string" calcext:value-type="string">
            <text:p>weight</text:p>
          </table:table-cell>
          <table:table-cell table:style-name="ce82" office:value-type="string" calcext:value-type="string">
            <text:p>thac0</text:p>
          </table:table-cell>
          <table:table-cell table:style-name="ce82" office:value-type="string" calcext:value-type="string">
            <text:p>lore</text:p>
          </table:table-cell>
          <table:table-cell table:style-name="ce82" office:value-type="string" calcext:value-type="string">
            <text:p>type</text:p>
          </table:table-cell>
          <table:table-cell table:style-name="ce82" office:value-type="string" calcext:value-type="string">
            <text:p>prof</text:p>
          </table:table-cell>
          <table:table-cell table:style-name="ce82" office:value-type="string" calcext:value-type="string">
            <text:p>enchantment</text:p>
          </table:table-cell>
          <table:table-cell table:style-name="ce82" office:value-type="string" calcext:value-type="string">
            <text:p>dispellable</text:p>
          </table:table-cell>
          <table:table-cell table:style-name="ce82" office:value-type="string" calcext:value-type="string">
            <text:p>range</text:p>
          </table:table-cell>
          <table:table-cell table:style-name="ce79" office:value-type="string" calcext:value-type="string">
            <text:p>notes</text:p>
          </table:table-cell>
          <table:table-cell table:style-name="ce85" table:number-columns-repeated="1010"/>
        </table:table-row>
        <table:table-row table:style-name="ro3">
          <table:table-cell table:style-name="ce80" office:value-type="string" calcext:value-type="string">
            <text:p>aegis</text:p>
          </table:table-cell>
          <table:table-cell table:number-columns-repeated="9" table:style-name="ce83" office:value-type="string" calcext:value-type="string">
            <text:p>null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string" calcext:value-type="string">
            <text:p>null</text:p>
          </table:table-cell>
          <table:table-cell table:style-name="ce80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aegis2</text:p>
          </table:table-cell>
          <table:table-cell table:number-columns-repeated="9" table:style-name="ce83" office:value-type="string" calcext:value-type="string">
            <text:p>null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string" calcext:value-type="string">
            <text:p>null</text:p>
          </table:table-cell>
          <table:table-cell table:style-name="ce80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blun22</text:p>
          </table:table-cell>
          <table:table-cell table:number-columns-repeated="3" table:style-name="ce83" office:value-type="string" calcext:value-type="string">
            <text:p>null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8" table:style-name="ce83" office:value-type="string" calcext:value-type="string">
            <text:p>null</text:p>
          </table:table-cell>
          <table:table-cell table:style-name="ce80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blun23</text:p>
          </table:table-cell>
          <table:table-cell table:number-columns-repeated="3" table:style-name="ce83" office:value-type="string" calcext:value-type="string">
            <text:p>null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8" table:style-name="ce83" office:value-type="string" calcext:value-type="string">
            <text:p>null</text:p>
          </table:table-cell>
          <table:table-cell table:style-name="ce80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blun24</text:p>
          </table:table-cell>
          <table:table-cell table:number-columns-repeated="3" table:style-name="ce83" office:value-type="string" calcext:value-type="string">
            <text:p>null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8" table:style-name="ce83" office:value-type="string" calcext:value-type="string">
            <text:p>null</text:p>
          </table:table-cell>
          <table:table-cell table:style-name="ce80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blun26</text:p>
          </table:table-cell>
          <table:table-cell table:number-columns-repeated="3" table:style-name="ce83" office:value-type="string" calcext:value-type="string">
            <text:p>null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8" table:style-name="ce83" office:value-type="string" calcext:value-type="string">
            <text:p>null</text:p>
          </table:table-cell>
          <table:table-cell table:style-name="ce80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blun27</text:p>
          </table:table-cell>
          <table:table-cell table:number-columns-repeated="3" table:style-name="ce83" office:value-type="string" calcext:value-type="string">
            <text:p>null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8" table:style-name="ce83" office:value-type="string" calcext:value-type="string">
            <text:p>null</text:p>
          </table:table-cell>
          <table:table-cell table:style-name="ce80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critical</text:p>
          </table:table-cell>
          <table:table-cell table:number-columns-repeated="11" table:style-name="ce83" office:value-type="string" calcext:value-type="string">
            <text:p>null</text:p>
          </table:table-cell>
          <table:table-cell table:style-name="ce83" office:value-type="float" office:value="0" calcext:value-type="float">
            <text:p>0</text:p>
          </table:table-cell>
          <table:table-cell table:style-name="ce71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dagg24</text:p>
          </table:table-cell>
          <table:table-cell table:number-columns-repeated="4" table:style-name="ce83" office:value-type="string" calcext:value-type="string">
            <text:p>null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7" table:style-name="ce83" office:value-type="string" calcext:value-type="string">
            <text:p>null</text:p>
          </table:table-cell>
          <table:table-cell table:style-name="ce71" office:value-type="string" calcext:value-type="string">
            <text:p>rp: dagger+3 should have some weight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elemchan</text:p>
          </table:table-cell>
          <table:table-cell table:number-columns-repeated="9" table:style-name="ce83" office:value-type="string" calcext:value-type="string">
            <text:p>null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string" calcext:value-type="string">
            <text:p>null</text:p>
          </table:table-cell>
          <table:table-cell table:style-name="ce71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elemcryo</text:p>
          </table:table-cell>
          <table:table-cell table:number-columns-repeated="9" table:style-name="ce83" office:value-type="string" calcext:value-type="string">
            <text:p>null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string" calcext:value-type="string">
            <text:p>null</text:p>
          </table:table-cell>
          <table:table-cell table:style-name="ce71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elemhydr</text:p>
          </table:table-cell>
          <table:table-cell table:number-columns-repeated="9" table:style-name="ce83" office:value-type="string" calcext:value-type="string">
            <text:p>null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string" calcext:value-type="string">
            <text:p>null</text:p>
          </table:table-cell>
          <table:table-cell table:style-name="ce71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elemimix</text:p>
          </table:table-cell>
          <table:table-cell table:number-columns-repeated="9" table:style-name="ce83" office:value-type="string" calcext:value-type="string">
            <text:p>null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string" calcext:value-type="string">
            <text:p>null</text:p>
          </table:table-cell>
          <table:table-cell table:style-name="ce8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elemogre</text:p>
          </table:table-cell>
          <table:table-cell table:number-columns-repeated="9" table:style-name="ce83" office:value-type="string" calcext:value-type="string">
            <text:p>null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string" calcext:value-type="string">
            <text:p>null</text:p>
          </table:table-cell>
          <table:table-cell table:style-name="ce8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elemsunn</text:p>
          </table:table-cell>
          <table:table-cell table:number-columns-repeated="9" table:style-name="ce83" office:value-type="string" calcext:value-type="string">
            <text:p>null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string" calcext:value-type="string">
            <text:p>null</text:p>
          </table:table-cell>
          <table:table-cell table:style-name="ce8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elemyanc</text:p>
          </table:table-cell>
          <table:table-cell table:number-columns-repeated="9" table:style-name="ce83" office:value-type="string" calcext:value-type="string">
            <text:p>null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string" calcext:value-type="string">
            <text:p>null</text:p>
          </table:table-cell>
          <table:table-cell table:style-name="ce8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elemzaam</text:p>
          </table:table-cell>
          <table:table-cell table:number-columns-repeated="9" table:style-name="ce83" office:value-type="string" calcext:value-type="string">
            <text:p>null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string" calcext:value-type="string">
            <text:p>null</text:p>
          </table:table-cell>
          <table:table-cell table:style-name="ce8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eneblade</text:p>
          </table:table-cell>
          <table:table-cell table:number-columns-repeated="2" table:style-name="ce83" office:value-type="string" calcext:value-type="string">
            <text:p>null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9" table:style-name="ce83" office:value-type="string" calcext:value-type="string">
            <text:p>null</text:p>
          </table:table-cell>
          <table:table-cell table:style-name="ce80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fblade</text:p>
          </table:table-cell>
          <table:table-cell table:number-columns-repeated="2" table:style-name="ce83" office:value-type="string" calcext:value-type="string">
            <text:p>null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9" table:style-name="ce83" office:value-type="string" calcext:value-type="string">
            <text:p>null</text:p>
          </table:table-cell>
          <table:table-cell table:style-name="ce80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fireseed</text:p>
          </table:table-cell>
          <table:table-cell table:number-columns-repeated="2" table:style-name="ce83" office:value-type="string" calcext:value-type="string">
            <text:p>null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9" table:style-name="ce83" office:value-type="string" calcext:value-type="string">
            <text:p>null</text:p>
          </table:table-cell>
          <table:table-cell table:style-name="ce80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gberry</text:p>
          </table:table-cell>
          <table:table-cell table:number-columns-repeated="2" table:style-name="ce83" office:value-type="string" calcext:value-type="string">
            <text:p>null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9" table:style-name="ce83" office:value-type="string" calcext:value-type="string">
            <text:p>null</text:p>
          </table:table-cell>
          <table:table-cell table:style-name="ce80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ghoult</text:p>
          </table:table-cell>
          <table:table-cell table:number-columns-repeated="2" table:style-name="ce83" office:value-type="string" calcext:value-type="string">
            <text:p>null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9" table:style-name="ce83" office:value-type="string" calcext:value-type="string">
            <text:p>null</text:p>
          </table:table-cell>
          <table:table-cell table:style-name="ce80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harm</text:p>
          </table:table-cell>
          <table:table-cell table:number-columns-repeated="11" table:style-name="ce83" office:value-type="string" calcext:value-type="string">
            <text:p>null</text:p>
          </table:table-cell>
          <table:table-cell table:style-name="ce83" office:value-type="float" office:value="0" calcext:value-type="float">
            <text:p>0</text:p>
          </table:table-cell>
          <table:table-cell table:style-name="ce8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melfmet</text:p>
          </table:table-cell>
          <table:table-cell table:number-columns-repeated="2" table:style-name="ce83" office:value-type="string" calcext:value-type="string">
            <text:p>null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9" table:style-name="ce83" office:value-type="string" calcext:value-type="string">
            <text:p>null</text:p>
          </table:table-cell>
          <table:table-cell table:style-name="ce80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misc4q</text:p>
          </table:table-cell>
          <table:table-cell table:number-columns-repeated="8" table:style-name="ce83" office:value-type="string" calcext:value-type="string">
            <text:p>null</text:p>
          </table:table-cell>
          <table:table-cell table:style-name="ce83" office:value-type="float" office:value="89" calcext:value-type="float">
            <text:p>89</text:p>
          </table:table-cell>
          <table:table-cell table:number-columns-repeated="3" table:style-name="ce83" office:value-type="string" calcext:value-type="string">
            <text:p>null</text:p>
          </table:table-cell>
          <table:table-cell table:style-name="ce80" office:value-type="string" calcext:value-type="string">
            <text:p>ogre’s sword is a bastard sword, not long sword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ohdmask</text:p>
          </table:table-cell>
          <table:table-cell table:style-name="ce83" office:value-type="string" calcext:value-type="string">
            <text:p>null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0" table:style-name="ce83" office:value-type="string" calcext:value-type="string">
            <text:p>null</text:p>
          </table:table-cell>
          <table:table-cell table:style-name="ce80" office:value-type="string" calcext:value-type="string">
            <text:p>The Visage should be flagged as magical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serious</text:p>
          </table:table-cell>
          <table:table-cell table:number-columns-repeated="11" table:style-name="ce83" office:value-type="string" calcext:value-type="string">
            <text:p>null</text:p>
          </table:table-cell>
          <table:table-cell table:style-name="ce83" office:value-type="float" office:value="0" calcext:value-type="float">
            <text:p>0</text:p>
          </table:table-cell>
          <table:table-cell table:style-name="ce8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slaylive</text:p>
          </table:table-cell>
          <table:table-cell table:number-columns-repeated="11" table:style-name="ce83" office:value-type="string" calcext:value-type="string">
            <text:p>null</text:p>
          </table:table-cell>
          <table:table-cell table:style-name="ce83" office:value-type="float" office:value="0" calcext:value-type="float">
            <text:p>0</text:p>
          </table:table-cell>
          <table:table-cell table:style-name="ce8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staf09</text:p>
          </table:table-cell>
          <table:table-cell table:number-columns-repeated="3" table:style-name="ce83" office:value-type="string" calcext:value-type="string">
            <text:p>null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8" table:style-name="ce83" office:value-type="string" calcext:value-type="string">
            <text:p>null</text:p>
          </table:table-cell>
          <table:table-cell table:style-name="ce80" office:value-type="string" calcext:value-type="string">
            <text:p>rp: WS fix for staff of command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staf12</text:p>
          </table:table-cell>
          <table:table-cell table:number-columns-repeated="3" table:style-name="ce83" office:value-type="string" calcext:value-type="string">
            <text:p>null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8" table:style-name="ce83" office:value-type="string" calcext:value-type="string">
            <text:p>null</text:p>
          </table:table-cell>
          <table:table-cell table:style-name="ce80" office:value-type="string" calcext:value-type="string">
            <text:p>rp: WS fix for staff of power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sw1h28</text:p>
          </table:table-cell>
          <table:table-cell table:number-columns-repeated="3" table:style-name="ce83" office:value-type="string" calcext:value-type="string">
            <text:p>null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8" table:style-name="ce83" office:value-type="string" calcext:value-type="string">
            <text:p>null</text:p>
          </table:table-cell>
          <table:table-cell table:style-name="ce80" office:value-type="string" calcext:value-type="string">
            <text:p>rp: cutthroat should have 0 WS as a +4 SS</text:p>
          </table:table-cell>
          <table:table-cell table:number-columns-repeated="1010"/>
        </table:table-row>
        <table:table-row table:style-name="ro3">
          <table:table-cell table:style-name="ce80" office:value-type="string" calcext:value-type="string">
            <text:p>sw2h14</text:p>
          </table:table-cell>
          <table:table-cell table:number-columns-repeated="3" table:style-name="ce83" office:value-type="string" calcext:value-type="string">
            <text:p>null</text:p>
          </table:table-cell>
          <table:table-cell table:style-name="ce83" office:value-type="float" office:value="7" calcext:value-type="float">
            <text:p>7</text:p>
          </table:table-cell>
          <table:table-cell table:number-columns-repeated="8" table:style-name="ce83" office:value-type="string" calcext:value-type="string">
            <text:p>null</text:p>
          </table:table-cell>
          <table:table-cell table:style-name="ce80" office:value-type="string" calcext:value-type="string">
            <text:p>rp: lilarcor should have ws 7 as a +3 2HS</text:p>
          </table:table-cell>
          <table:table-cell table:number-columns-repeated="1010"/>
        </table:table-row>
        <table:table-row table:style-name="ro3" table:number-rows-repeated="30">
          <table:table-cell table:style-name="ce80"/>
          <table:table-cell table:style-name="ce83" table:number-columns-repeated="12"/>
          <table:table-cell table:style-name="ce80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80"/>
          <table:table-cell table:style-name="ce83" table:number-columns-repeated="12"/>
          <table:table-cell table:style-name="ce80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9:'bg2 item'.M13 'bg2 item'.A14:'bg2 item'.N1048576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office:forms form:automatic-focus="false" form:apply-design-mode="false"/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blun22, null, null, null, 1, null, null, null, null, null, null, null, null =&gt; blun22 // speed factor not accounting for enchantment" calcext:value-type="string">
            <text:p><text:s text:c="2"/>blun22, null, null, null, 1, null, null, null, null, null, null, null, null =&gt; blun22 // speed factor not accounting for enchantment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blun23, null, null, null, 2, null, null, null, null, null, null, null, null =&gt; blun23 // speed factor not accounting for enchantment" calcext:value-type="string">
            <text:p><text:s text:c="2"/>blun23, null, null, null, 2, null, null, null, null, null, null, null, null =&gt; blun23 // speed factor not accounting for enchantment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blun24, null, null, null, 2, null, null, null, null, null, null, null, null =&gt; blun24 // speed factor not accounting for enchantment" calcext:value-type="string">
            <text:p><text:s text:c="2"/>blun24, null, null, null, 2, null, null, null, null, null, null, null, null =&gt; blun24 // speed factor not accounting for enchantment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blun26, null, null, null, 1, null, null, null, null, null, null, null, null =&gt; blun26 // speed factor not accounting for enchantment" calcext:value-type="string">
            <text:p><text:s text:c="2"/>blun26, null, null, null, 1, null, null, null, null, null, null, null, null =&gt; blun26 // speed factor not accounting for enchantment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blun27, null, null, null, 0, null, null, null, null, null, null, null, null =&gt; blun27 // speed factor not accounting for enchantment" calcext:value-type="string">
            <text:p><text:s text:c="2"/>blun27, null, null, null, 0, null, null, null, null, null, null, null, null =&gt; blun27 // speed factor not accounting for enchantment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dagg24, null, null, null, null, 1, null, null, null, null, null, null, null =&gt; dagg24 // rp: dagger+3 should have some weight" calcext:value-type="string">
            <text:p><text:s text:c="2"/>dagg24, null, null, null, null, 1, null, null, null, null, null, null, null =&gt; dagg24 // rp: dagger+3 should have some weight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2 item'.$A14];&quot;, &quot;;[$'bg2 item'.$B14];&quot;, &quot;;[$'bg2 item'.$C14];&quot;, &quot;;[$'bg2 item'.$D14];&quot;, &quot;;[$'bg2 item'.$E14];&quot;, &quot;;[$'bg2 item'.$F14];&quot;, &quot;;[$'bg2 item'.$G14];&quot;, &quot;;[$'bg2 item'.$H14];&quot;, &quot;;[$'bg2 item'.$I14];&quot;, &quot;;[$'bg2 item'.$J14];&quot;, &quot;;[$'bg2 item'.$K14];&quot;, &quot;;[$'bg2 item'.$L14];&quot;, &quot;;[$'bg2 item'.$M14];&quot; =&gt; &quot;;[$'bg2 item'.$A14];&quot; // &quot;;[$'bg2 item'.$N14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2 item'.$A15];&quot;, &quot;;[$'bg2 item'.$B15];&quot;, &quot;;[$'bg2 item'.$C15];&quot;, &quot;;[$'bg2 item'.$D15];&quot;, &quot;;[$'bg2 item'.$E15];&quot;, &quot;;[$'bg2 item'.$F15];&quot;, &quot;;[$'bg2 item'.$G15];&quot;, &quot;;[$'bg2 item'.$H15];&quot;, &quot;;[$'bg2 item'.$I15];&quot;, &quot;;[$'bg2 item'.$J15];&quot;, &quot;;[$'bg2 item'.$K15];&quot;, &quot;;[$'bg2 item'.$L15];&quot;, &quot;;[$'bg2 item'.$M15];&quot; =&gt; &quot;;[$'bg2 item'.$A15];&quot; // &quot;;[$'bg2 item'.$N15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2 item'.$A16];&quot;, &quot;;[$'bg2 item'.$B16];&quot;, &quot;;[$'bg2 item'.$C16];&quot;, &quot;;[$'bg2 item'.$D16];&quot;, &quot;;[$'bg2 item'.$E16];&quot;, &quot;;[$'bg2 item'.$F16];&quot;, &quot;;[$'bg2 item'.$G16];&quot;, &quot;;[$'bg2 item'.$H16];&quot;, &quot;;[$'bg2 item'.$I16];&quot;, &quot;;[$'bg2 item'.$J16];&quot;, &quot;;[$'bg2 item'.$K16];&quot;, &quot;;[$'bg2 item'.$L16];&quot;, &quot;;[$'bg2 item'.$M16];&quot; =&gt; &quot;;[$'bg2 item'.$A16];&quot; // &quot;;[$'bg2 item'.$N16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2 item'.$A17];&quot;, &quot;;[$'bg2 item'.$B17];&quot;, &quot;;[$'bg2 item'.$C17];&quot;, &quot;;[$'bg2 item'.$D17];&quot;, &quot;;[$'bg2 item'.$E17];&quot;, &quot;;[$'bg2 item'.$F17];&quot;, &quot;;[$'bg2 item'.$G17];&quot;, &quot;;[$'bg2 item'.$H17];&quot;, &quot;;[$'bg2 item'.$I17];&quot;, &quot;;[$'bg2 item'.$J17];&quot;, &quot;;[$'bg2 item'.$K17];&quot;, &quot;;[$'bg2 item'.$L17];&quot;, &quot;;[$'bg2 item'.$M17];&quot; =&gt; &quot;;[$'bg2 item'.$A17];&quot; // &quot;;[$'bg2 item'.$N17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2 item'.$A18];&quot;, &quot;;[$'bg2 item'.$B18];&quot;, &quot;;[$'bg2 item'.$C18];&quot;, &quot;;[$'bg2 item'.$D18];&quot;, &quot;;[$'bg2 item'.$E18];&quot;, &quot;;[$'bg2 item'.$F18];&quot;, &quot;;[$'bg2 item'.$G18];&quot;, &quot;;[$'bg2 item'.$H18];&quot;, &quot;;[$'bg2 item'.$I18];&quot;, &quot;;[$'bg2 item'.$J18];&quot;, &quot;;[$'bg2 item'.$K18];&quot;, &quot;;[$'bg2 item'.$L18];&quot;, &quot;;[$'bg2 item'.$M18];&quot; =&gt; &quot;;[$'bg2 item'.$A18];&quot; // &quot;;[$'bg2 item'.$N18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2 item'.$A19];&quot;, &quot;;[$'bg2 item'.$B19];&quot;, &quot;;[$'bg2 item'.$C19];&quot;, &quot;;[$'bg2 item'.$D19];&quot;, &quot;;[$'bg2 item'.$E19];&quot;, &quot;;[$'bg2 item'.$F19];&quot;, &quot;;[$'bg2 item'.$G19];&quot;, &quot;;[$'bg2 item'.$H19];&quot;, &quot;;[$'bg2 item'.$I19];&quot;, &quot;;[$'bg2 item'.$J19];&quot;, &quot;;[$'bg2 item'.$K19];&quot;, &quot;;[$'bg2 item'.$L19];&quot;, &quot;;[$'bg2 item'.$M19];&quot; =&gt; &quot;;[$'bg2 item'.$A19];&quot; // &quot;;[$'bg2 item'.$N19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20];&quot;, &quot;;[$'bg2 item'.$B20];&quot;, &quot;;[$'bg2 item'.$C20];&quot;, &quot;;[$'bg2 item'.$D20];&quot;, &quot;;[$'bg2 item'.$E20];&quot;, &quot;;[$'bg2 item'.$F20];&quot;, &quot;;[$'bg2 item'.$G20];&quot;, &quot;;[$'bg2 item'.$H20];&quot;, &quot;;[$'bg2 item'.$I20];&quot;, &quot;;[$'bg2 item'.$J20];&quot;, &quot;;[$'bg2 item'.$K20];&quot;, &quot;;[$'bg2 item'.$L20];&quot;, &quot;;[$'bg2 item'.$M20];&quot; =&gt; &quot;;[$'bg2 item'.$A20];&quot; // &quot;;[$'bg2 item'.$N20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21];&quot;, &quot;;[$'bg2 item'.$B21];&quot;, &quot;;[$'bg2 item'.$C21];&quot;, &quot;;[$'bg2 item'.$D21];&quot;, &quot;;[$'bg2 item'.$E21];&quot;, &quot;;[$'bg2 item'.$F21];&quot;, &quot;;[$'bg2 item'.$G21];&quot;, &quot;;[$'bg2 item'.$H21];&quot;, &quot;;[$'bg2 item'.$I21];&quot;, &quot;;[$'bg2 item'.$J21];&quot;, &quot;;[$'bg2 item'.$K21];&quot;, &quot;;[$'bg2 item'.$L21];&quot;, &quot;;[$'bg2 item'.$M21];&quot; =&gt; &quot;;[$'bg2 item'.$A21];&quot; // &quot;;[$'bg2 item'.$N21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22];&quot;, &quot;;[$'bg2 item'.$B22];&quot;, &quot;;[$'bg2 item'.$C22];&quot;, &quot;;[$'bg2 item'.$D22];&quot;, &quot;;[$'bg2 item'.$E22];&quot;, &quot;;[$'bg2 item'.$F22];&quot;, &quot;;[$'bg2 item'.$G22];&quot;, &quot;;[$'bg2 item'.$H22];&quot;, &quot;;[$'bg2 item'.$I22];&quot;, &quot;;[$'bg2 item'.$J22];&quot;, &quot;;[$'bg2 item'.$K22];&quot;, &quot;;[$'bg2 item'.$L22];&quot;, &quot;;[$'bg2 item'.$M22];&quot; =&gt; &quot;;[$'bg2 item'.$A22];&quot; // &quot;;[$'bg2 item'.$N22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23];&quot;, &quot;;[$'bg2 item'.$B23];&quot;, &quot;;[$'bg2 item'.$C23];&quot;, &quot;;[$'bg2 item'.$D23];&quot;, &quot;;[$'bg2 item'.$E23];&quot;, &quot;;[$'bg2 item'.$F23];&quot;, &quot;;[$'bg2 item'.$G23];&quot;, &quot;;[$'bg2 item'.$H23];&quot;, &quot;;[$'bg2 item'.$I23];&quot;, &quot;;[$'bg2 item'.$J23];&quot;, &quot;;[$'bg2 item'.$K23];&quot;, &quot;;[$'bg2 item'.$L23];&quot;, &quot;;[$'bg2 item'.$M23];&quot; =&gt; &quot;;[$'bg2 item'.$A23];&quot; // &quot;;[$'bg2 item'.$N23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24];&quot;, &quot;;[$'bg2 item'.$B24];&quot;, &quot;;[$'bg2 item'.$C24];&quot;, &quot;;[$'bg2 item'.$D24];&quot;, &quot;;[$'bg2 item'.$E24];&quot;, &quot;;[$'bg2 item'.$F24];&quot;, &quot;;[$'bg2 item'.$G24];&quot;, &quot;;[$'bg2 item'.$H24];&quot;, &quot;;[$'bg2 item'.$I24];&quot;, &quot;;[$'bg2 item'.$J24];&quot;, &quot;;[$'bg2 item'.$K24];&quot;, &quot;;[$'bg2 item'.$L24];&quot;, &quot;;[$'bg2 item'.$M24];&quot; =&gt; &quot;;[$'bg2 item'.$A24];&quot; // &quot;;[$'bg2 item'.$N24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5];&quot;, &quot;;[$'bg2 item'.$B25];&quot;, &quot;;[$'bg2 item'.$C25];&quot;, &quot;;[$'bg2 item'.$D25];&quot;, &quot;;[$'bg2 item'.$E25];&quot;, &quot;;[$'bg2 item'.$F25];&quot;, &quot;;[$'bg2 item'.$G25];&quot;, &quot;;[$'bg2 item'.$H25];&quot;, &quot;;[$'bg2 item'.$I25];&quot;, &quot;;[$'bg2 item'.$J25];&quot;, &quot;;[$'bg2 item'.$K25];&quot;, &quot;;[$'bg2 item'.$L25];&quot;, &quot;;[$'bg2 item'.$M25];&quot; =&gt; &quot;;[$'bg2 item'.$A25];&quot; // &quot;;[$'bg2 item'.$N25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26];&quot;, &quot;;[$'bg2 item'.$B26];&quot;, &quot;;[$'bg2 item'.$C26];&quot;, &quot;;[$'bg2 item'.$D26];&quot;, &quot;;[$'bg2 item'.$E26];&quot;, &quot;;[$'bg2 item'.$F26];&quot;, &quot;;[$'bg2 item'.$G26];&quot;, &quot;;[$'bg2 item'.$H26];&quot;, &quot;;[$'bg2 item'.$I26];&quot;, &quot;;[$'bg2 item'.$J26];&quot;, &quot;;[$'bg2 item'.$K26];&quot;, &quot;;[$'bg2 item'.$L26];&quot;, &quot;;[$'bg2 item'.$M26];&quot; =&gt; &quot;;[$'bg2 item'.$A26];&quot; // &quot;;[$'bg2 item'.$N26])" office:value-type="string" office:string-value="  misc4q, null, null, null, null, null, null, null, null, 89, null, null, null =&gt; misc4q // ogre’s sword is a bastard sword, not long sword" calcext:value-type="string">
            <text:p><text:s text:c="2"/>misc4q, null, null, null, null, null, null, null, null, 89, null, null, null =&gt; misc4q // ogre’s sword is a bastard sword, not long sword</text:p>
          </table:table-cell>
        </table:table-row>
        <table:table-row table:style-name="ro3">
          <table:table-cell table:formula="of:=CONCATENATE(;&quot;  &quot;;[$'bg2 item'.$A27];&quot;, &quot;;[$'bg2 item'.$B27];&quot;, &quot;;[$'bg2 item'.$C27];&quot;, &quot;;[$'bg2 item'.$D27];&quot;, &quot;;[$'bg2 item'.$E27];&quot;, &quot;;[$'bg2 item'.$F27];&quot;, &quot;;[$'bg2 item'.$G27];&quot;, &quot;;[$'bg2 item'.$H27];&quot;, &quot;;[$'bg2 item'.$I27];&quot;, &quot;;[$'bg2 item'.$J27];&quot;, &quot;;[$'bg2 item'.$K27];&quot;, &quot;;[$'bg2 item'.$L27];&quot;, &quot;;[$'bg2 item'.$M27];&quot; =&gt; &quot;;[$'bg2 item'.$A27];&quot; // &quot;;[$'bg2 item'.$N27])" office:value-type="string" office:string-value="  ohdmask, null, 1, null, null, null, null, null, null, null, null, null, null =&gt; ohdmask // The Visage should be flagged as magical" calcext:value-type="string">
            <text:p><text:s text:c="2"/>ohdmask, null, 1, null, null, null, null, null, null, null, null, null, null =&gt; ohdmask // The Visage should be flagged as magical</text:p>
          </table:table-cell>
        </table:table-row>
        <table:table-row table:style-name="ro3">
          <table:table-cell table:formula="of:=CONCATENATE(;&quot;  &quot;;[$'bg2 item'.$A28];&quot;, &quot;;[$'bg2 item'.$B28];&quot;, &quot;;[$'bg2 item'.$C28];&quot;, &quot;;[$'bg2 item'.$D28];&quot;, &quot;;[$'bg2 item'.$E28];&quot;, &quot;;[$'bg2 item'.$F28];&quot;, &quot;;[$'bg2 item'.$G28];&quot;, &quot;;[$'bg2 item'.$H28];&quot;, &quot;;[$'bg2 item'.$I28];&quot;, &quot;;[$'bg2 item'.$J28];&quot;, &quot;;[$'bg2 item'.$K28];&quot;, &quot;;[$'bg2 item'.$L28];&quot;, &quot;;[$'bg2 item'.$M28];&quot; =&gt; &quot;;[$'bg2 item'.$A28];&quot; // &quot;;[$'bg2 item'.$N28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9];&quot;, &quot;;[$'bg2 item'.$B29];&quot;, &quot;;[$'bg2 item'.$C29];&quot;, &quot;;[$'bg2 item'.$D29];&quot;, &quot;;[$'bg2 item'.$E29];&quot;, &quot;;[$'bg2 item'.$F29];&quot;, &quot;;[$'bg2 item'.$G29];&quot;, &quot;;[$'bg2 item'.$H29];&quot;, &quot;;[$'bg2 item'.$I29];&quot;, &quot;;[$'bg2 item'.$J29];&quot;, &quot;;[$'bg2 item'.$K29];&quot;, &quot;;[$'bg2 item'.$L29];&quot;, &quot;;[$'bg2 item'.$M29];&quot; =&gt; &quot;;[$'bg2 item'.$A29];&quot; // &quot;;[$'bg2 item'.$N29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30];&quot;, &quot;;[$'bg2 item'.$B30];&quot;, &quot;;[$'bg2 item'.$C30];&quot;, &quot;;[$'bg2 item'.$D30];&quot;, &quot;;[$'bg2 item'.$E30];&quot;, &quot;;[$'bg2 item'.$F30];&quot;, &quot;;[$'bg2 item'.$G30];&quot;, &quot;;[$'bg2 item'.$H30];&quot;, &quot;;[$'bg2 item'.$I30];&quot;, &quot;;[$'bg2 item'.$J30];&quot;, &quot;;[$'bg2 item'.$K30];&quot;, &quot;;[$'bg2 item'.$L30];&quot;, &quot;;[$'bg2 item'.$M30];&quot; =&gt; &quot;;[$'bg2 item'.$A30];&quot; // &quot;;[$'bg2 item'.$N30])" office:value-type="string" office:string-value="  staf09, null, null, null, 2, null, null, null, null, null, null, null, null =&gt; staf09 // rp: WS fix for staff of command" calcext:value-type="string">
            <text:p><text:s text:c="2"/>staf09, null, null, null, 2, null, null, null, null, null, null, null, null =&gt; staf09 // rp: WS fix for staff of command</text:p>
          </table:table-cell>
        </table:table-row>
        <table:table-row table:style-name="ro3">
          <table:table-cell table:formula="of:=CONCATENATE(;&quot;  &quot;;[$'bg2 item'.$A31];&quot;, &quot;;[$'bg2 item'.$B31];&quot;, &quot;;[$'bg2 item'.$C31];&quot;, &quot;;[$'bg2 item'.$D31];&quot;, &quot;;[$'bg2 item'.$E31];&quot;, &quot;;[$'bg2 item'.$F31];&quot;, &quot;;[$'bg2 item'.$G31];&quot;, &quot;;[$'bg2 item'.$H31];&quot;, &quot;;[$'bg2 item'.$I31];&quot;, &quot;;[$'bg2 item'.$J31];&quot;, &quot;;[$'bg2 item'.$K31];&quot;, &quot;;[$'bg2 item'.$L31];&quot;, &quot;;[$'bg2 item'.$M31];&quot; =&gt; &quot;;[$'bg2 item'.$A31];&quot; // &quot;;[$'bg2 item'.$N31])" office:value-type="string" office:string-value="  staf12, null, null, null, 2, null, null, null, null, null, null, null, null =&gt; staf12 // rp: WS fix for staff of power" calcext:value-type="string">
            <text:p><text:s text:c="2"/>staf12, null, null, null, 2, null, null, null, null, null, null, null, null =&gt; staf12 // rp: WS fix for staff of power</text:p>
          </table:table-cell>
        </table:table-row>
        <table:table-row table:style-name="ro3">
          <table:table-cell table:formula="of:=CONCATENATE(;&quot;  &quot;;[$'bg2 item'.$A32];&quot;, &quot;;[$'bg2 item'.$B32];&quot;, &quot;;[$'bg2 item'.$C32];&quot;, &quot;;[$'bg2 item'.$D32];&quot;, &quot;;[$'bg2 item'.$E32];&quot;, &quot;;[$'bg2 item'.$F32];&quot;, &quot;;[$'bg2 item'.$G32];&quot;, &quot;;[$'bg2 item'.$H32];&quot;, &quot;;[$'bg2 item'.$I32];&quot;, &quot;;[$'bg2 item'.$J32];&quot;, &quot;;[$'bg2 item'.$K32];&quot;, &quot;;[$'bg2 item'.$L32];&quot;, &quot;;[$'bg2 item'.$M32];&quot; =&gt; &quot;;[$'bg2 item'.$A32];&quot; // &quot;;[$'bg2 item'.$N32])" office:value-type="string" office:string-value="  sw1h28, null, null, null, 0, null, null, null, null, null, null, null, null =&gt; sw1h28 // rp: cutthroat should have 0 WS as a +4 SS" calcext:value-type="string">
            <text:p><text:s text:c="2"/>sw1h28, null, null, null, 0, null, null, null, null, null, null, null, null =&gt; sw1h28 // rp: cutthroat should have 0 WS as a +4 SS</text:p>
          </table:table-cell>
        </table:table-row>
        <table:table-row table:style-name="ro3">
          <table:table-cell table:formula="of:=CONCATENATE(;&quot;  &quot;;[$'bg2 item'.$A33];&quot;, &quot;;[$'bg2 item'.$B33];&quot;, &quot;;[$'bg2 item'.$C33];&quot;, &quot;;[$'bg2 item'.$D33];&quot;, &quot;;[$'bg2 item'.$E33];&quot;, &quot;;[$'bg2 item'.$F33];&quot;, &quot;;[$'bg2 item'.$G33];&quot;, &quot;;[$'bg2 item'.$H33];&quot;, &quot;;[$'bg2 item'.$I33];&quot;, &quot;;[$'bg2 item'.$J33];&quot;, &quot;;[$'bg2 item'.$K33];&quot;, &quot;;[$'bg2 item'.$L33];&quot;, &quot;;[$'bg2 item'.$M33];&quot; =&gt; &quot;;[$'bg2 item'.$A33];&quot; // &quot;;[$'bg2 item'.$N33])" office:value-type="string" office:string-value="  sw2h14, null, null, null, 7, null, null, null, null, null, null, null, null =&gt; sw2h14 // rp: lilarcor should have ws 7 as a +3 2HS" calcext:value-type="string">
            <text:p><text:s text:c="2"/>sw2h14, null, null, null, 7, null, null, null, null, null, null, null, null =&gt; sw2h14 // rp: lilarcor should have ws 7 as a +3 2HS</text:p>
          </table:table-cell>
        </table:table-row>
        <table:table-row table:style-name="ro3" table:number-rows-repeated="566">
          <table:table-cell/>
        </table:table-row>
        <table:table-row table:style-name="ro3">
          <table:table-cell table:style-name="ce73"/>
        </table:table-row>
      </table:table>
      <table:table table:name="bg2 spell" table:style-name="ta1">
        <table:table-column table:style-name="co32" table:default-cell-style-name="ce86"/>
        <table:table-column table:style-name="co17" table:default-cell-style-name="ce78"/>
        <table:table-column table:style-name="co26" table:default-cell-style-name="ce78"/>
        <table:table-column table:style-name="co19" table:default-cell-style-name="ce78"/>
        <table:table-column table:style-name="co27" table:default-cell-style-name="ce78"/>
        <table:table-column table:style-name="co1" table:default-cell-style-name="ce78"/>
        <table:table-column table:style-name="co15" table:default-cell-style-name="ce78"/>
        <table:table-column table:style-name="co19" table:default-cell-style-name="ce78"/>
        <table:table-column table:style-name="co7" table:default-cell-style-name="ce78"/>
        <table:table-column table:style-name="co28" table:default-cell-style-name="ce78"/>
        <table:table-column table:style-name="co14" table:default-cell-style-name="ce78"/>
        <table:table-column table:style-name="co2" table:default-cell-style-name="ce78"/>
        <table:table-column table:style-name="co33" table:default-cell-style-name="ce71"/>
        <table:table-column table:style-name="co12" table:number-columns-repeated="1011" table:default-cell-style-name="ce71"/>
        <table:table-row table:style-name="ro3">
          <table:table-cell table:style-name="ce74" office:value-type="string" calcext:value-type="string">
            <text:p>file</text:p>
          </table:table-cell>
          <table:table-cell table:style-name="ce77" office:value-type="string" calcext:value-type="string">
            <text:p>power</text:p>
          </table:table-cell>
          <table:table-cell table:style-name="ce77" office:value-type="string" calcext:value-type="string">
            <text:p>resist_dispel</text:p>
          </table:table-cell>
          <table:table-cell table:style-name="ce77" office:value-type="string" calcext:value-type="string">
            <text:p>stack</text:p>
          </table:table-cell>
          <table:table-cell table:style-name="ce77" office:value-type="string" calcext:value-type="string">
            <text:p>level</text:p>
          </table:table-cell>
          <table:table-cell table:style-name="ce77" office:value-type="string" calcext:value-type="string">
            <text:p>wild_magic</text:p>
          </table:table-cell>
          <table:table-cell table:style-name="ce77" office:value-type="string" calcext:value-type="string">
            <text:p>speed</text:p>
          </table:table-cell>
          <table:table-cell table:style-name="ce77" office:value-type="string" calcext:value-type="string">
            <text:p>range</text:p>
          </table:table-cell>
          <table:table-cell table:style-name="ce77" office:value-type="string" calcext:value-type="string">
            <text:p>animation</text:p>
          </table:table-cell>
          <table:table-cell table:style-name="ce77" office:value-type="string" calcext:value-type="string">
            <text:p>school</text:p>
          </table:table-cell>
          <table:table-cell table:style-name="ce77" office:value-type="string" calcext:value-type="string">
            <text:p>secondary</text:p>
          </table:table-cell>
          <table:table-cell table:style-name="ce77" office:value-type="string" calcext:value-type="string">
            <text:p>type</text:p>
          </table:table-cell>
          <table:table-cell table:style-name="ce74" office:value-type="string" calcext:value-type="string">
            <text:p>notes</text:p>
          </table:table-cell>
          <table:table-cell table:style-name="ce74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table:style-name="ce87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table:style-name="ce71"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59:'bg2 spell'.A1048576 'bg2 spell'.A2:'bg2 spell'.A57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62~, 0, null, null, null, null, null, null, null, null, null, null =&gt; ~spin862~ // jmerry: cutscene parlaysis could become permanent" calcext:value-type="string">
            <text:p><text:s text:c="2"/>~spin862~, 0, null, null, null, null, null, null, null, null, null, null =&gt; ~spin862~ // jmerry: cutscene parlaysis could become permanent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in863~, 0, null, null, null, null, null, null, null, null, null, null =&gt; ~spin863~ // jmerry: cutscene parlaysis could become permanent" calcext:value-type="string">
            <text:p><text:s text:c="2"/>~spin863~, 0, null, null, null, null, null, null, null, null, null, null =&gt; ~spin863~ // jmerry: cutscene parlaysis could become permanent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2 spell'.$A56];&quot;~, &quot;;[$'bg2 spell'.$B56];&quot;, &quot;;[$'bg2 spell'.$C56];&quot;, &quot;;[$'bg2 spell'.$D56];&quot;, &quot;;[$'bg2 spell'.$E56];&quot;, &quot;;[$'bg2 spell'.$F56];&quot;, &quot;;[$'bg2 spell'.$G56];&quot;, &quot;;[$'bg2 spell'.$H56];&quot;, &quot;;[$'bg2 spell'.$I56];&quot;, &quot;;[$'bg2 spell'.$J56];&quot;, &quot;;[$'bg2 spell'.$K56];&quot;, &quot;;[$'bg2 spell'.$L56];&quot; =&gt; ~&quot;;[$'bg2 spell'.$A56];&quot;~ // &quot;;[$'bg2 spell'.$M56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7];&quot;~, &quot;;[$'bg2 spell'.$B57];&quot;, &quot;;[$'bg2 spell'.$C57];&quot;, &quot;;[$'bg2 spell'.$D57];&quot;, &quot;;[$'bg2 spell'.$E57];&quot;, &quot;;[$'bg2 spell'.$F57];&quot;, &quot;;[$'bg2 spell'.$G57];&quot;, &quot;;[$'bg2 spell'.$H57];&quot;, &quot;;[$'bg2 spell'.$I57];&quot;, &quot;;[$'bg2 spell'.$J57];&quot;, &quot;;[$'bg2 spell'.$K57];&quot;, &quot;;[$'bg2 spell'.$L57];&quot; =&gt; ~&quot;;[$'bg2 spell'.$A57];&quot;~ // &quot;;[$'bg2 spell'.$M57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8];&quot;~, &quot;;[$'bg2 spell'.$B58];&quot;, &quot;;[$'bg2 spell'.$C58];&quot;, &quot;;[$'bg2 spell'.$D58];&quot;, &quot;;[$'bg2 spell'.$E58];&quot;, &quot;;[$'bg2 spell'.$F58];&quot;, &quot;;[$'bg2 spell'.$G58];&quot;, &quot;;[$'bg2 spell'.$H58];&quot;, &quot;;[$'bg2 spell'.$I58];&quot;, &quot;;[$'bg2 spell'.$J58];&quot;, &quot;;[$'bg2 spell'.$K58];&quot;, &quot;;[$'bg2 spell'.$L58];&quot; =&gt; ~&quot;;[$'bg2 spell'.$A58];&quot;~ // &quot;;[$'bg2 spell'.$M58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9];&quot;~, &quot;;[$'bg2 spell'.$B59];&quot;, &quot;;[$'bg2 spell'.$C59];&quot;, &quot;;[$'bg2 spell'.$D59];&quot;, &quot;;[$'bg2 spell'.$E59];&quot;, &quot;;[$'bg2 spell'.$F59];&quot;, &quot;;[$'bg2 spell'.$G59];&quot;, &quot;;[$'bg2 spell'.$H59];&quot;, &quot;;[$'bg2 spell'.$I59];&quot;, &quot;;[$'bg2 spell'.$J59];&quot;, &quot;;[$'bg2 spell'.$K59];&quot;, &quot;;[$'bg2 spell'.$L59];&quot; =&gt; ~&quot;;[$'bg2 spell'.$A59];&quot;~ // &quot;;[$'bg2 spell'.$M59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60];&quot;~, &quot;;[$'bg2 spell'.$B60];&quot;, &quot;;[$'bg2 spell'.$C60];&quot;, &quot;;[$'bg2 spell'.$D60];&quot;, &quot;;[$'bg2 spell'.$E60];&quot;, &quot;;[$'bg2 spell'.$F60];&quot;, &quot;;[$'bg2 spell'.$G60];&quot;, &quot;;[$'bg2 spell'.$H60];&quot;, &quot;;[$'bg2 spell'.$I60];&quot;, &quot;;[$'bg2 spell'.$J60];&quot;, &quot;;[$'bg2 spell'.$K60];&quot;, &quot;;[$'bg2 spell'.$L60];&quot; =&gt; ~&quot;;[$'bg2 spell'.$A60];&quot;~ // &quot;;[$'bg2 spell'.$M60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39">
          <table:table-cell/>
        </table:table-row>
        <table:table-row table:style-name="ro3">
          <table:table-cell table:style-name="ce73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>
          <table:table-cell office:value-type="string" calcext:value-type="string">
            <text:p>dl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ost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</text:p>
          </table:table-cell>
          <table:table-cell office:value-type="string" calcext:value-type="string">
            <text:p>null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get rep penalty for killing hobart in lonelywoo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2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not get rep penalty for killing hobart in anauroch cast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vis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ish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twgt1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twgti1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6salc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msalc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bibarr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decwig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df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8013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amanf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c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i2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2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3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ba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ghtcld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c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salf1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salf2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salf3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salfd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 table:number-rows-repeated="2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iwd creature'.$A2];&quot;, &quot;;[$'iwd creature'.$B2];&quot;, &quot;;[$'iwd creature'.$C2];&quot;, &quot;;[$'iwd creature'.$D2];&quot;, &quot;;[$'iwd creature'.$E2];&quot;, &quot;;[$'iwd creature'.$F2];&quot;, &quot;;[$'iwd creature'.$G2];&quot;, &quot;;[$'iwd creature'.$H2];&quot;, &quot;;[$'iwd creature'.$I2];&quot; =&gt; &quot;;[$'iwd creature'.$A2];&quot; // &quot;;[$'iwd creature'.$J2])" office:value-type="string" office:string-value="  dlyeti, 179, null, null, null, null, null, null, null =&gt; dlyeti // from the IDS sync" calcext:value-type="string">
            <text:p><text:s text:c="2"/>dlyeti, 179, null, null, null, null, null, null, null =&gt; dlyeti // from the IDS sync</text:p>
          </table:table-cell>
        </table:table-row>
        <table:table-row table:style-name="ro3">
          <table:table-cell table:formula="of:=CONCATENATE(&quot;  &quot;;[$'iwd creature'.$A3];&quot;, &quot;;[$'iwd creature'.$B3];&quot;, &quot;;[$'iwd creature'.$C3];&quot;, &quot;;[$'iwd creature'.$D3];&quot;, &quot;;[$'iwd creature'.$E3];&quot;, &quot;;[$'iwd creature'.$F3];&quot;, &quot;;[$'iwd creature'.$G3];&quot;, &quot;;[$'iwd creature'.$H3];&quot;, &quot;;[$'iwd creature'.$I3];&quot; =&gt; &quot;;[$'iwd creature'.$A3];&quot; // &quot;;[$'iwd creature'.$J3])" office:value-type="string" office:string-value="  frostsal, null, 216, null, null, null, null, null, null =&gt; frostsal // from the IDS sync" calcext:value-type="string">
            <text:p><text:s text:c="2"/>frostsal, null, 216, null, null, null, null, null, null =&gt; frostsal // from the IDS sync</text:p>
          </table:table-cell>
        </table:table-row>
        <table:table-row table:style-name="ro3">
          <table:table-cell table:formula="of:=CONCATENATE(&quot;  &quot;;[$'iwd creature'.$A4];&quot;, &quot;;[$'iwd creature'.$B4];&quot;, &quot;;[$'iwd creature'.$C4];&quot;, &quot;;[$'iwd creature'.$D4];&quot;, &quot;;[$'iwd creature'.$E4];&quot;, &quot;;[$'iwd creature'.$F4];&quot;, &quot;;[$'iwd creature'.$G4];&quot;, &quot;;[$'iwd creature'.$H4];&quot;, &quot;;[$'iwd creature'.$I4];&quot; =&gt; &quot;;[$'iwd creature'.$A4];&quot; // &quot;;[$'iwd creature'.$J4])" office:value-type="string" office:string-value="  hobart, null, 155, null, null, null, null, null, null =&gt; hobart // should get rep penalty for killing hobart in lonelywood" calcext:value-type="string">
            <text:p><text:s text:c="2"/>hobart, null, 155, null, null, null, null, null, null =&gt; hobart // should get rep penalty for killing hobart in lonelywood</text:p>
          </table:table-cell>
        </table:table-row>
        <table:table-row table:style-name="ro3">
          <table:table-cell table:formula="of:=CONCATENATE(&quot;  &quot;;[$'iwd creature'.$A5];&quot;, &quot;;[$'iwd creature'.$B5];&quot;, &quot;;[$'iwd creature'.$C5];&quot;, &quot;;[$'iwd creature'.$D5];&quot;, &quot;;[$'iwd creature'.$E5];&quot;, &quot;;[$'iwd creature'.$F5];&quot;, &quot;;[$'iwd creature'.$G5];&quot;, &quot;;[$'iwd creature'.$H5];&quot;, &quot;;[$'iwd creature'.$I5];&quot; =&gt; &quot;;[$'iwd creature'.$A5];&quot; // &quot;;[$'iwd creature'.$J5])" office:value-type="string" office:string-value="  hobart2, null, 4, null, null, null, null, null, null =&gt; hobart2 // should not get rep penalty for killing hobart in anauroch castle" calcext:value-type="string">
            <text:p><text:s text:c="2"/>hobart2, null, 4, null, null, null, null, null, null =&gt; hobart2 // should not get rep penalty for killing hobart in anauroch castle</text:p>
          </table:table-cell>
        </table:table-row>
        <table:table-row table:style-name="ro3">
          <table:table-cell table:formula="of:=CONCATENATE(&quot;  &quot;;[$'iwd creature'.$A6];&quot;, &quot;;[$'iwd creature'.$B6];&quot;, &quot;;[$'iwd creature'.$C6];&quot;, &quot;;[$'iwd creature'.$D6];&quot;, &quot;;[$'iwd creature'.$E6];&quot;, &quot;;[$'iwd creature'.$F6];&quot;, &quot;;[$'iwd creature'.$G6];&quot;, &quot;;[$'iwd creature'.$H6];&quot;, &quot;;[$'iwd creature'.$I6];&quot; =&gt; &quot;;[$'iwd creature'.$A6];&quot; // &quot;;[$'iwd creature'.$J6])" office:value-type="string" office:string-value="  invissal, null, 216, null, null, null, null, null, null =&gt; invissal // from the IDS sync" calcext:value-type="string">
            <text:p><text:s text:c="2"/>invissal, null, 216, null, null, null, null, null, null =&gt; invissal // from the IDS sync</text:p>
          </table:table-cell>
        </table:table-row>
        <table:table-row table:style-name="ro3">
          <table:table-cell table:formula="of:=CONCATENATE(&quot;  &quot;;[$'iwd creature'.$A7];&quot;, &quot;;[$'iwd creature'.$B7];&quot;, &quot;;[$'iwd creature'.$C7];&quot;, &quot;;[$'iwd creature'.$D7];&quot;, &quot;;[$'iwd creature'.$E7];&quot;, &quot;;[$'iwd creature'.$F7];&quot;, &quot;;[$'iwd creature'.$G7];&quot;, &quot;;[$'iwd creature'.$H7];&quot;, &quot;;[$'iwd creature'.$I7];&quot; =&gt; &quot;;[$'iwd creature'.$A7];&quot; // &quot;;[$'iwd creature'.$J7])" office:value-type="string" office:string-value="  kerish, null, 216, null, null, null, null, null, null =&gt; kerish // from the IDS sync" calcext:value-type="string">
            <text:p><text:s text:c="2"/>kerish, null, 216, null, null, null, null, null, null =&gt; kerish // from the IDS sync</text:p>
          </table:table-cell>
        </table:table-row>
        <table:table-row table:style-name="ro3">
          <table:table-cell table:formula="of:=CONCATENATE(&quot;  &quot;;[$'iwd creature'.$A8];&quot;, &quot;;[$'iwd creature'.$B8];&quot;, &quot;;[$'iwd creature'.$C8];&quot;, &quot;;[$'iwd creature'.$D8];&quot;, &quot;;[$'iwd creature'.$E8];&quot;, &quot;;[$'iwd creature'.$F8];&quot;, &quot;;[$'iwd creature'.$G8];&quot;, &quot;;[$'iwd creature'.$H8];&quot;, &quot;;[$'iwd creature'.$I8];&quot; =&gt; &quot;;[$'iwd creature'.$A8];&quot; // &quot;;[$'iwd creature'.$J8])" office:value-type="string" office:string-value="  ktwgt1, null, 223, null, null, null, null, null, null =&gt; ktwgt1 // from the IDS sync" calcext:value-type="string">
            <text:p><text:s text:c="2"/>ktwgt1, null, 223, null, null, null, null, null, null =&gt; ktwgt1 // from the IDS sync</text:p>
          </table:table-cell>
        </table:table-row>
        <table:table-row table:style-name="ro3">
          <table:table-cell table:formula="of:=CONCATENATE(&quot;  &quot;;[$'iwd creature'.$A9];&quot;, &quot;;[$'iwd creature'.$B9];&quot;, &quot;;[$'iwd creature'.$C9];&quot;, &quot;;[$'iwd creature'.$D9];&quot;, &quot;;[$'iwd creature'.$E9];&quot;, &quot;;[$'iwd creature'.$F9];&quot;, &quot;;[$'iwd creature'.$G9];&quot;, &quot;;[$'iwd creature'.$H9];&quot;, &quot;;[$'iwd creature'.$I9];&quot; =&gt; &quot;;[$'iwd creature'.$A9];&quot; // &quot;;[$'iwd creature'.$J9])" office:value-type="string" office:string-value="  ktwgti1, null, 223, null, null, null, null, null, null =&gt; ktwgti1 // from the IDS sync" calcext:value-type="string">
            <text:p><text:s text:c="2"/>ktwgti1, null, 223, null, null, null, null, null, null =&gt; ktwgti1 // from the IDS sync</text:p>
          </table:table-cell>
        </table:table-row>
        <table:table-row table:style-name="ro3">
          <table:table-cell table:formula="of:=CONCATENATE(&quot;  &quot;;[$'iwd creature'.$A10];&quot;, &quot;;[$'iwd creature'.$B10];&quot;, &quot;;[$'iwd creature'.$C10];&quot;, &quot;;[$'iwd creature'.$D10];&quot;, &quot;;[$'iwd creature'.$E10];&quot;, &quot;;[$'iwd creature'.$F10];&quot;, &quot;;[$'iwd creature'.$G10];&quot;, &quot;;[$'iwd creature'.$H10];&quot;, &quot;;[$'iwd creature'.$I10];&quot; =&gt; &quot;;[$'iwd creature'.$A10];&quot; // &quot;;[$'iwd creature'.$J10])" office:value-type="string" office:string-value="  kuyeti, 179, null, null, null, null, null, null, null =&gt; kuyeti // from the IDS sync" calcext:value-type="string">
            <text:p><text:s text:c="2"/>kuyeti, 179, null, null, null, null, null, null, null =&gt; kuyeti // from the IDS sync</text:p>
          </table:table-cell>
        </table:table-row>
        <table:table-row table:style-name="ro3">
          <table:table-cell table:formula="of:=CONCATENATE(&quot;  &quot;;[$'iwd creature'.$A11];&quot;, &quot;;[$'iwd creature'.$B11];&quot;, &quot;;[$'iwd creature'.$C11];&quot;, &quot;;[$'iwd creature'.$D11];&quot;, &quot;;[$'iwd creature'.$E11];&quot;, &quot;;[$'iwd creature'.$F11];&quot;, &quot;;[$'iwd creature'.$G11];&quot;, &quot;;[$'iwd creature'.$H11];&quot;, &quot;;[$'iwd creature'.$I11];&quot; =&gt; &quot;;[$'iwd creature'.$A11];&quot; // &quot;;[$'iwd creature'.$J11])" office:value-type="string" office:string-value="  lwight, null, 223, null, null, null, null, null, null =&gt; lwight // from the IDS sync" calcext:value-type="string">
            <text:p><text:s text:c="2"/>lwight, null, 223, null, null, null, null, null, null =&gt; lwight // from the IDS sync</text:p>
          </table:table-cell>
        </table:table-row>
        <table:table-row table:style-name="ro3">
          <table:table-cell table:formula="of:=CONCATENATE(&quot;  &quot;;[$'iwd creature'.$A12];&quot;, &quot;;[$'iwd creature'.$B12];&quot;, &quot;;[$'iwd creature'.$C12];&quot;, &quot;;[$'iwd creature'.$D12];&quot;, &quot;;[$'iwd creature'.$E12];&quot;, &quot;;[$'iwd creature'.$F12];&quot;, &quot;;[$'iwd creature'.$G12];&quot;, &quot;;[$'iwd creature'.$H12];&quot;, &quot;;[$'iwd creature'.$I12];&quot; =&gt; &quot;;[$'iwd creature'.$A12];&quot; // &quot;;[$'iwd creature'.$J12])" office:value-type="string" office:string-value="  ms6salc, null, 216, null, null, null, null, null, null =&gt; ms6salc // from the IDS sync" calcext:value-type="string">
            <text:p><text:s text:c="2"/>ms6salc, null, 216, null, null, null, null, null, null =&gt; ms6salc // from the IDS sync</text:p>
          </table:table-cell>
        </table:table-row>
        <table:table-row table:style-name="ro3">
          <table:table-cell table:formula="of:=CONCATENATE(&quot;  &quot;;[$'iwd creature'.$A13];&quot;, &quot;;[$'iwd creature'.$B13];&quot;, &quot;;[$'iwd creature'.$C13];&quot;, &quot;;[$'iwd creature'.$D13];&quot;, &quot;;[$'iwd creature'.$E13];&quot;, &quot;;[$'iwd creature'.$F13];&quot;, &quot;;[$'iwd creature'.$G13];&quot;, &quot;;[$'iwd creature'.$H13];&quot;, &quot;;[$'iwd creature'.$I13];&quot; =&gt; &quot;;[$'iwd creature'.$A13];&quot; // &quot;;[$'iwd creature'.$J13])" office:value-type="string" office:string-value="  msmsalc, null, 216, null, null, null, null, null, null =&gt; msmsalc // from the IDS sync" calcext:value-type="string">
            <text:p><text:s text:c="2"/>msmsalc, null, 216, null, null, null, null, null, null =&gt; msmsalc // from the IDS sync</text:p>
          </table:table-cell>
        </table:table-row>
        <table:table-row table:style-name="ro3">
          <table:table-cell table:formula="of:=CONCATENATE(&quot;  &quot;;[$'iwd creature'.$A14];&quot;, &quot;;[$'iwd creature'.$B14];&quot;, &quot;;[$'iwd creature'.$C14];&quot;, &quot;;[$'iwd creature'.$D14];&quot;, &quot;;[$'iwd creature'.$E14];&quot;, &quot;;[$'iwd creature'.$F14];&quot;, &quot;;[$'iwd creature'.$G14];&quot;, &quot;;[$'iwd creature'.$H14];&quot;, &quot;;[$'iwd creature'.$I14];&quot; =&gt; &quot;;[$'iwd creature'.$A14];&quot; // &quot;;[$'iwd creature'.$J14])" office:value-type="string" office:string-value="  rbibarr, null, 223, null, null, null, null, null, null =&gt; rbibarr // from the IDS sync" calcext:value-type="string">
            <text:p><text:s text:c="2"/>rbibarr, null, 223, null, null, null, null, null, null =&gt; rbibarr // from the IDS sync</text:p>
          </table:table-cell>
        </table:table-row>
        <table:table-row table:style-name="ro3">
          <table:table-cell table:formula="of:=CONCATENATE(&quot;  &quot;;[$'iwd creature'.$A15];&quot;, &quot;;[$'iwd creature'.$B15];&quot;, &quot;;[$'iwd creature'.$C15];&quot;, &quot;;[$'iwd creature'.$D15];&quot;, &quot;;[$'iwd creature'.$E15];&quot;, &quot;;[$'iwd creature'.$F15];&quot;, &quot;;[$'iwd creature'.$G15];&quot;, &quot;;[$'iwd creature'.$H15];&quot;, &quot;;[$'iwd creature'.$I15];&quot; =&gt; &quot;;[$'iwd creature'.$A15];&quot; // &quot;;[$'iwd creature'.$J15])" office:value-type="string" office:string-value="  rdecwig, null, 223, null, null, null, null, null, null =&gt; rdecwig // from the IDS sync" calcext:value-type="string">
            <text:p><text:s text:c="2"/>rdecwig, null, 223, null, null, null, null, null, null =&gt; rdecwig // from the IDS sync</text:p>
          </table:table-cell>
        </table:table-row>
        <table:table-row table:style-name="ro3">
          <table:table-cell table:formula="of:=CONCATENATE(&quot;  &quot;;[$'iwd creature'.$A16];&quot;, &quot;;[$'iwd creature'.$B16];&quot;, &quot;;[$'iwd creature'.$C16];&quot;, &quot;;[$'iwd creature'.$D16];&quot;, &quot;;[$'iwd creature'.$E16];&quot;, &quot;;[$'iwd creature'.$F16];&quot;, &quot;;[$'iwd creature'.$G16];&quot;, &quot;;[$'iwd creature'.$H16];&quot;, &quot;;[$'iwd creature'.$I16];&quot; =&gt; &quot;;[$'iwd creature'.$A16];&quot; // &quot;;[$'iwd creature'.$J16])" office:value-type="string" office:string-value="  rndfsal, null, 216, null, null, null, null, null, null =&gt; rndfsal // from the IDS sync" calcext:value-type="string">
            <text:p><text:s text:c="2"/>rndfsal, null, 216, null, null, null, null, null, null =&gt; rndfsal // from the IDS sync</text:p>
          </table:table-cell>
        </table:table-row>
        <table:table-row table:style-name="ro3">
          <table:table-cell table:formula="of:=CONCATENATE(&quot;  &quot;;[$'iwd creature'.$A17];&quot;, &quot;;[$'iwd creature'.$B17];&quot;, &quot;;[$'iwd creature'.$C17];&quot;, &quot;;[$'iwd creature'.$D17];&quot;, &quot;;[$'iwd creature'.$E17];&quot;, &quot;;[$'iwd creature'.$F17];&quot;, &quot;;[$'iwd creature'.$G17];&quot;, &quot;;[$'iwd creature'.$H17];&quot;, &quot;;[$'iwd creature'.$I17];&quot; =&gt; &quot;;[$'iwd creature'.$A17];&quot; // &quot;;[$'iwd creature'.$J17])" office:value-type="string" office:string-value="  rvsyeti, 179, null, null, null, null, null, null, null =&gt; rvsyeti // from the IDS sync" calcext:value-type="string">
            <text:p><text:s text:c="2"/>rvsyeti, 179, null, null, null, null, null, null, null =&gt; rvsyeti // from the IDS sync</text:p>
          </table:table-cell>
        </table:table-row>
        <table:table-row table:style-name="ro3">
          <table:table-cell table:formula="of:=CONCATENATE(&quot;  &quot;;[$'iwd creature'.$A18];&quot;, &quot;;[$'iwd creature'.$B18];&quot;, &quot;;[$'iwd creature'.$C18];&quot;, &quot;;[$'iwd creature'.$D18];&quot;, &quot;;[$'iwd creature'.$E18];&quot;, &quot;;[$'iwd creature'.$F18];&quot;, &quot;;[$'iwd creature'.$G18];&quot;, &quot;;[$'iwd creature'.$H18];&quot;, &quot;;[$'iwd creature'.$I18];&quot; =&gt; &quot;;[$'iwd creature'.$A18];&quot; // &quot;;[$'iwd creature'.$J18])" office:value-type="string" office:string-value="  sal8013, null, 216, null, null, null, null, null, null =&gt; sal8013 // from the IDS sync" calcext:value-type="string">
            <text:p><text:s text:c="2"/>sal8013, null, 216, null, null, null, null, null, null =&gt; sal8013 // from the IDS sync</text:p>
          </table:table-cell>
        </table:table-row>
        <table:table-row table:style-name="ro3">
          <table:table-cell table:formula="of:=CONCATENATE(&quot;  &quot;;[$'iwd creature'.$A19];&quot;, &quot;;[$'iwd creature'.$B19];&quot;, &quot;;[$'iwd creature'.$C19];&quot;, &quot;;[$'iwd creature'.$D19];&quot;, &quot;;[$'iwd creature'.$E19];&quot;, &quot;;[$'iwd creature'.$F19];&quot;, &quot;;[$'iwd creature'.$G19];&quot;, &quot;;[$'iwd creature'.$H19];&quot;, &quot;;[$'iwd creature'.$I19];&quot; =&gt; &quot;;[$'iwd creature'.$A19];&quot; // &quot;;[$'iwd creature'.$J19])" office:value-type="string" office:string-value="  salamanf, null, 216, null, null, null, null, null, null =&gt; salamanf // from the IDS sync" calcext:value-type="string">
            <text:p><text:s text:c="2"/>salamanf, null, 216, null, null, null, null, null, null =&gt; salamanf // from the IDS sync</text:p>
          </table:table-cell>
        </table:table-row>
        <table:table-row table:style-name="ro3">
          <table:table-cell table:formula="of:=CONCATENATE(&quot;  &quot;;[$'iwd creature'.$A20];&quot;, &quot;;[$'iwd creature'.$B20];&quot;, &quot;;[$'iwd creature'.$C20];&quot;, &quot;;[$'iwd creature'.$D20];&quot;, &quot;;[$'iwd creature'.$E20];&quot;, &quot;;[$'iwd creature'.$F20];&quot;, &quot;;[$'iwd creature'.$G20];&quot;, &quot;;[$'iwd creature'.$H20];&quot;, &quot;;[$'iwd creature'.$I20];&quot; =&gt; &quot;;[$'iwd creature'.$A20];&quot; // &quot;;[$'iwd creature'.$J20])" office:value-type="string" office:string-value="  udwight, null, 223, null, null, null, null, null, null =&gt; udwight // from the IDS sync" calcext:value-type="string">
            <text:p><text:s text:c="2"/>udwight, null, 223, null, null, null, null, null, null =&gt; udwight // from the IDS sync</text:p>
          </table:table-cell>
        </table:table-row>
        <table:table-row table:style-name="ro3">
          <table:table-cell table:formula="of:=CONCATENATE(&quot;  &quot;;[$'iwd creature'.$A21];&quot;, &quot;;[$'iwd creature'.$B21];&quot;, &quot;;[$'iwd creature'.$C21];&quot;, &quot;;[$'iwd creature'.$D21];&quot;, &quot;;[$'iwd creature'.$E21];&quot;, &quot;;[$'iwd creature'.$F21];&quot;, &quot;;[$'iwd creature'.$G21];&quot;, &quot;;[$'iwd creature'.$H21];&quot;, &quot;;[$'iwd creature'.$I21];&quot; =&gt; &quot;;[$'iwd creature'.$A21];&quot; // &quot;;[$'iwd creature'.$J21])" office:value-type="string" office:string-value="  vscyeti, 179, null, null, null, null, null, null, null =&gt; vscyeti // from the IDS sync" calcext:value-type="string">
            <text:p><text:s text:c="2"/>vscyeti, 179, null, null, null, null, null, null, null =&gt; vscyeti // from the IDS sync</text:p>
          </table:table-cell>
        </table:table-row>
        <table:table-row table:style-name="ro3">
          <table:table-cell table:formula="of:=CONCATENATE(&quot;  &quot;;[$'iwd creature'.$A22];&quot;, &quot;;[$'iwd creature'.$B22];&quot;, &quot;;[$'iwd creature'.$C22];&quot;, &quot;;[$'iwd creature'.$D22];&quot;, &quot;;[$'iwd creature'.$E22];&quot;, &quot;;[$'iwd creature'.$F22];&quot;, &quot;;[$'iwd creature'.$G22];&quot;, &quot;;[$'iwd creature'.$H22];&quot;, &quot;;[$'iwd creature'.$I22];&quot; =&gt; &quot;;[$'iwd creature'.$A22];&quot; // &quot;;[$'iwd creature'.$J22])" office:value-type="string" office:string-value="  vsyeti, 179, null, null, null, null, null, null, null =&gt; vsyeti // from the IDS sync" calcext:value-type="string">
            <text:p><text:s text:c="2"/>vsyeti, 179, null, null, null, null, null, null, null =&gt; vsyeti // from the IDS sync</text:p>
          </table:table-cell>
        </table:table-row>
        <table:table-row table:style-name="ro3">
          <table:table-cell table:formula="of:=CONCATENATE(&quot;  &quot;;[$'iwd creature'.$A23];&quot;, &quot;;[$'iwd creature'.$B23];&quot;, &quot;;[$'iwd creature'.$C23];&quot;, &quot;;[$'iwd creature'.$D23];&quot;, &quot;;[$'iwd creature'.$E23];&quot;, &quot;;[$'iwd creature'.$F23];&quot;, &quot;;[$'iwd creature'.$G23];&quot;, &quot;;[$'iwd creature'.$H23];&quot;, &quot;;[$'iwd creature'.$I23];&quot; =&gt; &quot;;[$'iwd creature'.$A23];&quot; // &quot;;[$'iwd creature'.$J23])" office:value-type="string" office:string-value="  vsyetii, 179, null, null, null, null, null, null, null =&gt; vsyetii // from the IDS sync" calcext:value-type="string">
            <text:p><text:s text:c="2"/>vsyetii, 179, null, null, null, null, null, null, null =&gt; vsyetii // from the IDS sync</text:p>
          </table:table-cell>
        </table:table-row>
        <table:table-row table:style-name="ro3">
          <table:table-cell table:formula="of:=CONCATENATE(&quot;  &quot;;[$'iwd creature'.$A24];&quot;, &quot;;[$'iwd creature'.$B24];&quot;, &quot;;[$'iwd creature'.$C24];&quot;, &quot;;[$'iwd creature'.$D24];&quot;, &quot;;[$'iwd creature'.$E24];&quot;, &quot;;[$'iwd creature'.$F24];&quot;, &quot;;[$'iwd creature'.$G24];&quot;, &quot;;[$'iwd creature'.$H24];&quot;, &quot;;[$'iwd creature'.$I24];&quot; =&gt; &quot;;[$'iwd creature'.$A24];&quot; // &quot;;[$'iwd creature'.$J24])" office:value-type="string" office:string-value="  vsyetii2, 179, null, null, null, null, null, null, null =&gt; vsyetii2 // from the IDS sync" calcext:value-type="string">
            <text:p><text:s text:c="2"/>vsyetii2, 179, null, null, null, null, null, null, null =&gt; vsyetii2 // from the IDS sync</text:p>
          </table:table-cell>
        </table:table-row>
        <table:table-row table:style-name="ro3">
          <table:table-cell table:formula="of:=CONCATENATE(&quot;  &quot;;[$'iwd creature'.$A25];&quot;, &quot;;[$'iwd creature'.$B25];&quot;, &quot;;[$'iwd creature'.$C25];&quot;, &quot;;[$'iwd creature'.$D25];&quot;, &quot;;[$'iwd creature'.$E25];&quot;, &quot;;[$'iwd creature'.$F25];&quot;, &quot;;[$'iwd creature'.$G25];&quot;, &quot;;[$'iwd creature'.$H25];&quot;, &quot;;[$'iwd creature'.$I25];&quot; =&gt; &quot;;[$'iwd creature'.$A25];&quot; // &quot;;[$'iwd creature'.$J25])" office:value-type="string" office:string-value="  wight, null, 223, null, null, null, null, null, null =&gt; wight // from the IDS sync" calcext:value-type="string">
            <text:p><text:s text:c="2"/>wight, null, 223, null, null, null, null, null, null =&gt; wight // from the IDS sync</text:p>
          </table:table-cell>
        </table:table-row>
        <table:table-row table:style-name="ro3">
          <table:table-cell table:formula="of:=CONCATENATE(&quot;  &quot;;[$'iwd creature'.$A26];&quot;, &quot;;[$'iwd creature'.$B26];&quot;, &quot;;[$'iwd creature'.$C26];&quot;, &quot;;[$'iwd creature'.$D26];&quot;, &quot;;[$'iwd creature'.$E26];&quot;, &quot;;[$'iwd creature'.$F26];&quot;, &quot;;[$'iwd creature'.$G26];&quot;, &quot;;[$'iwd creature'.$H26];&quot;, &quot;;[$'iwd creature'.$I26];&quot; =&gt; &quot;;[$'iwd creature'.$A26];&quot; // &quot;;[$'iwd creature'.$J26])" office:value-type="string" office:string-value="  wight2, null, 223, null, null, null, null, null, null =&gt; wight2 // from the IDS sync" calcext:value-type="string">
            <text:p><text:s text:c="2"/>wight2, null, 223, null, null, null, null, null, null =&gt; wight2 // from the IDS sync</text:p>
          </table:table-cell>
        </table:table-row>
        <table:table-row table:style-name="ro3">
          <table:table-cell table:formula="of:=CONCATENATE(&quot;  &quot;;[$'iwd creature'.$A27];&quot;, &quot;;[$'iwd creature'.$B27];&quot;, &quot;;[$'iwd creature'.$C27];&quot;, &quot;;[$'iwd creature'.$D27];&quot;, &quot;;[$'iwd creature'.$E27];&quot;, &quot;;[$'iwd creature'.$F27];&quot;, &quot;;[$'iwd creature'.$G27];&quot;, &quot;;[$'iwd creature'.$H27];&quot;, &quot;;[$'iwd creature'.$I27];&quot; =&gt; &quot;;[$'iwd creature'.$A27];&quot; // &quot;;[$'iwd creature'.$J27])" office:value-type="string" office:string-value="  wight3, null, 223, null, null, null, null, null, null =&gt; wight3 // from the IDS sync" calcext:value-type="string">
            <text:p><text:s text:c="2"/>wight3, null, 223, null, null, null, null, null, null =&gt; wight3 // from the IDS sync</text:p>
          </table:table-cell>
        </table:table-row>
        <table:table-row table:style-name="ro3">
          <table:table-cell table:formula="of:=CONCATENATE(&quot;  &quot;;[$'iwd creature'.$A28];&quot;, &quot;;[$'iwd creature'.$B28];&quot;, &quot;;[$'iwd creature'.$C28];&quot;, &quot;;[$'iwd creature'.$D28];&quot;, &quot;;[$'iwd creature'.$E28];&quot;, &quot;;[$'iwd creature'.$F28];&quot;, &quot;;[$'iwd creature'.$G28];&quot;, &quot;;[$'iwd creature'.$H28];&quot;, &quot;;[$'iwd creature'.$I28];&quot; =&gt; &quot;;[$'iwd creature'.$A28];&quot; // &quot;;[$'iwd creature'.$J28])" office:value-type="string" office:string-value="  wightba, null, 223, null, null, null, null, null, null =&gt; wightba // from the IDS sync" calcext:value-type="string">
            <text:p><text:s text:c="2"/>wightba, null, 223, null, null, null, null, null, null =&gt; wightba // from the IDS sync</text:p>
          </table:table-cell>
        </table:table-row>
        <table:table-row table:style-name="ro3">
          <table:table-cell table:formula="of:=CONCATENATE(&quot;  &quot;;[$'iwd creature'.$A29];&quot;, &quot;;[$'iwd creature'.$B29];&quot;, &quot;;[$'iwd creature'.$C29];&quot;, &quot;;[$'iwd creature'.$D29];&quot;, &quot;;[$'iwd creature'.$E29];&quot;, &quot;;[$'iwd creature'.$F29];&quot;, &quot;;[$'iwd creature'.$G29];&quot;, &quot;;[$'iwd creature'.$H29];&quot;, &quot;;[$'iwd creature'.$I29];&quot; =&gt; &quot;;[$'iwd creature'.$A29];&quot; // &quot;;[$'iwd creature'.$J29])" office:value-type="string" office:string-value="  wightcld, null, 223, null, null, null, null, null, null =&gt; wightcld // from the IDS sync" calcext:value-type="string">
            <text:p><text:s text:c="2"/>wightcld, null, 223, null, null, null, null, null, null =&gt; wightcld // from the IDS sync</text:p>
          </table:table-cell>
        </table:table-row>
        <table:table-row table:style-name="ro3">
          <table:table-cell table:formula="of:=CONCATENATE(&quot;  &quot;;[$'iwd creature'.$A30];&quot;, &quot;;[$'iwd creature'.$B30];&quot;, &quot;;[$'iwd creature'.$C30];&quot;, &quot;;[$'iwd creature'.$D30];&quot;, &quot;;[$'iwd creature'.$E30];&quot;, &quot;;[$'iwd creature'.$F30];&quot;, &quot;;[$'iwd creature'.$G30];&quot;, &quot;;[$'iwd creature'.$H30];&quot;, &quot;;[$'iwd creature'.$I30];&quot; =&gt; &quot;;[$'iwd creature'.$A30];&quot; // &quot;;[$'iwd creature'.$J30])" office:value-type="string" office:string-value="  wtcyeti, 179, null, null, null, null, null, null, null =&gt; wtcyeti // from the IDS sync" calcext:value-type="string">
            <text:p><text:s text:c="2"/>wtcyeti, 179, null, null, null, null, null, null, null =&gt; wtcyeti // from the IDS sync</text:p>
          </table:table-cell>
        </table:table-row>
        <table:table-row table:style-name="ro3">
          <table:table-cell table:formula="of:=CONCATENATE(&quot;  &quot;;[$'iwd creature'.$A31];&quot;, &quot;;[$'iwd creature'.$B31];&quot;, &quot;;[$'iwd creature'.$C31];&quot;, &quot;;[$'iwd creature'.$D31];&quot;, &quot;;[$'iwd creature'.$E31];&quot;, &quot;;[$'iwd creature'.$F31];&quot;, &quot;;[$'iwd creature'.$G31];&quot;, &quot;;[$'iwd creature'.$H31];&quot;, &quot;;[$'iwd creature'.$I31];&quot; =&gt; &quot;;[$'iwd creature'.$A31];&quot; // &quot;;[$'iwd creature'.$J31])" office:value-type="string" office:string-value="  wtsalf1, null, 216, null, null, null, null, null, null =&gt; wtsalf1 // from the IDS sync" calcext:value-type="string">
            <text:p><text:s text:c="2"/>wtsalf1, null, 216, null, null, null, null, null, null =&gt; wtsalf1 // from the IDS sync</text:p>
          </table:table-cell>
        </table:table-row>
        <table:table-row table:style-name="ro3">
          <table:table-cell table:formula="of:=CONCATENATE(&quot;  &quot;;[$'iwd creature'.$A32];&quot;, &quot;;[$'iwd creature'.$B32];&quot;, &quot;;[$'iwd creature'.$C32];&quot;, &quot;;[$'iwd creature'.$D32];&quot;, &quot;;[$'iwd creature'.$E32];&quot;, &quot;;[$'iwd creature'.$F32];&quot;, &quot;;[$'iwd creature'.$G32];&quot;, &quot;;[$'iwd creature'.$H32];&quot;, &quot;;[$'iwd creature'.$I32];&quot; =&gt; &quot;;[$'iwd creature'.$A32];&quot; // &quot;;[$'iwd creature'.$J32])" office:value-type="string" office:string-value="  wtsalf2, null, 216, null, null, null, null, null, null =&gt; wtsalf2 // from the IDS sync" calcext:value-type="string">
            <text:p><text:s text:c="2"/>wtsalf2, null, 216, null, null, null, null, null, null =&gt; wtsalf2 // from the IDS sync</text:p>
          </table:table-cell>
        </table:table-row>
        <table:table-row table:style-name="ro3">
          <table:table-cell table:formula="of:=CONCATENATE(&quot;  &quot;;[$'iwd creature'.$A33];&quot;, &quot;;[$'iwd creature'.$B33];&quot;, &quot;;[$'iwd creature'.$C33];&quot;, &quot;;[$'iwd creature'.$D33];&quot;, &quot;;[$'iwd creature'.$E33];&quot;, &quot;;[$'iwd creature'.$F33];&quot;, &quot;;[$'iwd creature'.$G33];&quot;, &quot;;[$'iwd creature'.$H33];&quot;, &quot;;[$'iwd creature'.$I33];&quot; =&gt; &quot;;[$'iwd creature'.$A33];&quot; // &quot;;[$'iwd creature'.$J33])" office:value-type="string" office:string-value="  wtsalf3, null, 216, null, null, null, null, null, null =&gt; wtsalf3 // from the IDS sync" calcext:value-type="string">
            <text:p><text:s text:c="2"/>wtsalf3, null, 216, null, null, null, null, null, null =&gt; wtsalf3 // from the IDS sync</text:p>
          </table:table-cell>
        </table:table-row>
        <table:table-row table:style-name="ro3">
          <table:table-cell table:formula="of:=CONCATENATE(&quot;  &quot;;[$'iwd creature'.$A34];&quot;, &quot;;[$'iwd creature'.$B34];&quot;, &quot;;[$'iwd creature'.$C34];&quot;, &quot;;[$'iwd creature'.$D34];&quot;, &quot;;[$'iwd creature'.$E34];&quot;, &quot;;[$'iwd creature'.$F34];&quot;, &quot;;[$'iwd creature'.$G34];&quot;, &quot;;[$'iwd creature'.$H34];&quot;, &quot;;[$'iwd creature'.$I34];&quot; =&gt; &quot;;[$'iwd creature'.$A34];&quot; // &quot;;[$'iwd creature'.$J34])" office:value-type="string" office:string-value="  wtsalfd, null, 216, null, null, null, null, null, null =&gt; wtsalfd // from the IDS sync" calcext:value-type="string">
            <text:p><text:s text:c="2"/>wtsalfd, null, 216, null, null, null, null, null, null =&gt; wtsalfd // from the IDS sync</text:p>
          </table:table-cell>
        </table:table-row>
        <table:table-row table:style-name="ro3">
          <table:table-cell table:formula="of:=CONCATENATE(&quot;  &quot;;[$'iwd creature'.$A35];&quot;, &quot;;[$'iwd creature'.$B35];&quot;, &quot;;[$'iwd creature'.$C35];&quot;, &quot;;[$'iwd creature'.$D35];&quot;, &quot;;[$'iwd creature'.$E35];&quot;, &quot;;[$'iwd creature'.$F35];&quot;, &quot;;[$'iwd creature'.$G35];&quot;, &quot;;[$'iwd creature'.$H35];&quot;, &quot;;[$'iwd creature'.$I35];&quot; =&gt; &quot;;[$'iwd creature'.$A35];&quot; // &quot;;[$'iwd creature'.$J35])" office:value-type="string" office:string-value="  wtyeti, 179, null, null, null, null, null, null, null =&gt; wtyeti // from the IDS sync" calcext:value-type="string">
            <text:p><text:s text:c="2"/>wtyeti, 179, null, null, null, null, null, null, null =&gt; wtyeti // from the IDS sync</text:p>
          </table:table-cell>
        </table:table-row>
      </table:table>
      <table:table table:name="iwd item" table:style-name="ta1">
        <table:table-column table:style-name="co14" table:default-cell-style-name="ce90"/>
        <table:table-column table:style-name="co15" table:default-cell-style-name="ce93"/>
        <table:table-column table:style-name="co16" table:default-cell-style-name="ce93"/>
        <table:table-column table:style-name="co17" table:default-cell-style-name="ce93"/>
        <table:table-column table:style-name="co15" table:default-cell-style-name="ce93"/>
        <table:table-column table:style-name="co18" table:default-cell-style-name="ce93"/>
        <table:table-column table:style-name="co19" table:default-cell-style-name="ce93"/>
        <table:table-column table:style-name="co5" table:default-cell-style-name="ce93"/>
        <table:table-column table:style-name="co2" table:default-cell-style-name="ce93"/>
        <table:table-column table:style-name="co20" table:default-cell-style-name="ce93"/>
        <table:table-column table:style-name="co21" table:default-cell-style-name="ce93"/>
        <table:table-column table:style-name="co8" table:default-cell-style-name="ce93"/>
        <table:table-column table:style-name="co34" table:default-cell-style-name="ce93"/>
        <table:table-column table:style-name="co23" table:default-cell-style-name="ce90"/>
        <table:table-column table:style-name="co12" table:number-columns-repeated="1010" table:default-cell-style-name="ce90"/>
        <table:table-row table:style-name="ro3">
          <table:table-cell table:style-name="ce88" office:value-type="string" calcext:value-type="string">
            <text:p>file</text:p>
          </table:table-cell>
          <table:table-cell table:style-name="ce91" office:value-type="string" calcext:value-type="string">
            <text:p>timing</text:p>
          </table:table-cell>
          <table:table-cell table:style-name="ce91" office:value-type="string" calcext:value-type="string">
            <text:p>magical</text:p>
          </table:table-cell>
          <table:table-cell table:style-name="ce91" office:value-type="string" calcext:value-type="string">
            <text:p>powe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weight</text:p>
          </table:table-cell>
          <table:table-cell table:style-name="ce91" office:value-type="string" calcext:value-type="string">
            <text:p>thac0</text:p>
          </table:table-cell>
          <table:table-cell table:style-name="ce91" office:value-type="string" calcext:value-type="string">
            <text:p>lore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prof</text:p>
          </table:table-cell>
          <table:table-cell table:style-name="ce91" office:value-type="string" calcext:value-type="string">
            <text:p>enchantment</text:p>
          </table:table-cell>
          <table:table-cell table:style-name="ce91" office:value-type="string" calcext:value-type="string">
            <text:p>dispellable</text:p>
          </table:table-cell>
          <table:table-cell table:style-name="ce91" office:value-type="string" calcext:value-type="string">
            <text:p>range</text:p>
          </table:table-cell>
          <table:table-cell table:style-name="ce88" office:value-type="string" calcext:value-type="string">
            <text:p>notes</text:p>
          </table:table-cell>
          <table:table-cell table:style-name="ce94" table:number-columns-repeated="1010"/>
        </table:table-row>
        <table:table-row table:style-name="ro3">
          <table:table-cell table:style-name="ce89" office:value-type="string" calcext:value-type="string">
            <text:p>dobone</text:p>
          </table:table-cell>
          <table:table-cell table:number-columns-repeated="3" table:style-name="ce92" office:value-type="string" calcext:value-type="string">
            <text:p>null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8" table:style-name="ce92" office:value-type="string" calcext:value-type="string">
            <text:p>null</text:p>
          </table:table-cell>
          <table:table-cell table:style-name="ce89" office:value-type="string" calcext:value-type="string">
            <text:p>At +3, darts of bone should have 0 WS</text:p>
          </table:table-cell>
          <table:table-cell table:number-columns-repeated="1010"/>
        </table:table-row>
        <table:table-row table:style-name="ro3">
          <table:table-cell table:style-name="ce89" office:value-type="string" calcext:value-type="string">
            <text:p>elemchan</text:p>
          </table:table-cell>
          <table:table-cell table:number-columns-repeated="9" table:style-name="ce92" office:value-type="string" calcext:value-type="string">
            <text:p>null</text:p>
          </table:table-cell>
          <table:table-cell table:style-name="ce92" office:value-type="float" office:value="4" calcext:value-type="float">
            <text:p>4</text:p>
          </table:table-cell>
          <table:table-cell table:number-columns-repeated="2" table:style-name="ce92" office:value-type="string" calcext:value-type="string">
            <text:p>null</text:p>
          </table:table-cell>
          <table:table-cell table:style-name="ce89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9" office:value-type="string" calcext:value-type="string">
            <text:p>elemsunn</text:p>
          </table:table-cell>
          <table:table-cell table:number-columns-repeated="9" table:style-name="ce92" office:value-type="string" calcext:value-type="string">
            <text:p>null</text:p>
          </table:table-cell>
          <table:table-cell table:style-name="ce92" office:value-type="float" office:value="4" calcext:value-type="float">
            <text:p>4</text:p>
          </table:table-cell>
          <table:table-cell table:number-columns-repeated="2" table:style-name="ce92" office:value-type="string" calcext:value-type="string">
            <text:p>null</text:p>
          </table:table-cell>
          <table:table-cell table:style-name="ce89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9" office:value-type="string" calcext:value-type="string">
            <text:p>elemzaam</text:p>
          </table:table-cell>
          <table:table-cell table:number-columns-repeated="9" table:style-name="ce92" office:value-type="string" calcext:value-type="string">
            <text:p>null</text:p>
          </table:table-cell>
          <table:table-cell table:style-name="ce92" office:value-type="float" office:value="4" calcext:value-type="float">
            <text:p>4</text:p>
          </table:table-cell>
          <table:table-cell table:number-columns-repeated="2" table:style-name="ce92" office:value-type="string" calcext:value-type="string">
            <text:p>null</text:p>
          </table:table-cell>
          <table:table-cell table:style-name="ce89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9" office:value-type="string" calcext:value-type="string">
            <text:p>shamme1</text:p>
          </table:table-cell>
          <table:table-cell table:number-columns-repeated="3" table:style-name="ce92" office:value-type="string" calcext:value-type="string">
            <text:p>null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8" table:style-name="ce92" office:value-type="string" calcext:value-type="string">
            <text:p>null</text:p>
          </table:table-cell>
          <table:table-cell table:style-name="ce89" office:value-type="string" calcext:value-type="string">
            <text:p>spiritual hammer +1 has speed of +2</text:p>
          </table:table-cell>
          <table:table-cell table:number-columns-repeated="1010"/>
        </table:table-row>
        <table:table-row table:style-name="ro3">
          <table:table-cell table:style-name="ce89" office:value-type="string" calcext:value-type="string">
            <text:p>shamme3</text:p>
          </table:table-cell>
          <table:table-cell table:number-columns-repeated="3" table:style-name="ce92" office:value-type="string" calcext:value-type="string">
            <text:p>null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8" table:style-name="ce92" office:value-type="string" calcext:value-type="string">
            <text:p>null</text:p>
          </table:table-cell>
          <table:table-cell table:style-name="ce89" office:value-type="string" calcext:value-type="string">
            <text:p>spiritual hammer +3 has speed of +2</text:p>
          </table:table-cell>
          <table:table-cell table:number-columns-repeated="1010"/>
        </table:table-row>
        <table:table-row table:style-name="ro3" table:number-rows-repeated="56">
          <table:table-cell table:style-name="ce89"/>
          <table:table-cell table:style-name="ce92" table:number-columns-repeated="12"/>
          <table:table-cell table:style-name="ce89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89"/>
          <table:table-cell table:style-name="ce92" table:number-columns-repeated="12"/>
          <table:table-cell table:style-name="ce89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iwd item'.$A2];&quot;, &quot;;[$'iwd item'.$B2];&quot;, &quot;;[$'iwd item'.$C2];&quot;, &quot;;[$'iwd item'.$D2];&quot;, &quot;;[$'iwd item'.$E2];&quot;, &quot;;[$'iwd item'.$F2];&quot;, &quot;;[$'iwd item'.$G2];&quot;, &quot;;[$'iwd item'.$H2];&quot;, &quot;;[$'iwd item'.$I2];&quot;, &quot;;[$'iwd item'.$J2];&quot;, &quot;;[$'iwd item'.$K2];&quot;, &quot;;[$'iwd item'.$L2];&quot;, &quot;;[$'iwd item'.$M2];&quot; =&gt; &quot;;[$'iwd item'.$A2];&quot; // &quot;;[$'iwd item'.$N2])" office:value-type="string" office:string-value="  dobone, null, null, null, 0, null, null, null, null, null, null, null, null =&gt; dobone // At +3, darts of bone should have 0 WS" calcext:value-type="string">
            <text:p><text:s text:c="2"/>dobone, null, null, null, 0, null, null, null, null, null, null, null, null =&gt; dobone // At +3, darts of bone should have 0 WS</text:p>
          </table:table-cell>
        </table:table-row>
        <table:table-row table:style-name="ro3">
          <table:table-cell table:formula="of:=CONCATENATE(;&quot;  &quot;;[$'iwd item'.$A3];&quot;, &quot;;[$'iwd item'.$B3];&quot;, &quot;;[$'iwd item'.$C3];&quot;, &quot;;[$'iwd item'.$D3];&quot;, &quot;;[$'iwd item'.$E3];&quot;, &quot;;[$'iwd item'.$F3];&quot;, &quot;;[$'iwd item'.$G3];&quot;, &quot;;[$'iwd item'.$H3];&quot;, &quot;;[$'iwd item'.$I3];&quot;, &quot;;[$'iwd item'.$J3];&quot;, &quot;;[$'iwd item'.$K3];&quot;, &quot;;[$'iwd item'.$L3];&quot;, &quot;;[$'iwd item'.$M3];&quot; =&gt; &quot;;[$'iwd item'.$A3];&quot; // &quot;;[$'iwd item'.$N3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iwd item'.$A4];&quot;, &quot;;[$'iwd item'.$B4];&quot;, &quot;;[$'iwd item'.$C4];&quot;, &quot;;[$'iwd item'.$D4];&quot;, &quot;;[$'iwd item'.$E4];&quot;, &quot;;[$'iwd item'.$F4];&quot;, &quot;;[$'iwd item'.$G4];&quot;, &quot;;[$'iwd item'.$H4];&quot;, &quot;;[$'iwd item'.$I4];&quot;, &quot;;[$'iwd item'.$J4];&quot;, &quot;;[$'iwd item'.$K4];&quot;, &quot;;[$'iwd item'.$L4];&quot;, &quot;;[$'iwd item'.$M4];&quot; =&gt; &quot;;[$'iwd item'.$A4];&quot; // &quot;;[$'iwd item'.$N4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iwd item'.$A5];&quot;, &quot;;[$'iwd item'.$B5];&quot;, &quot;;[$'iwd item'.$C5];&quot;, &quot;;[$'iwd item'.$D5];&quot;, &quot;;[$'iwd item'.$E5];&quot;, &quot;;[$'iwd item'.$F5];&quot;, &quot;;[$'iwd item'.$G5];&quot;, &quot;;[$'iwd item'.$H5];&quot;, &quot;;[$'iwd item'.$I5];&quot;, &quot;;[$'iwd item'.$J5];&quot;, &quot;;[$'iwd item'.$K5];&quot;, &quot;;[$'iwd item'.$L5];&quot;, &quot;;[$'iwd item'.$M5];&quot; =&gt; &quot;;[$'iwd item'.$A5];&quot; // &quot;;[$'iwd item'.$N5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iwd item'.$A6];&quot;, &quot;;[$'iwd item'.$B6];&quot;, &quot;;[$'iwd item'.$C6];&quot;, &quot;;[$'iwd item'.$D6];&quot;, &quot;;[$'iwd item'.$E6];&quot;, &quot;;[$'iwd item'.$F6];&quot;, &quot;;[$'iwd item'.$G6];&quot;, &quot;;[$'iwd item'.$H6];&quot;, &quot;;[$'iwd item'.$I6];&quot;, &quot;;[$'iwd item'.$J6];&quot;, &quot;;[$'iwd item'.$K6];&quot;, &quot;;[$'iwd item'.$L6];&quot;, &quot;;[$'iwd item'.$M6];&quot; =&gt; &quot;;[$'iwd item'.$A6];&quot; // &quot;;[$'iwd item'.$N6])" office:value-type="string" office:string-value="  shamme1, null, null, null, 3, null, null, null, null, null, null, null, null =&gt; shamme1 // spiritual hammer +1 has speed of +2" calcext:value-type="string">
            <text:p><text:s text:c="2"/>shamme1, null, null, null, 3, null, null, null, null, null, null, null, null =&gt; shamme1 // spiritual hammer +1 has speed of +2</text:p>
          </table:table-cell>
        </table:table-row>
        <table:table-row table:style-name="ro3">
          <table:table-cell table:formula="of:=CONCATENATE(;&quot;  &quot;;[$'iwd item'.$A7];&quot;, &quot;;[$'iwd item'.$B7];&quot;, &quot;;[$'iwd item'.$C7];&quot;, &quot;;[$'iwd item'.$D7];&quot;, &quot;;[$'iwd item'.$E7];&quot;, &quot;;[$'iwd item'.$F7];&quot;, &quot;;[$'iwd item'.$G7];&quot;, &quot;;[$'iwd item'.$H7];&quot;, &quot;;[$'iwd item'.$I7];&quot;, &quot;;[$'iwd item'.$J7];&quot;, &quot;;[$'iwd item'.$K7];&quot;, &quot;;[$'iwd item'.$L7];&quot;, &quot;;[$'iwd item'.$M7];&quot; =&gt; &quot;;[$'iwd item'.$A7];&quot; // &quot;;[$'iwd item'.$N7])" office:value-type="string" office:string-value="  shamme3, null, null, null, 1, null, null, null, null, null, null, null, null =&gt; shamme3 // spiritual hammer +3 has speed of +2" calcext:value-type="string">
            <text:p><text:s text:c="2"/>shamme3, null, null, null, 1, null, null, null, null, null, null, null, null =&gt; shamme3 // spiritual hammer +3 has speed of +2</text:p>
          </table:table-cell>
        </table:table-row>
        <table:table-row table:style-name="ro3" table:number-rows-repeated="592">
          <table:table-cell/>
        </table:table-row>
        <table:table-row table:style-name="ro3">
          <table:table-cell table:style-name="ce73"/>
        </table:table-row>
      </table:table>
      <table:table table:name="iwd spell" table:style-name="ta1">
        <table:table-column table:style-name="co35" table:default-cell-style-name="ce95"/>
        <table:table-column table:style-name="co17" table:default-cell-style-name="ce78"/>
        <table:table-column table:style-name="co26" table:default-cell-style-name="ce78"/>
        <table:table-column table:style-name="co19" table:default-cell-style-name="ce78"/>
        <table:table-column table:style-name="co27" table:default-cell-style-name="ce78"/>
        <table:table-column table:style-name="co1" table:default-cell-style-name="ce78"/>
        <table:table-column table:style-name="co15" table:default-cell-style-name="ce78"/>
        <table:table-column table:style-name="co19" table:default-cell-style-name="ce78"/>
        <table:table-column table:style-name="co7" table:default-cell-style-name="ce78"/>
        <table:table-column table:style-name="co28" table:default-cell-style-name="ce78"/>
        <table:table-column table:style-name="co14" table:default-cell-style-name="ce78"/>
        <table:table-column table:style-name="co2" table:default-cell-style-name="ce78"/>
        <table:table-column table:style-name="co29" table:default-cell-style-name="ce71"/>
        <table:table-column table:style-name="co12" table:number-columns-repeated="1011" table:default-cell-style-name="ce71"/>
        <table:table-row table:style-name="ro3">
          <table:table-cell table:style-name="ce74" office:value-type="string" calcext:value-type="string">
            <text:p>file</text:p>
          </table:table-cell>
          <table:table-cell table:style-name="ce77" office:value-type="string" calcext:value-type="string">
            <text:p>power</text:p>
          </table:table-cell>
          <table:table-cell table:style-name="ce77" office:value-type="string" calcext:value-type="string">
            <text:p>resist_dispel</text:p>
          </table:table-cell>
          <table:table-cell table:style-name="ce77" office:value-type="string" calcext:value-type="string">
            <text:p>stack</text:p>
          </table:table-cell>
          <table:table-cell table:style-name="ce77" office:value-type="string" calcext:value-type="string">
            <text:p>level</text:p>
          </table:table-cell>
          <table:table-cell table:style-name="ce77" office:value-type="string" calcext:value-type="string">
            <text:p>wild_magic</text:p>
          </table:table-cell>
          <table:table-cell table:style-name="ce77" office:value-type="string" calcext:value-type="string">
            <text:p>speed</text:p>
          </table:table-cell>
          <table:table-cell table:style-name="ce77" office:value-type="string" calcext:value-type="string">
            <text:p>range</text:p>
          </table:table-cell>
          <table:table-cell table:style-name="ce77" office:value-type="string" calcext:value-type="string">
            <text:p>animation</text:p>
          </table:table-cell>
          <table:table-cell table:style-name="ce77" office:value-type="string" calcext:value-type="string">
            <text:p>school</text:p>
          </table:table-cell>
          <table:table-cell table:style-name="ce77" office:value-type="string" calcext:value-type="string">
            <text:p>secondary</text:p>
          </table:table-cell>
          <table:table-cell table:style-name="ce77" office:value-type="string" calcext:value-type="string">
            <text:p>type</text:p>
          </table:table-cell>
          <table:table-cell table:style-name="ce74" office:value-type="string" calcext:value-type="string">
            <text:p>notes</text:p>
          </table:table-cell>
          <table:table-cell table:style-name="ce74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6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73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4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99"/>
        <table:table-column table:style-name="co15" table:default-cell-style-name="ce102"/>
        <table:table-column table:style-name="co16" table:default-cell-style-name="ce102"/>
        <table:table-column table:style-name="co17" table:default-cell-style-name="ce102"/>
        <table:table-column table:style-name="co15" table:default-cell-style-name="ce102"/>
        <table:table-column table:style-name="co18" table:default-cell-style-name="ce102"/>
        <table:table-column table:style-name="co19" table:default-cell-style-name="ce102"/>
        <table:table-column table:style-name="co5" table:default-cell-style-name="ce102"/>
        <table:table-column table:style-name="co2" table:default-cell-style-name="ce102"/>
        <table:table-column table:style-name="co20" table:default-cell-style-name="ce102"/>
        <table:table-column table:style-name="co21" table:default-cell-style-name="ce102"/>
        <table:table-column table:style-name="co8" table:default-cell-style-name="ce102"/>
        <table:table-column table:style-name="co36" table:default-cell-style-name="ce102"/>
        <table:table-column table:style-name="co23" table:default-cell-style-name="ce99"/>
        <table:table-column table:style-name="co12" table:number-columns-repeated="1010" table:default-cell-style-name="ce99"/>
        <table:table-row table:style-name="ro3">
          <table:table-cell table:style-name="ce97" office:value-type="string" calcext:value-type="string">
            <text:p>file</text:p>
          </table:table-cell>
          <table:table-cell table:style-name="ce100" office:value-type="string" calcext:value-type="string">
            <text:p>timing</text:p>
          </table:table-cell>
          <table:table-cell table:style-name="ce100" office:value-type="string" calcext:value-type="string">
            <text:p>magical</text:p>
          </table:table-cell>
          <table:table-cell table:style-name="ce100" office:value-type="string" calcext:value-type="string">
            <text:p>power</text:p>
          </table:table-cell>
          <table:table-cell table:style-name="ce100" office:value-type="string" calcext:value-type="string">
            <text:p>speed</text:p>
          </table:table-cell>
          <table:table-cell table:style-name="ce100" office:value-type="string" calcext:value-type="string">
            <text:p>weight</text:p>
          </table:table-cell>
          <table:table-cell table:style-name="ce100" office:value-type="string" calcext:value-type="string">
            <text:p>thac0</text:p>
          </table:table-cell>
          <table:table-cell table:style-name="ce100" office:value-type="string" calcext:value-type="string">
            <text:p>lore</text:p>
          </table:table-cell>
          <table:table-cell table:style-name="ce100" office:value-type="string" calcext:value-type="string">
            <text:p>type</text:p>
          </table:table-cell>
          <table:table-cell table:style-name="ce100" office:value-type="string" calcext:value-type="string">
            <text:p>prof</text:p>
          </table:table-cell>
          <table:table-cell table:style-name="ce100" office:value-type="string" calcext:value-type="string">
            <text:p>enchantment</text:p>
          </table:table-cell>
          <table:table-cell table:style-name="ce100" office:value-type="string" calcext:value-type="string">
            <text:p>dispellable</text:p>
          </table:table-cell>
          <table:table-cell table:style-name="ce100" office:value-type="string" calcext:value-type="string">
            <text:p>range</text:p>
          </table:table-cell>
          <table:table-cell table:style-name="ce97" office:value-type="string" calcext:value-type="string">
            <text:p>notes</text:p>
          </table:table-cell>
          <table:table-cell table:style-name="ce103" table:number-columns-repeated="1010"/>
        </table:table-row>
        <table:table-row table:style-name="ro3" table:number-rows-repeated="62">
          <table:table-cell table:style-name="ce98"/>
          <table:table-cell table:style-name="ce101" table:number-columns-repeated="12"/>
          <table:table-cell table:style-name="ce98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98"/>
          <table:table-cell table:style-name="ce101" table:number-columns-repeated="12"/>
          <table:table-cell table:style-name="ce98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3"/>
        </table:table-row>
      </table:table>
      <table:table table:name="pst spell" table:style-name="ta1">
        <table:table-column table:style-name="co37" table:default-cell-style-name="ce104"/>
        <table:table-column table:style-name="co17" table:default-cell-style-name="ce78"/>
        <table:table-column table:style-name="co26" table:default-cell-style-name="ce78"/>
        <table:table-column table:style-name="co19" table:default-cell-style-name="ce78"/>
        <table:table-column table:style-name="co27" table:default-cell-style-name="ce78"/>
        <table:table-column table:style-name="co1" table:default-cell-style-name="ce78"/>
        <table:table-column table:style-name="co15" table:default-cell-style-name="ce78"/>
        <table:table-column table:style-name="co19" table:default-cell-style-name="ce78"/>
        <table:table-column table:style-name="co7" table:default-cell-style-name="ce78"/>
        <table:table-column table:style-name="co28" table:default-cell-style-name="ce78"/>
        <table:table-column table:style-name="co14" table:default-cell-style-name="ce78"/>
        <table:table-column table:style-name="co2" table:default-cell-style-name="ce78"/>
        <table:table-column table:style-name="co29" table:default-cell-style-name="ce71"/>
        <table:table-column table:style-name="co12" table:number-columns-repeated="1011" table:default-cell-style-name="ce71"/>
        <table:table-row table:style-name="ro3">
          <table:table-cell table:style-name="ce74" office:value-type="string" calcext:value-type="string">
            <text:p>file</text:p>
          </table:table-cell>
          <table:table-cell table:style-name="ce77" office:value-type="string" calcext:value-type="string">
            <text:p>power</text:p>
          </table:table-cell>
          <table:table-cell table:style-name="ce77" office:value-type="string" calcext:value-type="string">
            <text:p>resist_dispel</text:p>
          </table:table-cell>
          <table:table-cell table:style-name="ce77" office:value-type="string" calcext:value-type="string">
            <text:p>stack</text:p>
          </table:table-cell>
          <table:table-cell table:style-name="ce77" office:value-type="string" calcext:value-type="string">
            <text:p>level</text:p>
          </table:table-cell>
          <table:table-cell table:style-name="ce77" office:value-type="string" calcext:value-type="string">
            <text:p>wild_magic</text:p>
          </table:table-cell>
          <table:table-cell table:style-name="ce77" office:value-type="string" calcext:value-type="string">
            <text:p>speed</text:p>
          </table:table-cell>
          <table:table-cell table:style-name="ce77" office:value-type="string" calcext:value-type="string">
            <text:p>range</text:p>
          </table:table-cell>
          <table:table-cell table:style-name="ce77" office:value-type="string" calcext:value-type="string">
            <text:p>animation</text:p>
          </table:table-cell>
          <table:table-cell table:style-name="ce77" office:value-type="string" calcext:value-type="string">
            <text:p>school</text:p>
          </table:table-cell>
          <table:table-cell table:style-name="ce77" office:value-type="string" calcext:value-type="string">
            <text:p>secondary</text:p>
          </table:table-cell>
          <table:table-cell table:style-name="ce77" office:value-type="string" calcext:value-type="string">
            <text:p>type</text:p>
          </table:table-cell>
          <table:table-cell table:style-name="ce74" office:value-type="string" calcext:value-type="string">
            <text:p>notes</text:p>
          </table:table-cell>
          <table:table-cell table:style-name="ce74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3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7" table:target-range-address="'bg2 cre_array'.A1:'bg2 cre_array'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 style:data-style-name="N2" text:time-value="11:28:36.09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4-09T11:30:54.673000000</dc:date>
    <meta:editing-duration>P5DT7H18M11S</meta:editing-duration>
    <meta:editing-cycles>143</meta:editing-cycles>
    <meta:generator>LibreOffice/7.2.1.2$Windows_X86_64 LibreOffice_project/87b77fad49947c1441b67c559c339af8f3517e22</meta:generator>
    <meta:document-statistic meta:table-count="24" meta:cell-count="6758" meta:object-count="0"/>
  </office:meta>
</office:document-meta>
</file>